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666666"/>
      <style:text-properties fo:color="#ffffff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30" table:end-x="0.129cm" table:end-y="0.37cm" draw:z-index="0" draw:style-name="gr1" draw:text-style-name="P1" svg:width="22.086cm" svg:height="11.435cm" svg:x="0.624cm" svg:y="0.226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ce2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office:value-type="float" office:value="85">
            <text:p>85,00</text:p>
          </table:table-cell>
          <table:table-cell office:value-type="float" office:value="30">
            <text:p>30,00</text:p>
          </table:table-cell>
          <table:table-cell office:value-type="float" office:value="85">
            <text:p>85,00</text:p>
          </table:table-cell>
          <table:table-cell table:formula="of:=100*[.F82]/([.F82]+[.G82])" office:value-type="float" office:value="73.9130434782609">
            <text:p>73,91</text:p>
          </table:table-cell>
          <table:table-cell table:formula="of:=100*[.G82]/([.F82]+[.G82])" office:value-type="float" office:value="26.0869565217391">
            <text:p>26,09</text:p>
          </table:table-cell>
          <table:table-cell table:formula="of:=100*[.H82]/([.F82]+[.G82]+[.H8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21">
            <text:p>21,00</text:p>
          </table:table-cell>
          <table:table-cell office:value-type="float" office:value="38">
            <text:p>38,00</text:p>
          </table:table-cell>
          <table:table-cell table:formula="of:=100*[.F83]/([.F83]+[.G83])" office:value-type="float" office:value="87.037037037037">
            <text:p>87,04</text:p>
          </table:table-cell>
          <table:table-cell table:formula="of:=100*[.G83]/([.F83]+[.G83])" office:value-type="float" office:value="12.962962962963">
            <text:p>12,96</text:p>
          </table:table-cell>
          <table:table-cell table:formula="of:=100*[.H83]/([.F83]+[.G83]+[.H8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40">
            <text:p>40,00</text:p>
          </table:table-cell>
          <table:table-cell office:value-type="float" office:value="68">
            <text:p>68,00</text:p>
          </table:table-cell>
          <table:table-cell table:formula="of:=100*[.F85]/([.F85]+[.G85])" office:value-type="float" office:value="69.6969696969697">
            <text:p>69,70</text:p>
          </table:table-cell>
          <table:table-cell table:formula="of:=100*[.G85]/([.F85]+[.G85])" office:value-type="float" office:value="30.3030303030303">
            <text:p>30,30</text:p>
          </table:table-cell>
          <table:table-cell table:formula="of:=100*[.H85]/([.F85]+[.G85]+[.H85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4">
            <text:p>24,00</text:p>
          </table:table-cell>
          <table:table-cell office:value-type="float" office:value="45">
            <text:p>45,00</text:p>
          </table:table-cell>
          <table:table-cell table:formula="of:=100*[.F86]/([.F86]+[.G86])" office:value-type="float" office:value="84.5161290322581">
            <text:p>84,52</text:p>
          </table:table-cell>
          <table:table-cell table:formula="of:=100*[.G86]/([.F86]+[.G86])" office:value-type="float" office:value="15.4838709677419">
            <text:p>15,48</text:p>
          </table:table-cell>
          <table:table-cell table:formula="of:=100*[.H86]/([.F86]+[.G86]+[.H86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office:value-type="float" office:value="137">
            <text:p>137,00</text:p>
          </table:table-cell>
          <table:table-cell office:value-type="float" office:value="21">
            <text:p>21,00</text:p>
          </table:table-cell>
          <table:table-cell office:value-type="float" office:value="42">
            <text:p>42,00</text:p>
          </table:table-cell>
          <table:table-cell table:formula="of:=100*[.F88]/([.F88]+[.G88])" office:value-type="float" office:value="86.7088607594937">
            <text:p>86,71</text:p>
          </table:table-cell>
          <table:table-cell table:formula="of:=100*[.G88]/([.F88]+[.G88])" office:value-type="float" office:value="13.2911392405063">
            <text:p>13,29</text:p>
          </table:table-cell>
          <table:table-cell table:formula="of:=100*[.H88]/([.F88]+[.G88]+[.H8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office:value-type="float" office:value="189">
            <text:p>189,00</text:p>
          </table:table-cell>
          <table:table-cell office:value-type="float" office:value="1">
            <text:p>1,00</text:p>
          </table:table-cell>
          <table:table-cell office:value-type="float" office:value="10">
            <text:p>10,00</text:p>
          </table:table-cell>
          <table:table-cell table:formula="of:=100*[.F91]/([.F91]+[.G91])" office:value-type="float" office:value="99.4736842105263">
            <text:p>99,47</text:p>
          </table:table-cell>
          <table:table-cell table:formula="of:=100*[.G91]/([.F91]+[.G91])" office:value-type="float" office:value="0.526315789473684">
            <text:p>0,53</text:p>
          </table:table-cell>
          <table:table-cell table:formula="of:=100*[.H91]/([.F91]+[.G91]+[.H9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office:value-type="float" office:value="183">
            <text:p>183,00</text:p>
          </table:table-cell>
          <table:table-cell office:value-type="float" office:value="0">
            <text:p>0,00</text:p>
          </table:table-cell>
          <table:table-cell office:value-type="float" office:value="17">
            <text:p>17,00</text:p>
          </table:table-cell>
          <table:table-cell table:formula="of:=100*[.F92]/([.F92]+[.G92])" office:value-type="float" office:value="100">
            <text:p>100,00</text:p>
          </table:table-cell>
          <table:table-cell table:formula="of:=100*[.G92]/([.F92]+[.G92])" office:value-type="float" office:value="0">
            <text:p>0,00</text:p>
          </table:table-cell>
          <table:table-cell table:formula="of:=100*[.H92]/([.F92]+[.G92]+[.H92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office:value-type="float" office:value="179">
            <text:p>179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table:formula="of:=100*[.F93]/([.F93]+[.G93])" office:value-type="float" office:value="99.4444444444444">
            <text:p>99,44</text:p>
          </table:table-cell>
          <table:table-cell table:formula="of:=100*[.G93]/([.F93]+[.G93])" office:value-type="float" office:value="0.555555555555556">
            <text:p>0,56</text:p>
          </table:table-cell>
          <table:table-cell table:formula="of:=100*[.H93]/([.F93]+[.G93]+[.H9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office:value-type="float" office:value="173">
            <text:p>173,00</text:p>
          </table:table-cell>
          <table:table-cell office:value-type="float" office:value="2">
            <text:p>2,00</text:p>
          </table:table-cell>
          <table:table-cell office:value-type="float" office:value="25">
            <text:p>25,00</text:p>
          </table:table-cell>
          <table:table-cell table:formula="of:=100*[.F94]/([.F94]+[.G94])" office:value-type="float" office:value="98.8571428571429">
            <text:p>98,86</text:p>
          </table:table-cell>
          <table:table-cell table:formula="of:=100*[.G94]/([.F94]+[.G94])" office:value-type="float" office:value="1.14285714285714">
            <text:p>1,14</text:p>
          </table:table-cell>
          <table:table-cell table:formula="of:=100*[.H94]/([.F94]+[.G94]+[.H94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office:value-type="float" office:value="159">
            <text:p>159,00</text:p>
          </table:table-cell>
          <table:table-cell office:value-type="float" office:value="1">
            <text:p>1,00</text:p>
          </table:table-cell>
          <table:table-cell office:value-type="float" office:value="40">
            <text:p>40,00</text:p>
          </table:table-cell>
          <table:table-cell table:formula="of:=100*[.F95]/([.F95]+[.G95])" office:value-type="float" office:value="99.375">
            <text:p>99,38</text:p>
          </table:table-cell>
          <table:table-cell table:formula="of:=100*[.G95]/([.F95]+[.G95])" office:value-type="float" office:value="0.625">
            <text:p>0,63</text:p>
          </table:table-cell>
          <table:table-cell table:formula="of:=100*[.H95]/([.F95]+[.G95]+[.H95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office:value-type="float" office:value="157">
            <text:p>157,00</text:p>
          </table:table-cell>
          <table:table-cell office:value-type="float" office:value="6">
            <text:p>6,00</text:p>
          </table:table-cell>
          <table:table-cell office:value-type="float" office:value="37">
            <text:p>37,00</text:p>
          </table:table-cell>
          <table:table-cell table:formula="of:=100*[.F96]/([.F96]+[.G96])" office:value-type="float" office:value="96.319018404908">
            <text:p>96,32</text:p>
          </table:table-cell>
          <table:table-cell table:formula="of:=100*[.G96]/([.F96]+[.G96])" office:value-type="float" office:value="3.68098159509202">
            <text:p>3,68</text:p>
          </table:table-cell>
          <table:table-cell table:formula="of:=100*[.H96]/([.F96]+[.G96]+[.H96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office:value-type="float" office:value="155">
            <text:p>155,00</text:p>
          </table:table-cell>
          <table:table-cell office:value-type="float" office:value="5">
            <text:p>5,00</text:p>
          </table:table-cell>
          <table:table-cell office:value-type="float" office:value="40">
            <text:p>40,00</text:p>
          </table:table-cell>
          <table:table-cell table:formula="of:=100*[.F97]/([.F97]+[.G97])" office:value-type="float" office:value="96.875">
            <text:p>96,88</text:p>
          </table:table-cell>
          <table:table-cell table:formula="of:=100*[.G97]/([.F97]+[.G97])" office:value-type="float" office:value="3.125">
            <text:p>3,13</text:p>
          </table:table-cell>
          <table:table-cell table:formula="of:=100*[.H97]/([.F97]+[.G97]+[.H97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office:value-type="float" office:value="151">
            <text:p>151,00</text:p>
          </table:table-cell>
          <table:table-cell office:value-type="float" office:value="5">
            <text:p>5,00</text:p>
          </table:table-cell>
          <table:table-cell office:value-type="float" office:value="44">
            <text:p>44,00</text:p>
          </table:table-cell>
          <table:table-cell table:formula="of:=100*[.F98]/([.F98]+[.G98])" office:value-type="float" office:value="96.7948717948718">
            <text:p>96,79</text:p>
          </table:table-cell>
          <table:table-cell table:formula="of:=100*[.G98]/([.F98]+[.G98])" office:value-type="float" office:value="3.20512820512821">
            <text:p>3,21</text:p>
          </table:table-cell>
          <table:table-cell table:formula="of:=100*[.H98]/([.F98]+[.G98]+[.H98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99]/([.F99]+[.G99])" office:value-type="float" office:value="98.8372093023256">
            <text:p>98,84</text:p>
          </table:table-cell>
          <table:table-cell table:formula="of:=100*[.G99]/([.F99]+[.G99])" office:value-type="float" office:value="1.16279069767442">
            <text:p>1,16</text:p>
          </table:table-cell>
          <table:table-cell table:formula="of:=100*[.H99]/([.F99]+[.G99]+[.H99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office:value-type="float" office:value="192">
            <text:p>192,00</text:p>
          </table:table-cell>
          <table:table-cell office:value-type="float" office:value="1">
            <text:p>1,00</text:p>
          </table:table-cell>
          <table:table-cell office:value-type="float" office:value="7">
            <text:p>7,00</text:p>
          </table:table-cell>
          <table:table-cell table:formula="of:=100*[.F100]/([.F100]+[.G100])" office:value-type="float" office:value="99.4818652849741">
            <text:p>99,48</text:p>
          </table:table-cell>
          <table:table-cell table:formula="of:=100*[.G100]/([.F100]+[.G100])" office:value-type="float" office:value="0.518134715025907">
            <text:p>0,52</text:p>
          </table:table-cell>
          <table:table-cell table:formula="of:=100*[.H100]/([.F100]+[.G100]+[.H100])" office:value-type="float" office:value="3.5">
            <text:p>3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office:value-type="float" office:value="154">
            <text:p>154,00</text:p>
          </table:table-cell>
          <table:table-cell office:value-type="float" office:value="5">
            <text:p>5,00</text:p>
          </table:table-cell>
          <table:table-cell office:value-type="float" office:value="41">
            <text:p>41,00</text:p>
          </table:table-cell>
          <table:table-cell table:formula="of:=100*[.F102]/([.F102]+[.G102])" office:value-type="float" office:value="96.8553459119497">
            <text:p>96,86</text:p>
          </table:table-cell>
          <table:table-cell table:formula="of:=100*[.G102]/([.F102]+[.G102])" office:value-type="float" office:value="3.14465408805031">
            <text:p>3,14</text:p>
          </table:table-cell>
          <table:table-cell table:formula="of:=100*[.H102]/([.F102]+[.G102]+[.H102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2">
            <text:p>12,00</text:p>
          </table:table-cell>
          <table:table-cell office:value-type="float" office:value="54">
            <text:p>54,00</text:p>
          </table:table-cell>
          <table:table-cell table:formula="of:=100*[.F103]/([.F103]+[.G103])" office:value-type="float" office:value="91.7808219178082">
            <text:p>91,78</text:p>
          </table:table-cell>
          <table:table-cell table:formula="of:=100*[.G103]/([.F103]+[.G103])" office:value-type="float" office:value="8.21917808219178">
            <text:p>8,22</text:p>
          </table:table-cell>
          <table:table-cell table:formula="of:=100*[.H103]/([.F103]+[.G103]+[.H103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office:value-type="float" office:value="125">
            <text:p>125,00</text:p>
          </table:table-cell>
          <table:table-cell office:value-type="float" office:value="21">
            <text:p>21,00</text:p>
          </table:table-cell>
          <table:table-cell office:value-type="float" office:value="54">
            <text:p>54,00</text:p>
          </table:table-cell>
          <table:table-cell table:formula="of:=100*[.F104]/([.F104]+[.G104])" office:value-type="float" office:value="85.6164383561644">
            <text:p>85,62</text:p>
          </table:table-cell>
          <table:table-cell table:formula="of:=100*[.G104]/([.F104]+[.G104])" office:value-type="float" office:value="14.3835616438356">
            <text:p>14,38</text:p>
          </table:table-cell>
          <table:table-cell table:formula="of:=100*[.H104]/([.F104]+[.G104]+[.H104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office:value-type="float" office:value="109">
            <text:p>109,00</text:p>
          </table:table-cell>
          <table:table-cell office:value-type="float" office:value="34">
            <text:p>34,00</text:p>
          </table:table-cell>
          <table:table-cell office:value-type="float" office:value="57">
            <text:p>57,00</text:p>
          </table:table-cell>
          <table:table-cell table:formula="of:=100*[.F105]/([.F105]+[.G105])" office:value-type="float" office:value="76.2237762237762">
            <text:p>76,22</text:p>
          </table:table-cell>
          <table:table-cell table:formula="of:=100*[.G105]/([.F105]+[.G105])" office:value-type="float" office:value="23.7762237762238">
            <text:p>23,78</text:p>
          </table:table-cell>
          <table:table-cell table:formula="of:=100*[.H105]/([.F105]+[.G105]+[.H105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office:value-type="float" office:value="97">
            <text:p>97,00</text:p>
          </table:table-cell>
          <table:table-cell office:value-type="float" office:value="28">
            <text:p>28,00</text:p>
          </table:table-cell>
          <table:table-cell office:value-type="float" office:value="75">
            <text:p>75,00</text:p>
          </table:table-cell>
          <table:table-cell table:formula="of:=100*[.F106]/([.F106]+[.G106])" office:value-type="float" office:value="77.6">
            <text:p>77,60</text:p>
          </table:table-cell>
          <table:table-cell table:formula="of:=100*[.G106]/([.F106]+[.G106])" office:value-type="float" office:value="22.4">
            <text:p>22,40</text:p>
          </table:table-cell>
          <table:table-cell table:formula="of:=100*[.H106]/([.F106]+[.G106]+[.H106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9">
            <text:p>19,00</text:p>
          </table:table-cell>
          <table:table-cell office:value-type="float" office:value="73">
            <text:p>73,00</text:p>
          </table:table-cell>
          <table:table-cell table:formula="of:=100*[.F107]/([.F107]+[.G107])" office:value-type="float" office:value="85.0393700787402">
            <text:p>85,04</text:p>
          </table:table-cell>
          <table:table-cell table:formula="of:=100*[.G107]/([.F107]+[.G107])" office:value-type="float" office:value="14.9606299212598">
            <text:p>14,96</text:p>
          </table:table-cell>
          <table:table-cell table:formula="of:=100*[.H107]/([.F107]+[.G107]+[.H107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08]/([.F108]+[.G108])" office:value-type="float" office:value="87.2">
            <text:p>87,20</text:p>
          </table:table-cell>
          <table:table-cell table:formula="of:=100*[.G108]/([.F108]+[.G108])" office:value-type="float" office:value="12.8">
            <text:p>12,80</text:p>
          </table:table-cell>
          <table:table-cell table:formula="of:=100*[.H108]/([.F108]+[.G108]+[.H10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4">
            <text:p>14,00</text:p>
          </table:table-cell>
          <table:table-cell office:value-type="float" office:value="61">
            <text:p>61,00</text:p>
          </table:table-cell>
          <table:table-cell table:formula="of:=100*[.F109]/([.F109]+[.G109])" office:value-type="float" office:value="89.9280575539568">
            <text:p>89,93</text:p>
          </table:table-cell>
          <table:table-cell table:formula="of:=100*[.G109]/([.F109]+[.G109])" office:value-type="float" office:value="10.0719424460432">
            <text:p>10,07</text:p>
          </table:table-cell>
          <table:table-cell table:formula="of:=100*[.H109]/([.F109]+[.G109]+[.H109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110]/([.F110]+[.G110])" office:value-type="float" office:value="98.8372093023256">
            <text:p>98,84</text:p>
          </table:table-cell>
          <table:table-cell table:formula="of:=100*[.G110]/([.F110]+[.G110])" office:value-type="float" office:value="1.16279069767442">
            <text:p>1,16</text:p>
          </table:table-cell>
          <table:table-cell table:formula="of:=100*[.H110]/([.F110]+[.G110]+[.H110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office:value-type="float" office:value="130">
            <text:p>130,00</text:p>
          </table:table-cell>
          <table:table-cell office:value-type="float" office:value="15">
            <text:p>15,00</text:p>
          </table:table-cell>
          <table:table-cell office:value-type="float" office:value="55">
            <text:p>55,00</text:p>
          </table:table-cell>
          <table:table-cell table:formula="of:=100*[.F112]/([.F112]+[.G112])" office:value-type="float" office:value="89.6551724137931">
            <text:p>89,66</text:p>
          </table:table-cell>
          <table:table-cell table:formula="of:=100*[.G112]/([.F112]+[.G112])" office:value-type="float" office:value="10.3448275862069">
            <text:p>10,34</text:p>
          </table:table-cell>
          <table:table-cell table:formula="of:=100*[.H112]/([.F112]+[.G112]+[.H112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office:value-type="float" office:value="104">
            <text:p>104,00</text:p>
          </table:table-cell>
          <table:table-cell office:value-type="float" office:value="24">
            <text:p>24,00</text:p>
          </table:table-cell>
          <table:table-cell office:value-type="float" office:value="72">
            <text:p>72,00</text:p>
          </table:table-cell>
          <table:table-cell table:formula="of:=100*[.F113]/([.F113]+[.G113])" office:value-type="float" office:value="81.25">
            <text:p>81,25</text:p>
          </table:table-cell>
          <table:table-cell table:formula="of:=100*[.G113]/([.F113]+[.G113])" office:value-type="float" office:value="18.75">
            <text:p>18,75</text:p>
          </table:table-cell>
          <table:table-cell table:formula="of:=100*[.H113]/([.F113]+[.G113]+[.H11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office:value-type="float" office:value="79">
            <text:p>79,00</text:p>
          </table:table-cell>
          <table:table-cell office:value-type="float" office:value="43">
            <text:p>43,00</text:p>
          </table:table-cell>
          <table:table-cell office:value-type="float" office:value="78">
            <text:p>78,00</text:p>
          </table:table-cell>
          <table:table-cell table:formula="of:=100*[.F114]/([.F114]+[.G114])" office:value-type="float" office:value="64.7540983606557">
            <text:p>64,75</text:p>
          </table:table-cell>
          <table:table-cell table:formula="of:=100*[.G114]/([.F114]+[.G114])" office:value-type="float" office:value="35.2459016393443">
            <text:p>35,25</text:p>
          </table:table-cell>
          <table:table-cell table:formula="of:=100*[.H114]/([.F114]+[.G114]+[.H114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office:value-type="float" office:value="70">
            <text:p>70,00</text:p>
          </table:table-cell>
          <table:table-cell office:value-type="float" office:value="51">
            <text:p>51,00</text:p>
          </table:table-cell>
          <table:table-cell office:value-type="float" office:value="79">
            <text:p>79,00</text:p>
          </table:table-cell>
          <table:table-cell table:formula="of:=100*[.F115]/([.F115]+[.G115])" office:value-type="float" office:value="57.8512396694215">
            <text:p>57,85</text:p>
          </table:table-cell>
          <table:table-cell table:formula="of:=100*[.G115]/([.F115]+[.G115])" office:value-type="float" office:value="42.1487603305785">
            <text:p>42,15</text:p>
          </table:table-cell>
          <table:table-cell table:formula="of:=100*[.H115]/([.F115]+[.G115]+[.H115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office:value-type="float" office:value="70">
            <text:p>70,00</text:p>
          </table:table-cell>
          <table:table-cell office:value-type="float" office:value="43">
            <text:p>43,00</text:p>
          </table:table-cell>
          <table:table-cell office:value-type="float" office:value="87">
            <text:p>87,00</text:p>
          </table:table-cell>
          <table:table-cell table:formula="of:=100*[.F116]/([.F116]+[.G116])" office:value-type="float" office:value="61.9469026548673">
            <text:p>61,95</text:p>
          </table:table-cell>
          <table:table-cell table:formula="of:=100*[.G116]/([.F116]+[.G116])" office:value-type="float" office:value="38.0530973451327">
            <text:p>38,05</text:p>
          </table:table-cell>
          <table:table-cell table:formula="of:=100*[.H116]/([.F116]+[.G116]+[.H116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office:value-type="float" office:value="97">
            <text:p>97,00</text:p>
          </table:table-cell>
          <table:table-cell office:value-type="float" office:value="23">
            <text:p>23,00</text:p>
          </table:table-cell>
          <table:table-cell office:value-type="float" office:value="80">
            <text:p>80,00</text:p>
          </table:table-cell>
          <table:table-cell table:formula="of:=100*[.F117]/([.F117]+[.G117])" office:value-type="float" office:value="80.8333333333333">
            <text:p>80,83</text:p>
          </table:table-cell>
          <table:table-cell table:formula="of:=100*[.G117]/([.F117]+[.G117])" office:value-type="float" office:value="19.1666666666667">
            <text:p>19,17</text:p>
          </table:table-cell>
          <table:table-cell table:formula="of:=100*[.H117]/([.F117]+[.G117]+[.H117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18]/([.F118]+[.G118])" office:value-type="float" office:value="87.2">
            <text:p>87,20</text:p>
          </table:table-cell>
          <table:table-cell table:formula="of:=100*[.G118]/([.F118]+[.G118])" office:value-type="float" office:value="12.8">
            <text:p>12,80</text:p>
          </table:table-cell>
          <table:table-cell table:formula="of:=100*[.H118]/([.F118]+[.G118]+[.H11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5">
            <text:p>5,00</text:p>
          </table:table-cell>
          <table:table-cell office:value-type="float" office:value="36">
            <text:p>36,00</text:p>
          </table:table-cell>
          <table:table-cell table:formula="of:=100*[.F119]/([.F119]+[.G119])" office:value-type="float" office:value="96.9512195121951">
            <text:p>96,95</text:p>
          </table:table-cell>
          <table:table-cell table:formula="of:=100*[.G119]/([.F119]+[.G119])" office:value-type="float" office:value="3.04878048780488">
            <text:p>3,05</text:p>
          </table:table-cell>
          <table:table-cell table:formula="of:=100*[.H119]/([.F119]+[.G119]+[.H11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office:value-type="float" office:value="93">
            <text:p>93,00</text:p>
          </table:table-cell>
          <table:table-cell office:value-type="float" office:value="34">
            <text:p>34,00</text:p>
          </table:table-cell>
          <table:table-cell office:value-type="float" office:value="73">
            <text:p>73,00</text:p>
          </table:table-cell>
          <table:table-cell table:formula="of:=100*[.F121]/([.F121]+[.G121])" office:value-type="float" office:value="73.2283464566929">
            <text:p>73,23</text:p>
          </table:table-cell>
          <table:table-cell table:formula="of:=100*[.G121]/([.F121]+[.G121])" office:value-type="float" office:value="26.7716535433071">
            <text:p>26,77</text:p>
          </table:table-cell>
          <table:table-cell table:formula="of:=100*[.H121]/([.F121]+[.G121]+[.H12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56">
            <text:p>56,00</text:p>
          </table:table-cell>
          <table:table-cell office:value-type="float" office:value="69">
            <text:p>69,00</text:p>
          </table:table-cell>
          <table:table-cell table:formula="of:=100*[.F122]/([.F122]+[.G122])" office:value-type="float" office:value="57.2519083969466">
            <text:p>57,25</text:p>
          </table:table-cell>
          <table:table-cell table:formula="of:=100*[.G122]/([.F122]+[.G122])" office:value-type="float" office:value="42.7480916030534">
            <text:p>42,75</text:p>
          </table:table-cell>
          <table:table-cell table:formula="of:=100*[.H122]/([.F122]+[.G122]+[.H1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2" office:value-type="float" office:value="60">
            <text:p>60,00</text:p>
          </table:table-cell>
          <table:table-cell office:value-type="float" office:value="80">
            <text:p>80,00</text:p>
          </table:table-cell>
          <table:table-cell table:formula="of:=100*[.F123]/([.F123]+[.G123])" office:value-type="float" office:value="50">
            <text:p>50,00</text:p>
          </table:table-cell>
          <table:table-cell table:formula="of:=100*[.G123]/([.F123]+[.G123])" office:value-type="float" office:value="50">
            <text:p>50,00</text:p>
          </table:table-cell>
          <table:table-cell table:formula="of:=100*[.H123]/([.F123]+[.G123]+[.H123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0">
            <text:p>50,00</text:p>
          </table:table-cell>
          <table:table-cell office:value-type="float" office:value="93">
            <text:p>93,00</text:p>
          </table:table-cell>
          <table:table-cell table:formula="of:=100*[.F124]/([.F124]+[.G124])" office:value-type="float" office:value="53.2710280373832">
            <text:p>53,27</text:p>
          </table:table-cell>
          <table:table-cell table:formula="of:=100*[.G124]/([.F124]+[.G124])" office:value-type="float" office:value="46.7289719626168">
            <text:p>46,73</text:p>
          </table:table-cell>
          <table:table-cell table:formula="of:=100*[.H124]/([.F124]+[.G124]+[.H12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office:value-type="float" office:value="71">
            <text:p>71,00</text:p>
          </table:table-cell>
          <table:table-cell office:value-type="float" office:value="37">
            <text:p>37,00</text:p>
          </table:table-cell>
          <table:table-cell office:value-type="float" office:value="92">
            <text:p>92,00</text:p>
          </table:table-cell>
          <table:table-cell table:formula="of:=100*[.F125]/([.F125]+[.G125])" office:value-type="float" office:value="65.7407407407407">
            <text:p>65,74</text:p>
          </table:table-cell>
          <table:table-cell table:formula="of:=100*[.G125]/([.F125]+[.G125])" office:value-type="float" office:value="34.2592592592593">
            <text:p>34,26</text:p>
          </table:table-cell>
          <table:table-cell table:formula="of:=100*[.H125]/([.F125]+[.G125]+[.H125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office:value-type="float" office:value="87">
            <text:p>87,00</text:p>
          </table:table-cell>
          <table:table-cell office:value-type="float" office:value="31">
            <text:p>31,00</text:p>
          </table:table-cell>
          <table:table-cell office:value-type="float" office:value="82">
            <text:p>82,00</text:p>
          </table:table-cell>
          <table:table-cell table:formula="of:=100*[.F126]/([.F126]+[.G126])" office:value-type="float" office:value="73.728813559322">
            <text:p>73,73</text:p>
          </table:table-cell>
          <table:table-cell table:formula="of:=100*[.G126]/([.F126]+[.G126])" office:value-type="float" office:value="26.271186440678">
            <text:p>26,27</text:p>
          </table:table-cell>
          <table:table-cell table:formula="of:=100*[.H126]/([.F126]+[.G126]+[.H126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office:value-type="float" office:value="140">
            <text:p>140,00</text:p>
          </table:table-cell>
          <table:table-cell office:value-type="float" office:value="11">
            <text:p>11,00</text:p>
          </table:table-cell>
          <table:table-cell office:value-type="float" office:value="49">
            <text:p>49,00</text:p>
          </table:table-cell>
          <table:table-cell table:formula="of:=100*[.F127]/([.F127]+[.G127])" office:value-type="float" office:value="92.7152317880795">
            <text:p>92,72</text:p>
          </table:table-cell>
          <table:table-cell table:formula="of:=100*[.G127]/([.F127]+[.G127])" office:value-type="float" office:value="7.28476821192053">
            <text:p>7,28</text:p>
          </table:table-cell>
          <table:table-cell table:formula="of:=100*[.H127]/([.F127]+[.G127]+[.H127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office:value-type="float" office:value="81">
            <text:p>81,00</text:p>
          </table:table-cell>
          <table:table-cell office:value-type="float" office:value="45">
            <text:p>45,00</text:p>
          </table:table-cell>
          <table:table-cell office:value-type="float" office:value="74">
            <text:p>74,00</text:p>
          </table:table-cell>
          <table:table-cell table:formula="of:=100*[.F129]/([.F129]+[.G129])" office:value-type="float" office:value="64.2857142857143">
            <text:p>64,29</text:p>
          </table:table-cell>
          <table:table-cell table:formula="of:=100*[.G129]/([.F129]+[.G129])" office:value-type="float" office:value="35.7142857142857">
            <text:p>35,71</text:p>
          </table:table-cell>
          <table:table-cell table:formula="of:=100*[.H129]/([.F129]+[.G129]+[.H12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office:value-type="float" office:value="53">
            <text:p>53,00</text:p>
          </table:table-cell>
          <table:table-cell office:value-type="float" office:value="78">
            <text:p>78,00</text:p>
          </table:table-cell>
          <table:table-cell office:value-type="float" office:value="69">
            <text:p>69,00</text:p>
          </table:table-cell>
          <table:table-cell table:formula="of:=100*[.F130]/([.F130]+[.G130])" office:value-type="float" office:value="40.4580152671756">
            <text:p>40,46</text:p>
          </table:table-cell>
          <table:table-cell table:formula="of:=100*[.G130]/([.F130]+[.G130])" office:value-type="float" office:value="59.5419847328244">
            <text:p>59,54</text:p>
          </table:table-cell>
          <table:table-cell table:formula="of:=100*[.H130]/([.F130]+[.G130]+[.H1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office:value-type="float" office:value="59">
            <text:p>59,00</text:p>
          </table:table-cell>
          <table:table-cell office:value-type="float" office:value="68">
            <text:p>68,00</text:p>
          </table:table-cell>
          <table:table-cell office:value-type="float" office:value="73">
            <text:p>73,00</text:p>
          </table:table-cell>
          <table:table-cell table:formula="of:=100*[.F131]/([.F131]+[.G131])" office:value-type="float" office:value="46.4566929133858">
            <text:p>46,46</text:p>
          </table:table-cell>
          <table:table-cell table:formula="of:=100*[.G131]/([.F131]+[.G131])" office:value-type="float" office:value="53.5433070866142">
            <text:p>53,54</text:p>
          </table:table-cell>
          <table:table-cell table:formula="of:=100*[.H131]/([.F131]+[.G131]+[.H13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office:value-type="float" office:value="58">
            <text:p>58,00</text:p>
          </table:table-cell>
          <table:table-cell office:value-type="float" office:value="62">
            <text:p>62,00</text:p>
          </table:table-cell>
          <table:table-cell office:value-type="float" office:value="80">
            <text:p>80,00</text:p>
          </table:table-cell>
          <table:table-cell table:formula="of:=100*[.F132]/([.F132]+[.G132])" office:value-type="float" office:value="48.3333333333333">
            <text:p>48,33</text:p>
          </table:table-cell>
          <table:table-cell table:formula="of:=100*[.G132]/([.F132]+[.G132])" office:value-type="float" office:value="51.6666666666667">
            <text:p>51,67</text:p>
          </table:table-cell>
          <table:table-cell table:formula="of:=100*[.H132]/([.F132]+[.G132]+[.H13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office:value-type="float" office:value="94">
            <text:p>94,00</text:p>
          </table:table-cell>
          <table:table-cell office:value-type="float" office:value="28">
            <text:p>28,00</text:p>
          </table:table-cell>
          <table:table-cell office:value-type="float" office:value="78">
            <text:p>78,00</text:p>
          </table:table-cell>
          <table:table-cell table:formula="of:=100*[.F133]/([.F133]+[.G133])" office:value-type="float" office:value="77.0491803278689">
            <text:p>77,05</text:p>
          </table:table-cell>
          <table:table-cell table:formula="of:=100*[.G133]/([.F133]+[.G133])" office:value-type="float" office:value="22.9508196721311">
            <text:p>22,95</text:p>
          </table:table-cell>
          <table:table-cell table:formula="of:=100*[.H133]/([.F133]+[.G133]+[.H133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5">
            <text:p>15,00</text:p>
          </table:table-cell>
          <table:table-cell office:value-type="float" office:value="41">
            <text:p>41,00</text:p>
          </table:table-cell>
          <table:table-cell table:formula="of:=100*[.F134]/([.F134]+[.G134])" office:value-type="float" office:value="90.5660377358491">
            <text:p>90,57</text:p>
          </table:table-cell>
          <table:table-cell table:formula="of:=100*[.G134]/([.F134]+[.G134])" office:value-type="float" office:value="9.43396226415094">
            <text:p>9,43</text:p>
          </table:table-cell>
          <table:table-cell table:formula="of:=100*[.H134]/([.F134]+[.G134]+[.H134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office:value-type="float" office:value="73">
            <text:p>73,00</text:p>
          </table:table-cell>
          <table:table-cell office:value-type="float" office:value="50">
            <text:p>50,00</text:p>
          </table:table-cell>
          <table:table-cell office:value-type="float" office:value="77">
            <text:p>77,00</text:p>
          </table:table-cell>
          <table:table-cell table:formula="of:=100*[.F136]/([.F136]+[.G136])" office:value-type="float" office:value="59.349593495935">
            <text:p>59,35</text:p>
          </table:table-cell>
          <table:table-cell table:formula="of:=100*[.G136]/([.F136]+[.G136])" office:value-type="float" office:value="40.650406504065">
            <text:p>40,65</text:p>
          </table:table-cell>
          <table:table-cell table:formula="of:=100*[.H136]/([.F136]+[.G136]+[.H136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73">
            <text:p>73,00</text:p>
          </table:table-cell>
          <table:table-cell office:value-type="float" office:value="75">
            <text:p>75,00</text:p>
          </table:table-cell>
          <table:table-cell table:formula="of:=100*[.F137]/([.F137]+[.G137])" office:value-type="float" office:value="41.6">
            <text:p>41,60</text:p>
          </table:table-cell>
          <table:table-cell table:formula="of:=100*[.G137]/([.F137]+[.G137])" office:value-type="float" office:value="58.4">
            <text:p>58,40</text:p>
          </table:table-cell>
          <table:table-cell table:formula="of:=100*[.H137]/([.F137]+[.G137]+[.H13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61">
            <text:p>61,00</text:p>
          </table:table-cell>
          <table:table-cell office:value-type="float" office:value="88">
            <text:p>88,00</text:p>
          </table:table-cell>
          <table:table-cell table:formula="of:=100*[.F138]/([.F138]+[.G138])" office:value-type="float" office:value="45.5357142857143">
            <text:p>45,54</text:p>
          </table:table-cell>
          <table:table-cell table:formula="of:=100*[.G138]/([.F138]+[.G138])" office:value-type="float" office:value="54.4642857142857">
            <text:p>54,46</text:p>
          </table:table-cell>
          <table:table-cell table:formula="of:=100*[.H138]/([.F138]+[.G138]+[.H138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office:value-type="float" office:value="78">
            <text:p>78,00</text:p>
          </table:table-cell>
          <table:table-cell office:value-type="float" office:value="41">
            <text:p>41,00</text:p>
          </table:table-cell>
          <table:table-cell office:value-type="float" office:value="81">
            <text:p>81,00</text:p>
          </table:table-cell>
          <table:table-cell table:formula="of:=100*[.F139]/([.F139]+[.G139])" office:value-type="float" office:value="65.546218487395">
            <text:p>65,55</text:p>
          </table:table-cell>
          <table:table-cell table:formula="of:=100*[.G139]/([.F139]+[.G139])" office:value-type="float" office:value="34.453781512605">
            <text:p>34,45</text:p>
          </table:table-cell>
          <table:table-cell table:formula="of:=100*[.H139]/([.F139]+[.G139]+[.H139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office:value-type="float" office:value="124">
            <text:p>124,00</text:p>
          </table:table-cell>
          <table:table-cell office:value-type="float" office:value="20">
            <text:p>20,00</text:p>
          </table:table-cell>
          <table:table-cell office:value-type="float" office:value="56">
            <text:p>56,00</text:p>
          </table:table-cell>
          <table:table-cell table:formula="of:=100*[.F140]/([.F140]+[.G140])" office:value-type="float" office:value="86.1111111111111">
            <text:p>86,11</text:p>
          </table:table-cell>
          <table:table-cell table:formula="of:=100*[.G140]/([.F140]+[.G140])" office:value-type="float" office:value="13.8888888888889">
            <text:p>13,89</text:p>
          </table:table-cell>
          <table:table-cell table:formula="of:=100*[.H140]/([.F140]+[.G140]+[.H140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55">
            <text:p>55,00</text:p>
          </table:table-cell>
          <table:table-cell office:value-type="float" office:value="97">
            <text:p>97,00</text:p>
          </table:table-cell>
          <table:table-cell table:formula="of:=100*[.F142]/([.F142]+[.G142])" office:value-type="float" office:value="46.6019417475728">
            <text:p>46,60</text:p>
          </table:table-cell>
          <table:table-cell table:formula="of:=100*[.G142]/([.F142]+[.G142])" office:value-type="float" office:value="53.3980582524272">
            <text:p>53,40</text:p>
          </table:table-cell>
          <table:table-cell table:formula="of:=100*[.H142]/([.F142]+[.G142]+[.H142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66">
            <text:p>66,00</text:p>
          </table:table-cell>
          <table:table-cell office:value-type="float" office:value="86">
            <text:p>86,00</text:p>
          </table:table-cell>
          <table:table-cell table:formula="of:=100*[.F143]/([.F143]+[.G143])" office:value-type="float" office:value="42.1052631578947">
            <text:p>42,11</text:p>
          </table:table-cell>
          <table:table-cell table:formula="of:=100*[.G143]/([.F143]+[.G143])" office:value-type="float" office:value="57.8947368421053">
            <text:p>57,89</text:p>
          </table:table-cell>
          <table:table-cell table:formula="of:=100*[.H143]/([.F143]+[.G143]+[.H143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office:value-type="float" office:value="66">
            <text:p>66,00</text:p>
          </table:table-cell>
          <table:table-cell office:value-type="float" office:value="54">
            <text:p>54,00</text:p>
          </table:table-cell>
          <table:table-cell office:value-type="float" office:value="80">
            <text:p>80,00</text:p>
          </table:table-cell>
          <table:table-cell table:formula="of:=100*[.F144]/([.F144]+[.G144])" office:value-type="float" office:value="55">
            <text:p>55,00</text:p>
          </table:table-cell>
          <table:table-cell table:formula="of:=100*[.G144]/([.F144]+[.G144])" office:value-type="float" office:value="45">
            <text:p>45,00</text:p>
          </table:table-cell>
          <table:table-cell table:formula="of:=100*[.H144]/([.F144]+[.G144]+[.H144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office:value-type="float" office:value="125">
            <text:p>125,00</text:p>
          </table:table-cell>
          <table:table-cell office:value-type="float" office:value="34">
            <text:p>34,00</text:p>
          </table:table-cell>
          <table:table-cell office:value-type="float" office:value="41">
            <text:p>41,00</text:p>
          </table:table-cell>
          <table:table-cell table:formula="of:=100*[.F145]/([.F145]+[.G145])" office:value-type="float" office:value="78.6163522012579">
            <text:p>78,62</text:p>
          </table:table-cell>
          <table:table-cell table:formula="of:=100*[.G145]/([.F145]+[.G145])" office:value-type="float" office:value="21.3836477987421">
            <text:p>21,38</text:p>
          </table:table-cell>
          <table:table-cell table:formula="of:=100*[.H145]/([.F145]+[.G145]+[.H145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2">
            <text:p>52,00</text:p>
          </table:table-cell>
          <table:table-cell office:value-type="float" office:value="105">
            <text:p>105,00</text:p>
          </table:table-cell>
          <table:table-cell table:formula="of:=100*[.F147]/([.F147]+[.G147])" office:value-type="float" office:value="45.2631578947368">
            <text:p>45,26</text:p>
          </table:table-cell>
          <table:table-cell table:formula="of:=100*[.G147]/([.F147]+[.G147])" office:value-type="float" office:value="54.7368421052632">
            <text:p>54,74</text:p>
          </table:table-cell>
          <table:table-cell table:formula="of:=100*[.H147]/([.F147]+[.G147]+[.H147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66">
            <text:p>66,00</text:p>
          </table:table-cell>
          <table:table-cell office:value-type="float" office:value="79">
            <text:p>79,00</text:p>
          </table:table-cell>
          <table:table-cell table:formula="of:=100*[.F148]/([.F148]+[.G148])" office:value-type="float" office:value="45.4545454545455">
            <text:p>45,45</text:p>
          </table:table-cell>
          <table:table-cell table:formula="of:=100*[.G148]/([.F148]+[.G148])" office:value-type="float" office:value="54.5454545454546">
            <text:p>54,55</text:p>
          </table:table-cell>
          <table:table-cell table:formula="of:=100*[.H148]/([.F148]+[.G148]+[.H14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office:value-type="float" office:value="136">
            <text:p>136,00</text:p>
          </table:table-cell>
          <table:table-cell office:value-type="float" office:value="28">
            <text:p>28,00</text:p>
          </table:table-cell>
          <table:table-cell office:value-type="float" office:value="36">
            <text:p>36,00</text:p>
          </table:table-cell>
          <table:table-cell table:formula="of:=100*[.F149]/([.F149]+[.G149])" office:value-type="float" office:value="82.9268292682927">
            <text:p>82,93</text:p>
          </table:table-cell>
          <table:table-cell table:formula="of:=100*[.G149]/([.F149]+[.G149])" office:value-type="float" office:value="17.0731707317073">
            <text:p>17,07</text:p>
          </table:table-cell>
          <table:table-cell table:formula="of:=100*[.H149]/([.F149]+[.G149]+[.H14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56">
            <text:p>56,00</text:p>
          </table:table-cell>
          <table:table-cell office:value-type="float" office:value="80">
            <text:p>80,00</text:p>
          </table:table-cell>
          <table:table-cell table:formula="of:=100*[.F151]/([.F151]+[.G151])" office:value-type="float" office:value="53.3333333333333">
            <text:p>53,33</text:p>
          </table:table-cell>
          <table:table-cell table:formula="of:=100*[.G151]/([.F151]+[.G151])" office:value-type="float" office:value="46.6666666666667">
            <text:p>46,67</text:p>
          </table:table-cell>
          <table:table-cell table:formula="of:=100*[.H151]/([.F151]+[.G151]+[.H15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office:value-type="float" office:value="105">
            <text:p>105,00</text:p>
          </table:table-cell>
          <table:table-cell office:value-type="float" office:value="41">
            <text:p>41,00</text:p>
          </table:table-cell>
          <table:table-cell office:value-type="float" office:value="54">
            <text:p>54,00</text:p>
          </table:table-cell>
          <table:table-cell table:formula="of:=100*[.F152]/([.F152]+[.G152])" office:value-type="float" office:value="71.9178082191781">
            <text:p>71,92</text:p>
          </table:table-cell>
          <table:table-cell table:formula="of:=100*[.G152]/([.F152]+[.G152])" office:value-type="float" office:value="28.0821917808219">
            <text:p>28,08</text:p>
          </table:table-cell>
          <table:table-cell table:formula="of:=100*[.H152]/([.F152]+[.G152]+[.H15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office:value-type="float" office:value="76">
            <text:p>76,00</text:p>
          </table:table-cell>
          <table:table-cell office:value-type="float" office:value="46">
            <text:p>46,00</text:p>
          </table:table-cell>
          <table:table-cell office:value-type="float" office:value="78">
            <text:p>78,00</text:p>
          </table:table-cell>
          <table:table-cell table:formula="of:=100*[.F154]/([.F154]+[.G154])" office:value-type="float" office:value="62.2950819672131">
            <text:p>62,30</text:p>
          </table:table-cell>
          <table:table-cell table:formula="of:=100*[.G154]/([.F154]+[.G154])" office:value-type="float" office:value="37.7049180327869">
            <text:p>37,70</text:p>
          </table:table-cell>
          <table:table-cell table:formula="of:=100*[.H154]/([.F154]+[.G154]+[.H154])" office:value-type="float" office:value="39">
            <text:p>39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office:value-type="float" office:value="180">
            <text:p>180,00</text:p>
          </table:table-cell>
          <table:table-cell office:value-type="float" office:value="2">
            <text:p>2,00</text:p>
          </table:table-cell>
          <table:table-cell office:value-type="float" office:value="18">
            <text:p>18,00</text:p>
          </table:table-cell>
          <table:table-cell table:formula="of:=100*[.F157]/([.F157]+[.G157])" office:value-type="float" office:value="98.9010989010989">
            <text:p>98,90</text:p>
          </table:table-cell>
          <table:table-cell table:formula="of:=100*[.G157]/([.F157]+[.G157])" office:value-type="float" office:value="1.0989010989011">
            <text:p>1,10</text:p>
          </table:table-cell>
          <table:table-cell table:formula="of:=100*[.H157]/([.F157]+[.G157]+[.H157])" office:value-type="float" office:value="9">
            <text:p>9,00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office:value-type="float" office:value="168">
            <text:p>168,00</text:p>
          </table:table-cell>
          <table:table-cell office:value-type="float" office:value="3">
            <text:p>3,00</text:p>
          </table:table-cell>
          <table:table-cell office:value-type="float" office:value="29">
            <text:p>29,00</text:p>
          </table:table-cell>
          <table:table-cell table:formula="of:=100*[.F158]/([.F158]+[.G158])" office:value-type="float" office:value="98.2456140350877">
            <text:p>98,25</text:p>
          </table:table-cell>
          <table:table-cell table:formula="of:=100*[.G158]/([.F158]+[.G158])" office:value-type="float" office:value="1.75438596491228">
            <text:p>1,75</text:p>
          </table:table-cell>
          <table:table-cell table:formula="of:=100*[.H158]/([.F158]+[.G158]+[.H158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59]/([.F159]+[.G159])" office:value-type="float" office:value="95.9731543624161">
            <text:p>95,97</text:p>
          </table:table-cell>
          <table:table-cell table:formula="of:=100*[.G159]/([.F159]+[.G159])" office:value-type="float" office:value="4.02684563758389">
            <text:p>4,03</text:p>
          </table:table-cell>
          <table:table-cell table:formula="of:=100*[.H159]/([.F159]+[.G159]+[.H159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60]/([.F160]+[.G160])" office:value-type="float" office:value="95.9731543624161">
            <text:p>95,97</text:p>
          </table:table-cell>
          <table:table-cell table:formula="of:=100*[.G160]/([.F160]+[.G160])" office:value-type="float" office:value="4.02684563758389">
            <text:p>4,03</text:p>
          </table:table-cell>
          <table:table-cell table:formula="of:=100*[.H160]/([.F160]+[.G160]+[.H160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office:value-type="float" office:value="112">
            <text:p>112,00</text:p>
          </table:table-cell>
          <table:table-cell office:value-type="float" office:value="8">
            <text:p>8,00</text:p>
          </table:table-cell>
          <table:table-cell office:value-type="float" office:value="80">
            <text:p>80,00</text:p>
          </table:table-cell>
          <table:table-cell table:formula="of:=100*[.F161]/([.F161]+[.G161])" office:value-type="float" office:value="93.3333333333333">
            <text:p>93,33</text:p>
          </table:table-cell>
          <table:table-cell table:formula="of:=100*[.G161]/([.F161]+[.G161])" office:value-type="float" office:value="6.66666666666667">
            <text:p>6,67</text:p>
          </table:table-cell>
          <table:table-cell table:formula="of:=100*[.H161]/([.F161]+[.G161]+[.H16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office:value-type="float" office:value="115">
            <text:p>115,00</text:p>
          </table:table-cell>
          <table:table-cell office:value-type="float" office:value="6">
            <text:p>6,00</text:p>
          </table:table-cell>
          <table:table-cell office:value-type="float" office:value="79">
            <text:p>79,00</text:p>
          </table:table-cell>
          <table:table-cell table:formula="of:=100*[.F162]/([.F162]+[.G162])" office:value-type="float" office:value="95.0413223140496">
            <text:p>95,04</text:p>
          </table:table-cell>
          <table:table-cell table:formula="of:=100*[.G162]/([.F162]+[.G162])" office:value-type="float" office:value="4.95867768595041">
            <text:p>4,96</text:p>
          </table:table-cell>
          <table:table-cell table:formula="of:=100*[.H162]/([.F162]+[.G162]+[.H162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office:value-type="float" office:value="133">
            <text:p>133,00</text:p>
          </table:table-cell>
          <table:table-cell office:value-type="float" office:value="4">
            <text:p>4,00</text:p>
          </table:table-cell>
          <table:table-cell office:value-type="float" office:value="63">
            <text:p>63,00</text:p>
          </table:table-cell>
          <table:table-cell table:formula="of:=100*[.F163]/([.F163]+[.G163])" office:value-type="float" office:value="97.0802919708029">
            <text:p>97,08</text:p>
          </table:table-cell>
          <table:table-cell table:formula="of:=100*[.G163]/([.F163]+[.G163])" office:value-type="float" office:value="2.91970802919708">
            <text:p>2,92</text:p>
          </table:table-cell>
          <table:table-cell table:formula="of:=100*[.H163]/([.F163]+[.G163]+[.H163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office:value-type="float" office:value="140">
            <text:p>140,00</text:p>
          </table:table-cell>
          <table:table-cell office:value-type="float" office:value="5">
            <text:p>5,00</text:p>
          </table:table-cell>
          <table:table-cell office:value-type="float" office:value="55">
            <text:p>55,00</text:p>
          </table:table-cell>
          <table:table-cell table:formula="of:=100*[.F164]/([.F164]+[.G164])" office:value-type="float" office:value="96.551724137931">
            <text:p>96,55</text:p>
          </table:table-cell>
          <table:table-cell table:formula="of:=100*[.G164]/([.F164]+[.G164])" office:value-type="float" office:value="3.44827586206897">
            <text:p>3,45</text:p>
          </table:table-cell>
          <table:table-cell table:formula="of:=100*[.H164]/([.F164]+[.G164]+[.H164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office:value-type="float" office:value="188">
            <text:p>188,00</text:p>
          </table:table-cell>
          <table:table-cell office:value-type="float" office:value="0">
            <text:p>0,00</text:p>
          </table:table-cell>
          <table:table-cell office:value-type="float" office:value="12">
            <text:p>12,00</text:p>
          </table:table-cell>
          <table:table-cell table:formula="of:=100*[.F165]/([.F165]+[.G165])" office:value-type="float" office:value="100">
            <text:p>100,00</text:p>
          </table:table-cell>
          <table:table-cell table:formula="of:=100*[.G165]/([.F165]+[.G165])" office:value-type="float" office:value="0">
            <text:p>0,00</text:p>
          </table:table-cell>
          <table:table-cell table:formula="of:=100*[.H165]/([.F165]+[.G165]+[.H165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office:value-type="float" office:value="146">
            <text:p>146,00</text:p>
          </table:table-cell>
          <table:table-cell office:value-type="float" office:value="10">
            <text:p>10,00</text:p>
          </table:table-cell>
          <table:table-cell office:value-type="float" office:value="44">
            <text:p>44,00</text:p>
          </table:table-cell>
          <table:table-cell table:formula="of:=100*[.F167]/([.F167]+[.G167])" office:value-type="float" office:value="93.5897435897436">
            <text:p>93,59</text:p>
          </table:table-cell>
          <table:table-cell table:formula="of:=100*[.G167]/([.F167]+[.G167])" office:value-type="float" office:value="6.41025641025641">
            <text:p>6,41</text:p>
          </table:table-cell>
          <table:table-cell table:formula="of:=100*[.H167]/([.F167]+[.G167]+[.H167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office:value-type="float" office:value="116">
            <text:p>116,00</text:p>
          </table:table-cell>
          <table:table-cell office:value-type="float" office:value="21">
            <text:p>21,00</text:p>
          </table:table-cell>
          <table:table-cell office:value-type="float" office:value="63">
            <text:p>63,00</text:p>
          </table:table-cell>
          <table:table-cell table:formula="of:=100*[.F168]/([.F168]+[.G168])" office:value-type="float" office:value="84.6715328467153">
            <text:p>84,67</text:p>
          </table:table-cell>
          <table:table-cell table:formula="of:=100*[.G168]/([.F168]+[.G168])" office:value-type="float" office:value="15.3284671532847">
            <text:p>15,33</text:p>
          </table:table-cell>
          <table:table-cell table:formula="of:=100*[.H168]/([.F168]+[.G168]+[.H168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office:value-type="float" office:value="87">
            <text:p>87,00</text:p>
          </table:table-cell>
          <table:table-cell office:value-type="float" office:value="35">
            <text:p>35,00</text:p>
          </table:table-cell>
          <table:table-cell office:value-type="float" office:value="78">
            <text:p>78,00</text:p>
          </table:table-cell>
          <table:table-cell table:formula="of:=100*[.F169]/([.F169]+[.G169])" office:value-type="float" office:value="71.3114754098361">
            <text:p>71,31</text:p>
          </table:table-cell>
          <table:table-cell table:formula="of:=100*[.G169]/([.F169]+[.G169])" office:value-type="float" office:value="28.6885245901639">
            <text:p>28,69</text:p>
          </table:table-cell>
          <table:table-cell table:formula="of:=100*[.H169]/([.F169]+[.G169]+[.H169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office:value-type="float" office:value="63">
            <text:p>63,00</text:p>
          </table:table-cell>
          <table:table-cell office:value-type="float" office:value="45">
            <text:p>45,00</text:p>
          </table:table-cell>
          <table:table-cell office:value-type="float" office:value="92">
            <text:p>92,00</text:p>
          </table:table-cell>
          <table:table-cell table:formula="of:=100*[.F170]/([.F170]+[.G170])" office:value-type="float" office:value="58.3333333333333">
            <text:p>58,33</text:p>
          </table:table-cell>
          <table:table-cell table:formula="of:=100*[.G170]/([.F170]+[.G170])" office:value-type="float" office:value="41.6666666666667">
            <text:p>41,67</text:p>
          </table:table-cell>
          <table:table-cell table:formula="of:=100*[.H170]/([.F170]+[.G170]+[.H170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office:value-type="float" office:value="71">
            <text:p>71,00</text:p>
          </table:table-cell>
          <table:table-cell office:value-type="float" office:value="38">
            <text:p>38,00</text:p>
          </table:table-cell>
          <table:table-cell office:value-type="float" office:value="91">
            <text:p>91,00</text:p>
          </table:table-cell>
          <table:table-cell table:formula="of:=100*[.F171]/([.F171]+[.G171])" office:value-type="float" office:value="65.1376146788991">
            <text:p>65,14</text:p>
          </table:table-cell>
          <table:table-cell table:formula="of:=100*[.G171]/([.F171]+[.G171])" office:value-type="float" office:value="34.8623853211009">
            <text:p>34,86</text:p>
          </table:table-cell>
          <table:table-cell table:formula="of:=100*[.H171]/([.F171]+[.G171]+[.H171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office:value-type="float" office:value="82">
            <text:p>82,00</text:p>
          </table:table-cell>
          <table:table-cell office:value-type="float" office:value="23">
            <text:p>23,00</text:p>
          </table:table-cell>
          <table:table-cell office:value-type="float" office:value="95">
            <text:p>95,00</text:p>
          </table:table-cell>
          <table:table-cell table:formula="of:=100*[.F172]/([.F172]+[.G172])" office:value-type="float" office:value="78.0952380952381">
            <text:p>78,10</text:p>
          </table:table-cell>
          <table:table-cell table:formula="of:=100*[.G172]/([.F172]+[.G172])" office:value-type="float" office:value="21.9047619047619">
            <text:p>21,90</text:p>
          </table:table-cell>
          <table:table-cell table:formula="of:=100*[.H172]/([.F172]+[.G172]+[.H172])" office:value-type="float" office:value="47.5">
            <text:p>4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office:value-type="float" office:value="111">
            <text:p>111,00</text:p>
          </table:table-cell>
          <table:table-cell office:value-type="float" office:value="17">
            <text:p>17,00</text:p>
          </table:table-cell>
          <table:table-cell office:value-type="float" office:value="72">
            <text:p>72,00</text:p>
          </table:table-cell>
          <table:table-cell table:formula="of:=100*[.F173]/([.F173]+[.G173])" office:value-type="float" office:value="86.71875">
            <text:p>86,72</text:p>
          </table:table-cell>
          <table:table-cell table:formula="of:=100*[.G173]/([.F173]+[.G173])" office:value-type="float" office:value="13.28125">
            <text:p>13,28</text:p>
          </table:table-cell>
          <table:table-cell table:formula="of:=100*[.H173]/([.F173]+[.G173]+[.H17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174]/([.F174]+[.G174])" office:value-type="float" office:value="96.4071856287425">
            <text:p>96,41</text:p>
          </table:table-cell>
          <table:table-cell table:formula="of:=100*[.G174]/([.F174]+[.G174])" office:value-type="float" office:value="3.59281437125748">
            <text:p>3,59</text:p>
          </table:table-cell>
          <table:table-cell table:formula="of:=100*[.H174]/([.F174]+[.G174]+[.H1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office:value-type="float" office:value="92">
            <text:p>92,00</text:p>
          </table:table-cell>
          <table:table-cell office:value-type="float" office:value="32">
            <text:p>32,00</text:p>
          </table:table-cell>
          <table:table-cell office:value-type="float" office:value="76">
            <text:p>76,00</text:p>
          </table:table-cell>
          <table:table-cell table:formula="of:=100*[.F176]/([.F176]+[.G176])" office:value-type="float" office:value="74.1935483870968">
            <text:p>74,19</text:p>
          </table:table-cell>
          <table:table-cell table:formula="of:=100*[.G176]/([.F176]+[.G176])" office:value-type="float" office:value="25.8064516129032">
            <text:p>25,81</text:p>
          </table:table-cell>
          <table:table-cell table:formula="of:=100*[.H176]/([.F176]+[.G176]+[.H176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office:value-type="float" office:value="68">
            <text:p>68,00</text:p>
          </table:table-cell>
          <table:table-cell office:value-type="float" office:value="46">
            <text:p>46,00</text:p>
          </table:table-cell>
          <table:table-cell office:value-type="float" office:value="86">
            <text:p>86,00</text:p>
          </table:table-cell>
          <table:table-cell table:formula="of:=100*[.F177]/([.F177]+[.G177])" office:value-type="float" office:value="59.6491228070175">
            <text:p>59,65</text:p>
          </table:table-cell>
          <table:table-cell table:formula="of:=100*[.G177]/([.F177]+[.G177])" office:value-type="float" office:value="40.3508771929825">
            <text:p>40,35</text:p>
          </table:table-cell>
          <table:table-cell table:formula="of:=100*[.H177]/([.F177]+[.G177]+[.H177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office:value-type="float" office:value="34">
            <text:p>34,00</text:p>
          </table:table-cell>
          <table:table-cell office:value-type="float" office:value="88">
            <text:p>88,00</text:p>
          </table:table-cell>
          <table:table-cell office:value-type="float" office:value="78">
            <text:p>78,00</text:p>
          </table:table-cell>
          <table:table-cell table:formula="of:=100*[.F178]/([.F178]+[.G178])" office:value-type="float" office:value="27.8688524590164">
            <text:p>27,87</text:p>
          </table:table-cell>
          <table:table-cell table:formula="of:=100*[.G178]/([.F178]+[.G178])" office:value-type="float" office:value="72.1311475409836">
            <text:p>72,13</text:p>
          </table:table-cell>
          <table:table-cell table:formula="of:=100*[.H178]/([.F178]+[.G178]+[.H178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60">
            <text:p>60,00</text:p>
          </table:table-cell>
          <table:table-cell office:value-type="float" office:value="92">
            <text:p>92,00</text:p>
          </table:table-cell>
          <table:table-cell table:formula="of:=100*[.F179]/([.F179]+[.G179])" office:value-type="float" office:value="44.4444444444444">
            <text:p>44,44</text:p>
          </table:table-cell>
          <table:table-cell table:formula="of:=100*[.G179]/([.F179]+[.G179])" office:value-type="float" office:value="55.5555555555556">
            <text:p>55,56</text:p>
          </table:table-cell>
          <table:table-cell table:formula="of:=100*[.H179]/([.F179]+[.G179]+[.H17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office:value-type="float" office:value="65">
            <text:p>65,00</text:p>
          </table:table-cell>
          <table:table-cell office:value-type="float" office:value="30">
            <text:p>30,00</text:p>
          </table:table-cell>
          <table:table-cell office:value-type="float" office:value="105">
            <text:p>105,00</text:p>
          </table:table-cell>
          <table:table-cell table:formula="of:=100*[.F180]/([.F180]+[.G180])" office:value-type="float" office:value="68.421052631579">
            <text:p>68,42</text:p>
          </table:table-cell>
          <table:table-cell table:formula="of:=100*[.G180]/([.F180]+[.G180])" office:value-type="float" office:value="31.5789473684211">
            <text:p>31,58</text:p>
          </table:table-cell>
          <table:table-cell table:formula="of:=100*[.H180]/([.F180]+[.G180]+[.H180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office:value-type="float" office:value="102">
            <text:p>102,00</text:p>
          </table:table-cell>
          <table:table-cell office:value-type="float" office:value="29">
            <text:p>29,00</text:p>
          </table:table-cell>
          <table:table-cell office:value-type="float" office:value="69">
            <text:p>69,00</text:p>
          </table:table-cell>
          <table:table-cell table:formula="of:=100*[.F181]/([.F181]+[.G181])" office:value-type="float" office:value="77.8625954198473">
            <text:p>77,86</text:p>
          </table:table-cell>
          <table:table-cell table:formula="of:=100*[.G181]/([.F181]+[.G181])" office:value-type="float" office:value="22.1374045801527">
            <text:p>22,14</text:p>
          </table:table-cell>
          <table:table-cell table:formula="of:=100*[.H181]/([.F181]+[.G181]+[.H181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0">
            <text:p>10,00</text:p>
          </table:table-cell>
          <table:table-cell office:value-type="float" office:value="43">
            <text:p>43,00</text:p>
          </table:table-cell>
          <table:table-cell table:formula="of:=100*[.F182]/([.F182]+[.G182])" office:value-type="float" office:value="93.6305732484076">
            <text:p>93,63</text:p>
          </table:table-cell>
          <table:table-cell table:formula="of:=100*[.G182]/([.F182]+[.G182])" office:value-type="float" office:value="6.36942675159236">
            <text:p>6,37</text:p>
          </table:table-cell>
          <table:table-cell table:formula="of:=100*[.H182]/([.F182]+[.G182]+[.H182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office:value-type="float" office:value="69">
            <text:p>69,00</text:p>
          </table:table-cell>
          <table:table-cell office:value-type="float" office:value="46">
            <text:p>46,00</text:p>
          </table:table-cell>
          <table:table-cell office:value-type="float" office:value="85">
            <text:p>85,00</text:p>
          </table:table-cell>
          <table:table-cell table:formula="of:=100*[.F184]/([.F184]+[.G184])" office:value-type="float" office:value="60">
            <text:p>60,00</text:p>
          </table:table-cell>
          <table:table-cell table:formula="of:=100*[.G184]/([.F184]+[.G184])" office:value-type="float" office:value="40">
            <text:p>40,00</text:p>
          </table:table-cell>
          <table:table-cell table:formula="of:=100*[.H184]/([.F184]+[.G184]+[.H184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office:value-type="float" office:value="43">
            <text:p>43,00</text:p>
          </table:table-cell>
          <table:table-cell office:value-type="float" office:value="67">
            <text:p>67,00</text:p>
          </table:table-cell>
          <table:table-cell office:value-type="float" office:value="90">
            <text:p>90,00</text:p>
          </table:table-cell>
          <table:table-cell table:formula="of:=100*[.F185]/([.F185]+[.G185])" office:value-type="float" office:value="39.0909090909091">
            <text:p>39,09</text:p>
          </table:table-cell>
          <table:table-cell table:formula="of:=100*[.G185]/([.F185]+[.G185])" office:value-type="float" office:value="60.9090909090909">
            <text:p>60,91</text:p>
          </table:table-cell>
          <table:table-cell table:formula="of:=100*[.H185]/([.F185]+[.G185]+[.H185])" office:value-type="float" office:value="45">
            <text:p>4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office:value-type="float" office:value="43">
            <text:p>43,00</text:p>
          </table:table-cell>
          <table:table-cell office:value-type="float" office:value="56">
            <text:p>56,00</text:p>
          </table:table-cell>
          <table:table-cell office:value-type="float" office:value="101">
            <text:p>101,00</text:p>
          </table:table-cell>
          <table:table-cell table:formula="of:=100*[.F186]/([.F186]+[.G186])" office:value-type="float" office:value="43.4343434343434">
            <text:p>43,43</text:p>
          </table:table-cell>
          <table:table-cell table:formula="of:=100*[.G186]/([.F186]+[.G186])" office:value-type="float" office:value="56.5656565656566">
            <text:p>56,57</text:p>
          </table:table-cell>
          <table:table-cell table:formula="of:=100*[.H186]/([.F186]+[.G186]+[.H186])" office:value-type="float" office:value="50.5">
            <text:p>50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58">
            <text:p>58,00</text:p>
          </table:table-cell>
          <table:table-cell office:value-type="float" office:value="94">
            <text:p>94,00</text:p>
          </table:table-cell>
          <table:table-cell table:formula="of:=100*[.F187]/([.F187]+[.G187])" office:value-type="float" office:value="45.2830188679245">
            <text:p>45,28</text:p>
          </table:table-cell>
          <table:table-cell table:formula="of:=100*[.G187]/([.F187]+[.G187])" office:value-type="float" office:value="54.7169811320755">
            <text:p>54,72</text:p>
          </table:table-cell>
          <table:table-cell table:formula="of:=100*[.H187]/([.F187]+[.G187]+[.H187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29">
            <text:p>29,00</text:p>
          </table:table-cell>
          <table:table-cell office:value-type="float" office:value="79">
            <text:p>79,00</text:p>
          </table:table-cell>
          <table:table-cell table:formula="of:=100*[.F188]/([.F188]+[.G188])" office:value-type="float" office:value="76.0330578512397">
            <text:p>76,03</text:p>
          </table:table-cell>
          <table:table-cell table:formula="of:=100*[.G188]/([.F188]+[.G188])" office:value-type="float" office:value="23.9669421487603">
            <text:p>23,97</text:p>
          </table:table-cell>
          <table:table-cell table:formula="of:=100*[.H188]/([.F188]+[.G188]+[.H18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3">
            <text:p>23,00</text:p>
          </table:table-cell>
          <table:table-cell office:value-type="float" office:value="49">
            <text:p>49,00</text:p>
          </table:table-cell>
          <table:table-cell table:formula="of:=100*[.F189]/([.F189]+[.G189])" office:value-type="float" office:value="84.7682119205298">
            <text:p>84,77</text:p>
          </table:table-cell>
          <table:table-cell table:formula="of:=100*[.G189]/([.F189]+[.G189])" office:value-type="float" office:value="15.2317880794702">
            <text:p>15,23</text:p>
          </table:table-cell>
          <table:table-cell table:formula="of:=100*[.H189]/([.F189]+[.G189]+[.H189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office:value-type="float" office:value="55">
            <text:p>55,00</text:p>
          </table:table-cell>
          <table:table-cell office:value-type="float" office:value="49">
            <text:p>49,00</text:p>
          </table:table-cell>
          <table:table-cell office:value-type="float" office:value="96">
            <text:p>96,00</text:p>
          </table:table-cell>
          <table:table-cell table:formula="of:=100*[.F191]/([.F191]+[.G191])" office:value-type="float" office:value="52.8846153846154">
            <text:p>52,88</text:p>
          </table:table-cell>
          <table:table-cell table:formula="of:=100*[.G191]/([.F191]+[.G191])" office:value-type="float" office:value="47.1153846153846">
            <text:p>47,12</text:p>
          </table:table-cell>
          <table:table-cell table:formula="of:=100*[.H191]/([.F191]+[.G191]+[.H191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75">
            <text:p>75,00</text:p>
          </table:table-cell>
          <table:table-cell office:value-type="float" office:value="80">
            <text:p>80,00</text:p>
          </table:table-cell>
          <table:table-cell table:formula="of:=100*[.F192]/([.F192]+[.G192])" office:value-type="float" office:value="37.5">
            <text:p>37,50</text:p>
          </table:table-cell>
          <table:table-cell table:formula="of:=100*[.G192]/([.F192]+[.G192])" office:value-type="float" office:value="62.5">
            <text:p>62,50</text:p>
          </table:table-cell>
          <table:table-cell table:formula="of:=100*[.H192]/([.F192]+[.G192]+[.H19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office:value-type="float" office:value="57">
            <text:p>57,00</text:p>
          </table:table-cell>
          <table:table-cell office:value-type="float" office:value="55">
            <text:p>55,00</text:p>
          </table:table-cell>
          <table:table-cell office:value-type="float" office:value="88">
            <text:p>88,00</text:p>
          </table:table-cell>
          <table:table-cell table:formula="of:=100*[.F193]/([.F193]+[.G193])" office:value-type="float" office:value="50.8928571428571">
            <text:p>50,89</text:p>
          </table:table-cell>
          <table:table-cell table:formula="of:=100*[.G193]/([.F193]+[.G193])" office:value-type="float" office:value="49.1071428571429">
            <text:p>49,11</text:p>
          </table:table-cell>
          <table:table-cell table:formula="of:=100*[.H193]/([.F193]+[.G193]+[.H193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office:value-type="float" office:value="73">
            <text:p>73,00</text:p>
          </table:table-cell>
          <table:table-cell office:value-type="float" office:value="35">
            <text:p>35,00</text:p>
          </table:table-cell>
          <table:table-cell office:value-type="float" office:value="92">
            <text:p>92,00</text:p>
          </table:table-cell>
          <table:table-cell table:formula="of:=100*[.F194]/([.F194]+[.G194])" office:value-type="float" office:value="67.5925925925926">
            <text:p>67,59</text:p>
          </table:table-cell>
          <table:table-cell table:formula="of:=100*[.G194]/([.F194]+[.G194])" office:value-type="float" office:value="32.4074074074074">
            <text:p>32,41</text:p>
          </table:table-cell>
          <table:table-cell table:formula="of:=100*[.H194]/([.F194]+[.G194]+[.H194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0">
            <text:p>20,00</text:p>
          </table:table-cell>
          <table:table-cell office:value-type="float" office:value="52">
            <text:p>52,00</text:p>
          </table:table-cell>
          <table:table-cell table:formula="of:=100*[.F195]/([.F195]+[.G195])" office:value-type="float" office:value="86.4864864864865">
            <text:p>86,49</text:p>
          </table:table-cell>
          <table:table-cell table:formula="of:=100*[.G195]/([.F195]+[.G195])" office:value-type="float" office:value="13.5135135135135">
            <text:p>13,51</text:p>
          </table:table-cell>
          <table:table-cell table:formula="of:=100*[.H195]/([.F195]+[.G195]+[.H19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2">
            <text:p>52,00</text:p>
          </table:table-cell>
          <table:table-cell office:value-type="float" office:value="91">
            <text:p>91,00</text:p>
          </table:table-cell>
          <table:table-cell table:formula="of:=100*[.F197]/([.F197]+[.G197])" office:value-type="float" office:value="52.2935779816514">
            <text:p>52,29</text:p>
          </table:table-cell>
          <table:table-cell table:formula="of:=100*[.G197]/([.F197]+[.G197])" office:value-type="float" office:value="47.7064220183486">
            <text:p>47,71</text:p>
          </table:table-cell>
          <table:table-cell table:formula="of:=100*[.H197]/([.F197]+[.G197]+[.H197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8">
            <text:p>58,00</text:p>
          </table:table-cell>
          <table:table-cell office:value-type="float" office:value="99">
            <text:p>99,00</text:p>
          </table:table-cell>
          <table:table-cell table:formula="of:=100*[.F198]/([.F198]+[.G198])" office:value-type="float" office:value="42.5742574257426">
            <text:p>42,57</text:p>
          </table:table-cell>
          <table:table-cell table:formula="of:=100*[.G198]/([.F198]+[.G198])" office:value-type="float" office:value="57.4257425742574">
            <text:p>57,43</text:p>
          </table:table-cell>
          <table:table-cell table:formula="of:=100*[.H198]/([.F198]+[.G198]+[.H198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office:value-type="float" office:value="84">
            <text:p>84,00</text:p>
          </table:table-cell>
          <table:table-cell office:value-type="float" office:value="42">
            <text:p>42,00</text:p>
          </table:table-cell>
          <table:table-cell office:value-type="float" office:value="74">
            <text:p>74,00</text:p>
          </table:table-cell>
          <table:table-cell table:formula="of:=100*[.F199]/([.F199]+[.G199])" office:value-type="float" office:value="66.6666666666667">
            <text:p>66,67</text:p>
          </table:table-cell>
          <table:table-cell table:formula="of:=100*[.G199]/([.F199]+[.G199])" office:value-type="float" office:value="33.3333333333333">
            <text:p>33,33</text:p>
          </table:table-cell>
          <table:table-cell table:formula="of:=100*[.H199]/([.F199]+[.G199]+[.H19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23">
            <text:p>23,00</text:p>
          </table:table-cell>
          <table:table-cell office:value-type="float" office:value="42">
            <text:p>42,00</text:p>
          </table:table-cell>
          <table:table-cell table:formula="of:=100*[.F200]/([.F200]+[.G200])" office:value-type="float" office:value="85.4430379746836">
            <text:p>85,44</text:p>
          </table:table-cell>
          <table:table-cell table:formula="of:=100*[.G200]/([.F200]+[.G200])" office:value-type="float" office:value="14.5569620253165">
            <text:p>14,56</text:p>
          </table:table-cell>
          <table:table-cell table:formula="of:=100*[.H200]/([.F200]+[.G200]+[.H20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57">
            <text:p>57,00</text:p>
          </table:table-cell>
          <table:table-cell office:value-type="float" office:value="94">
            <text:p>94,00</text:p>
          </table:table-cell>
          <table:table-cell table:formula="of:=100*[.F202]/([.F202]+[.G202])" office:value-type="float" office:value="46.2264150943396">
            <text:p>46,23</text:p>
          </table:table-cell>
          <table:table-cell table:formula="of:=100*[.G202]/([.F202]+[.G202])" office:value-type="float" office:value="53.7735849056604">
            <text:p>53,77</text:p>
          </table:table-cell>
          <table:table-cell table:formula="of:=100*[.H202]/([.F202]+[.G202]+[.H202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4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office:value-type="float" office:value="162">
            <text:p>162,00</text:p>
          </table:table-cell>
          <table:table-cell office:value-type="float" office:value="2">
            <text:p>2,00</text:p>
          </table:table-cell>
          <table:table-cell office:value-type="float" office:value="36">
            <text:p>36,00</text:p>
          </table:table-cell>
          <table:table-cell table:formula="of:=100*[.F212]/([.F212]+[.G212])" office:value-type="float" office:value="98.7804878048781">
            <text:p>98,78</text:p>
          </table:table-cell>
          <table:table-cell table:formula="of:=100*[.G212]/([.F212]+[.G212])" office:value-type="float" office:value="1.21951219512195">
            <text:p>1,22</text:p>
          </table:table-cell>
          <table:table-cell table:formula="of:=100*[.H212]/([.F212]+[.G212]+[.H212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office:value-type="float" office:value="114">
            <text:p>114,00</text:p>
          </table:table-cell>
          <table:table-cell office:value-type="float" office:value="17">
            <text:p>17,00</text:p>
          </table:table-cell>
          <table:table-cell office:value-type="float" office:value="69">
            <text:p>69,00</text:p>
          </table:table-cell>
          <table:table-cell table:formula="of:=100*[.F222]/([.F222]+[.G222])" office:value-type="float" office:value="87.0229007633588">
            <text:p>87,02</text:p>
          </table:table-cell>
          <table:table-cell table:formula="of:=100*[.G222]/([.F222]+[.G222])" office:value-type="float" office:value="12.9770992366412">
            <text:p>12,98</text:p>
          </table:table-cell>
          <table:table-cell table:formula="of:=100*[.H222]/([.F222]+[.G222]+[.H2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office:value-type="float" office:value="76">
            <text:p>76,00</text:p>
          </table:table-cell>
          <table:table-cell office:value-type="float" office:value="33">
            <text:p>33,00</text:p>
          </table:table-cell>
          <table:table-cell office:value-type="float" office:value="91">
            <text:p>91,00</text:p>
          </table:table-cell>
          <table:table-cell table:formula="of:=100*[.F223]/([.F223]+[.G223])" office:value-type="float" office:value="69.7247706422018">
            <text:p>69,72</text:p>
          </table:table-cell>
          <table:table-cell table:formula="of:=100*[.G223]/([.F223]+[.G223])" office:value-type="float" office:value="30.2752293577982">
            <text:p>30,28</text:p>
          </table:table-cell>
          <table:table-cell table:formula="of:=100*[.H223]/([.F223]+[.G223]+[.H22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office:value-type="float" office:value="54">
            <text:p>54,00</text:p>
          </table:table-cell>
          <table:table-cell office:value-type="float" office:value="37">
            <text:p>37,00</text:p>
          </table:table-cell>
          <table:table-cell office:value-type="float" office:value="109">
            <text:p>109,00</text:p>
          </table:table-cell>
          <table:table-cell table:formula="of:=100*[.F224]/([.F224]+[.G224])" office:value-type="float" office:value="59.3406593406593">
            <text:p>59,34</text:p>
          </table:table-cell>
          <table:table-cell table:formula="of:=100*[.G224]/([.F224]+[.G224])" office:value-type="float" office:value="40.6593406593407">
            <text:p>40,66</text:p>
          </table:table-cell>
          <table:table-cell table:formula="of:=100*[.H224]/([.F224]+[.G224]+[.H224])" office:value-type="float" office:value="54.5">
            <text:p>5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office:value-type="float" office:value="62">
            <text:p>62,00</text:p>
          </table:table-cell>
          <table:table-cell office:value-type="float" office:value="35">
            <text:p>35,00</text:p>
          </table:table-cell>
          <table:table-cell office:value-type="float" office:value="103">
            <text:p>103,00</text:p>
          </table:table-cell>
          <table:table-cell table:formula="of:=100*[.F225]/([.F225]+[.G225])" office:value-type="float" office:value="63.9175257731959">
            <text:p>63,92</text:p>
          </table:table-cell>
          <table:table-cell table:formula="of:=100*[.G225]/([.F225]+[.G225])" office:value-type="float" office:value="36.0824742268041">
            <text:p>36,08</text:p>
          </table:table-cell>
          <table:table-cell table:formula="of:=100*[.H225]/([.F225]+[.G225]+[.H22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office:value-type="float" office:value="67">
            <text:p>67,00</text:p>
          </table:table-cell>
          <table:table-cell office:value-type="float" office:value="22">
            <text:p>22,00</text:p>
          </table:table-cell>
          <table:table-cell office:value-type="float" office:value="111">
            <text:p>111,00</text:p>
          </table:table-cell>
          <table:table-cell table:formula="of:=100*[.F226]/([.F226]+[.G226])" office:value-type="float" office:value="75.2808988764045">
            <text:p>75,28</text:p>
          </table:table-cell>
          <table:table-cell table:formula="of:=100*[.G226]/([.F226]+[.G226])" office:value-type="float" office:value="24.7191011235955">
            <text:p>24,72</text:p>
          </table:table-cell>
          <table:table-cell table:formula="of:=100*[.H226]/([.F226]+[.G226]+[.H226])" office:value-type="float" office:value="55.5">
            <text:p>5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3">
            <text:p>13,00</text:p>
          </table:table-cell>
          <table:table-cell office:value-type="float" office:value="78">
            <text:p>78,00</text:p>
          </table:table-cell>
          <table:table-cell table:formula="of:=100*[.F227]/([.F227]+[.G227])" office:value-type="float" office:value="89.344262295082">
            <text:p>89,34</text:p>
          </table:table-cell>
          <table:table-cell table:formula="of:=100*[.G227]/([.F227]+[.G227])" office:value-type="float" office:value="10.655737704918">
            <text:p>10,66</text:p>
          </table:table-cell>
          <table:table-cell table:formula="of:=100*[.H227]/([.F227]+[.G227]+[.H227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7">
            <text:p>7,00</text:p>
          </table:table-cell>
          <table:table-cell office:value-type="float" office:value="32">
            <text:p>32,00</text:p>
          </table:table-cell>
          <table:table-cell table:formula="of:=100*[.F228]/([.F228]+[.G228])" office:value-type="float" office:value="95.8333333333333">
            <text:p>95,83</text:p>
          </table:table-cell>
          <table:table-cell table:formula="of:=100*[.G228]/([.F228]+[.G228])" office:value-type="float" office:value="4.16666666666667">
            <text:p>4,17</text:p>
          </table:table-cell>
          <table:table-cell table:formula="of:=100*[.H228]/([.F228]+[.G228]+[.H228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42">
            <text:p>42,00</text:p>
          </table:table-cell>
          <table:table-cell office:value-type="float" office:value="83">
            <text:p>83,00</text:p>
          </table:table-cell>
          <table:table-cell table:formula="of:=100*[.F230]/([.F230]+[.G230])" office:value-type="float" office:value="64.1025641025641">
            <text:p>64,10</text:p>
          </table:table-cell>
          <table:table-cell table:formula="of:=100*[.G230]/([.F230]+[.G230])" office:value-type="float" office:value="35.8974358974359">
            <text:p>35,90</text:p>
          </table:table-cell>
          <table:table-cell table:formula="of:=100*[.H230]/([.F230]+[.G230]+[.H23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office:value-type="float" office:value="59">
            <text:p>59,00</text:p>
          </table:table-cell>
          <table:table-cell office:value-type="float" office:value="47">
            <text:p>47,00</text:p>
          </table:table-cell>
          <table:table-cell office:value-type="float" office:value="94">
            <text:p>94,00</text:p>
          </table:table-cell>
          <table:table-cell table:formula="of:=100*[.F231]/([.F231]+[.G231])" office:value-type="float" office:value="55.6603773584906">
            <text:p>55,66</text:p>
          </table:table-cell>
          <table:table-cell table:formula="of:=100*[.G231]/([.F231]+[.G231])" office:value-type="float" office:value="44.3396226415094">
            <text:p>44,34</text:p>
          </table:table-cell>
          <table:table-cell table:formula="of:=100*[.H231]/([.F231]+[.G231]+[.H231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49">
            <text:p>49,00</text:p>
          </table:table-cell>
          <table:table-cell office:value-type="float" office:value="99">
            <text:p>99,00</text:p>
          </table:table-cell>
          <table:table-cell table:formula="of:=100*[.F232]/([.F232]+[.G232])" office:value-type="float" office:value="51.4851485148515">
            <text:p>51,49</text:p>
          </table:table-cell>
          <table:table-cell table:formula="of:=100*[.G232]/([.F232]+[.G232])" office:value-type="float" office:value="48.5148514851485">
            <text:p>48,51</text:p>
          </table:table-cell>
          <table:table-cell table:formula="of:=100*[.H232]/([.F232]+[.G232]+[.H232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33]/([.F233]+[.G233])" office:value-type="float" office:value="55.045871559633">
            <text:p>55,05</text:p>
          </table:table-cell>
          <table:table-cell table:formula="of:=100*[.G233]/([.F233]+[.G233])" office:value-type="float" office:value="44.954128440367">
            <text:p>44,95</text:p>
          </table:table-cell>
          <table:table-cell table:formula="of:=100*[.H233]/([.F233]+[.G233]+[.H23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office:value-type="float" office:value="112">
            <text:p>112,00</text:p>
          </table:table-cell>
          <table:table-cell office:value-type="float" office:value="24">
            <text:p>24,00</text:p>
          </table:table-cell>
          <table:table-cell office:value-type="float" office:value="64">
            <text:p>64,00</text:p>
          </table:table-cell>
          <table:table-cell table:formula="of:=100*[.F234]/([.F234]+[.G234])" office:value-type="float" office:value="82.3529411764706">
            <text:p>82,35</text:p>
          </table:table-cell>
          <table:table-cell table:formula="of:=100*[.G234]/([.F234]+[.G234])" office:value-type="float" office:value="17.6470588235294">
            <text:p>17,65</text:p>
          </table:table-cell>
          <table:table-cell table:formula="of:=100*[.H234]/([.F234]+[.G234]+[.H234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16">
            <text:p>16,00</text:p>
          </table:table-cell>
          <table:table-cell office:value-type="float" office:value="43">
            <text:p>43,00</text:p>
          </table:table-cell>
          <table:table-cell table:formula="of:=100*[.F235]/([.F235]+[.G235])" office:value-type="float" office:value="89.8089171974522">
            <text:p>89,81</text:p>
          </table:table-cell>
          <table:table-cell table:formula="of:=100*[.G235]/([.F235]+[.G235])" office:value-type="float" office:value="10.1910828025478">
            <text:p>10,19</text:p>
          </table:table-cell>
          <table:table-cell table:formula="of:=100*[.H235]/([.F235]+[.G235]+[.H235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office:value-type="float" office:value="77">
            <text:p>77,00</text:p>
          </table:table-cell>
          <table:table-cell office:value-type="float" office:value="42">
            <text:p>42,00</text:p>
          </table:table-cell>
          <table:table-cell office:value-type="float" office:value="81">
            <text:p>81,00</text:p>
          </table:table-cell>
          <table:table-cell table:formula="of:=100*[.F237]/([.F237]+[.G237])" office:value-type="float" office:value="64.7058823529412">
            <text:p>64,71</text:p>
          </table:table-cell>
          <table:table-cell table:formula="of:=100*[.G237]/([.F237]+[.G237])" office:value-type="float" office:value="35.2941176470588">
            <text:p>35,29</text:p>
          </table:table-cell>
          <table:table-cell table:formula="of:=100*[.H237]/([.F237]+[.G237]+[.H237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office:value-type="float" office:value="55">
            <text:p>55,00</text:p>
          </table:table-cell>
          <table:table-cell office:value-type="float" office:value="56">
            <text:p>56,00</text:p>
          </table:table-cell>
          <table:table-cell office:value-type="float" office:value="89">
            <text:p>89,00</text:p>
          </table:table-cell>
          <table:table-cell table:formula="of:=100*[.F238]/([.F238]+[.G238])" office:value-type="float" office:value="49.5495495495496">
            <text:p>49,55</text:p>
          </table:table-cell>
          <table:table-cell table:formula="of:=100*[.G238]/([.F238]+[.G238])" office:value-type="float" office:value="50.4504504504505">
            <text:p>50,45</text:p>
          </table:table-cell>
          <table:table-cell table:formula="of:=100*[.H238]/([.F238]+[.G238]+[.H238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57">
            <text:p>57,00</text:p>
          </table:table-cell>
          <table:table-cell office:value-type="float" office:value="92">
            <text:p>92,00</text:p>
          </table:table-cell>
          <table:table-cell table:formula="of:=100*[.F239]/([.F239]+[.G239])" office:value-type="float" office:value="47.2222222222222">
            <text:p>47,22</text:p>
          </table:table-cell>
          <table:table-cell table:formula="of:=100*[.G239]/([.F239]+[.G239])" office:value-type="float" office:value="52.7777777777778">
            <text:p>52,78</text:p>
          </table:table-cell>
          <table:table-cell table:formula="of:=100*[.H239]/([.F239]+[.G239]+[.H23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26">
            <text:p>26,00</text:p>
          </table:table-cell>
          <table:table-cell office:value-type="float" office:value="91">
            <text:p>91,00</text:p>
          </table:table-cell>
          <table:table-cell table:formula="of:=100*[.F240]/([.F240]+[.G240])" office:value-type="float" office:value="76.1467889908257">
            <text:p>76,15</text:p>
          </table:table-cell>
          <table:table-cell table:formula="of:=100*[.G240]/([.F240]+[.G240])" office:value-type="float" office:value="23.8532110091743">
            <text:p>23,85</text:p>
          </table:table-cell>
          <table:table-cell table:formula="of:=100*[.H240]/([.F240]+[.G240]+[.H240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5">
            <text:p>15,00</text:p>
          </table:table-cell>
          <table:table-cell office:value-type="float" office:value="43">
            <text:p>43,00</text:p>
          </table:table-cell>
          <table:table-cell table:formula="of:=100*[.F241]/([.F241]+[.G241])" office:value-type="float" office:value="90.4458598726115">
            <text:p>90,45</text:p>
          </table:table-cell>
          <table:table-cell table:formula="of:=100*[.G241]/([.F241]+[.G241])" office:value-type="float" office:value="9.55414012738854">
            <text:p>9,55</text:p>
          </table:table-cell>
          <table:table-cell table:formula="of:=100*[.H241]/([.F241]+[.G241]+[.H241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43]/([.F243]+[.G243])" office:value-type="float" office:value="55.045871559633">
            <text:p>55,05</text:p>
          </table:table-cell>
          <table:table-cell table:formula="of:=100*[.G243]/([.F243]+[.G243])" office:value-type="float" office:value="44.954128440367">
            <text:p>44,95</text:p>
          </table:table-cell>
          <table:table-cell table:formula="of:=100*[.H243]/([.F243]+[.G243]+[.H24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office:value-type="float" office:value="42">
            <text:p>42,00</text:p>
          </table:table-cell>
          <table:table-cell office:value-type="float" office:value="54">
            <text:p>54,00</text:p>
          </table:table-cell>
          <table:table-cell office:value-type="float" office:value="104">
            <text:p>104,00</text:p>
          </table:table-cell>
          <table:table-cell table:formula="of:=100*[.F244]/([.F244]+[.G244])" office:value-type="float" office:value="43.75">
            <text:p>43,75</text:p>
          </table:table-cell>
          <table:table-cell table:formula="of:=100*[.G244]/([.F244]+[.G244])" office:value-type="float" office:value="56.25">
            <text:p>56,25</text:p>
          </table:table-cell>
          <table:table-cell table:formula="of:=100*[.H244]/([.F244]+[.G244]+[.H244])" office:value-type="float" office:value="52">
            <text:p>5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office:value-type="float" office:value="82">
            <text:p>82,00</text:p>
          </table:table-cell>
          <table:table-cell office:value-type="float" office:value="36">
            <text:p>36,00</text:p>
          </table:table-cell>
          <table:table-cell office:value-type="float" office:value="82">
            <text:p>82,00</text:p>
          </table:table-cell>
          <table:table-cell table:formula="of:=100*[.F245]/([.F245]+[.G245])" office:value-type="float" office:value="69.4915254237288">
            <text:p>69,49</text:p>
          </table:table-cell>
          <table:table-cell table:formula="of:=100*[.G245]/([.F245]+[.G245])" office:value-type="float" office:value="30.5084745762712">
            <text:p>30,51</text:p>
          </table:table-cell>
          <table:table-cell table:formula="of:=100*[.H245]/([.F245]+[.G245]+[.H245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8">
            <text:p>28,00</text:p>
          </table:table-cell>
          <table:table-cell office:value-type="float" office:value="29">
            <text:p>29,00</text:p>
          </table:table-cell>
          <table:table-cell table:formula="of:=100*[.F246]/([.F246]+[.G246])" office:value-type="float" office:value="83.625730994152">
            <text:p>83,63</text:p>
          </table:table-cell>
          <table:table-cell table:formula="of:=100*[.G246]/([.F246]+[.G246])" office:value-type="float" office:value="16.374269005848">
            <text:p>16,37</text:p>
          </table:table-cell>
          <table:table-cell table:formula="of:=100*[.H246]/([.F246]+[.G246]+[.H246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office:value-type="float" office:value="62">
            <text:p>62,00</text:p>
          </table:table-cell>
          <table:table-cell office:value-type="float" office:value="42">
            <text:p>42,00</text:p>
          </table:table-cell>
          <table:table-cell office:value-type="float" office:value="96">
            <text:p>96,00</text:p>
          </table:table-cell>
          <table:table-cell table:formula="of:=100*[.F248]/([.F248]+[.G248])" office:value-type="float" office:value="59.6153846153846">
            <text:p>59,62</text:p>
          </table:table-cell>
          <table:table-cell table:formula="of:=100*[.G248]/([.F248]+[.G248])" office:value-type="float" office:value="40.3846153846154">
            <text:p>40,38</text:p>
          </table:table-cell>
          <table:table-cell table:formula="of:=100*[.H248]/([.F248]+[.G248]+[.H248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office:value-type="float" office:value="59">
            <text:p>59,00</text:p>
          </table:table-cell>
          <table:table-cell office:value-type="float" office:value="45">
            <text:p>45,00</text:p>
          </table:table-cell>
          <table:table-cell office:value-type="float" office:value="96">
            <text:p>96,00</text:p>
          </table:table-cell>
          <table:table-cell table:formula="of:=100*[.F249]/([.F249]+[.G249])" office:value-type="float" office:value="56.7307692307692">
            <text:p>56,73</text:p>
          </table:table-cell>
          <table:table-cell table:formula="of:=100*[.G249]/([.F249]+[.G249])" office:value-type="float" office:value="43.2692307692308">
            <text:p>43,27</text:p>
          </table:table-cell>
          <table:table-cell table:formula="of:=100*[.H249]/([.F249]+[.G249]+[.H249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6">
            <text:p>16,00</text:p>
          </table:table-cell>
          <table:table-cell office:value-type="float" office:value="42">
            <text:p>42,00</text:p>
          </table:table-cell>
          <table:table-cell table:formula="of:=100*[.F250]/([.F250]+[.G250])" office:value-type="float" office:value="89.873417721519">
            <text:p>89,87</text:p>
          </table:table-cell>
          <table:table-cell table:formula="of:=100*[.G250]/([.F250]+[.G250])" office:value-type="float" office:value="10.126582278481">
            <text:p>10,13</text:p>
          </table:table-cell>
          <table:table-cell table:formula="of:=100*[.H250]/([.F250]+[.G250]+[.H25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33">
            <text:p>33,00</text:p>
          </table:table-cell>
          <table:table-cell office:value-type="float" office:value="84">
            <text:p>84,00</text:p>
          </table:table-cell>
          <table:table-cell table:formula="of:=100*[.F252]/([.F252]+[.G252])" office:value-type="float" office:value="71.551724137931">
            <text:p>71,55</text:p>
          </table:table-cell>
          <table:table-cell table:formula="of:=100*[.G252]/([.F252]+[.G252])" office:value-type="float" office:value="28.448275862069">
            <text:p>28,45</text:p>
          </table:table-cell>
          <table:table-cell table:formula="of:=100*[.H252]/([.F252]+[.G252]+[.H252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18">
            <text:p>18,00</text:p>
          </table:table-cell>
          <table:table-cell office:value-type="float" office:value="44">
            <text:p>44,00</text:p>
          </table:table-cell>
          <table:table-cell table:formula="of:=100*[.F253]/([.F253]+[.G253])" office:value-type="float" office:value="88.4615384615385">
            <text:p>88,46</text:p>
          </table:table-cell>
          <table:table-cell table:formula="of:=100*[.G253]/([.F253]+[.G253])" office:value-type="float" office:value="11.5384615384615">
            <text:p>11,54</text:p>
          </table:table-cell>
          <table:table-cell table:formula="of:=100*[.H253]/([.F253]+[.G253]+[.H253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9">
            <text:p>29,00</text:p>
          </table:table-cell>
          <table:table-cell office:value-type="float" office:value="40">
            <text:p>40,00</text:p>
          </table:table-cell>
          <table:table-cell table:formula="of:=100*[.F255]/([.F255]+[.G255])" office:value-type="float" office:value="81.875">
            <text:p>81,88</text:p>
          </table:table-cell>
          <table:table-cell table:formula="of:=100*[.G255]/([.F255]+[.G255])" office:value-type="float" office:value="18.125">
            <text:p>18,13</text:p>
          </table:table-cell>
          <table:table-cell table:formula="of:=100*[.H255]/([.F255]+[.G255]+[.H255])" office:value-type="float" office:value="20">
            <text:p>20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office:value-type="float" office:value="140">
            <text:p>140,00</text:p>
          </table:table-cell>
          <table:table-cell office:value-type="float" office:value="4">
            <text:p>4,00</text:p>
          </table:table-cell>
          <table:table-cell office:value-type="float" office:value="56">
            <text:p>56,00</text:p>
          </table:table-cell>
          <table:table-cell table:formula="of:=100*[.F258]/([.F258]+[.G258])" office:value-type="float" office:value="97.2222222222222">
            <text:p>97,22</text:p>
          </table:table-cell>
          <table:table-cell table:formula="of:=100*[.G258]/([.F258]+[.G258])" office:value-type="float" office:value="2.77777777777778">
            <text:p>2,78</text:p>
          </table:table-cell>
          <table:table-cell table:formula="of:=100*[.H258]/([.F258]+[.G258]+[.H258])" office:value-type="float" office:value="28">
            <text:p>28,00</text:p>
          </table:table-cell>
          <table:table-cell>
            <draw:frame table:end-cell-address="'DrawReset-SelectRandom'.S277" table:end-x="1.299cm" table:end-y="0.436cm" draw:z-index="5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6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office:value-type="float" office:value="138">
            <text:p>138,00</text:p>
          </table:table-cell>
          <table:table-cell office:value-type="float" office:value="9">
            <text:p>9,00</text:p>
          </table:table-cell>
          <table:table-cell office:value-type="float" office:value="53">
            <text:p>53,00</text:p>
          </table:table-cell>
          <table:table-cell table:formula="of:=100*[.F259]/([.F259]+[.G259])" office:value-type="float" office:value="93.8775510204082">
            <text:p>93,88</text:p>
          </table:table-cell>
          <table:table-cell table:formula="of:=100*[.G259]/([.F259]+[.G259])" office:value-type="float" office:value="6.12244897959184">
            <text:p>6,12</text:p>
          </table:table-cell>
          <table:table-cell table:formula="of:=100*[.H259]/([.F259]+[.G259]+[.H259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6">
            <text:p>16,00</text:p>
          </table:table-cell>
          <table:table-cell office:value-type="float" office:value="76">
            <text:p>76,00</text:p>
          </table:table-cell>
          <table:table-cell table:formula="of:=100*[.F266]/([.F266]+[.G266])" office:value-type="float" office:value="87.0967741935484">
            <text:p>87,10</text:p>
          </table:table-cell>
          <table:table-cell table:formula="of:=100*[.G266]/([.F266]+[.G266])" office:value-type="float" office:value="12.9032258064516">
            <text:p>12,90</text:p>
          </table:table-cell>
          <table:table-cell table:formula="of:=100*[.H266]/([.F266]+[.G266]+[.H266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office:value-type="float" office:value="71">
            <text:p>71,00</text:p>
          </table:table-cell>
          <table:table-cell office:value-type="float" office:value="27">
            <text:p>27,00</text:p>
          </table:table-cell>
          <table:table-cell office:value-type="float" office:value="102">
            <text:p>102,00</text:p>
          </table:table-cell>
          <table:table-cell table:formula="of:=100*[.F267]/([.F267]+[.G267])" office:value-type="float" office:value="72.4489795918367">
            <text:p>72,45</text:p>
          </table:table-cell>
          <table:table-cell table:formula="of:=100*[.G267]/([.F267]+[.G267])" office:value-type="float" office:value="27.5510204081633">
            <text:p>27,55</text:p>
          </table:table-cell>
          <table:table-cell table:formula="of:=100*[.H267]/([.F267]+[.G267]+[.H267])" office:value-type="float" office:value="51">
            <text:p>51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office:value-type="float" office:value="68">
            <text:p>68,00</text:p>
          </table:table-cell>
          <table:table-cell office:value-type="float" office:value="31">
            <text:p>31,00</text:p>
          </table:table-cell>
          <table:table-cell office:value-type="float" office:value="101">
            <text:p>101,00</text:p>
          </table:table-cell>
          <table:table-cell table:formula="of:=100*[.F268]/([.F268]+[.G268])" office:value-type="float" office:value="68.6868686868687">
            <text:p>68,69</text:p>
          </table:table-cell>
          <table:table-cell table:formula="of:=100*[.G268]/([.F268]+[.G268])" office:value-type="float" office:value="31.3131313131313">
            <text:p>31,31</text:p>
          </table:table-cell>
          <table:table-cell table:formula="of:=100*[.H268]/([.F268]+[.G268]+[.H268])" office:value-type="float" office:value="50.5">
            <text:p>50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office:value-type="float" office:value="79">
            <text:p>79,00</text:p>
          </table:table-cell>
          <table:table-cell office:value-type="float" office:value="25">
            <text:p>25,00</text:p>
          </table:table-cell>
          <table:table-cell office:value-type="float" office:value="96">
            <text:p>96,00</text:p>
          </table:table-cell>
          <table:table-cell table:formula="of:=100*[.F269]/([.F269]+[.G269])" office:value-type="float" office:value="75.9615384615385">
            <text:p>75,96</text:p>
          </table:table-cell>
          <table:table-cell table:formula="of:=100*[.G269]/([.F269]+[.G269])" office:value-type="float" office:value="24.0384615384615">
            <text:p>24,04</text:p>
          </table:table-cell>
          <table:table-cell table:formula="of:=100*[.H269]/([.F269]+[.G269]+[.H269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1">
            <text:p>11,00</text:p>
          </table:table-cell>
          <table:table-cell office:value-type="float" office:value="83">
            <text:p>83,00</text:p>
          </table:table-cell>
          <table:table-cell table:formula="of:=100*[.F270]/([.F270]+[.G270])" office:value-type="float" office:value="90.5982905982906">
            <text:p>90,60</text:p>
          </table:table-cell>
          <table:table-cell table:formula="of:=100*[.G270]/([.F270]+[.G270])" office:value-type="float" office:value="9.4017094017094">
            <text:p>9,40</text:p>
          </table:table-cell>
          <table:table-cell table:formula="of:=100*[.H270]/([.F270]+[.G270]+[.H27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4">
            <text:p>4,00</text:p>
          </table:table-cell>
          <table:table-cell office:value-type="float" office:value="37">
            <text:p>37,00</text:p>
          </table:table-cell>
          <table:table-cell table:formula="of:=100*[.F271]/([.F271]+[.G271])" office:value-type="float" office:value="97.5460122699387">
            <text:p>97,55</text:p>
          </table:table-cell>
          <table:table-cell table:formula="of:=100*[.G271]/([.F271]+[.G271])" office:value-type="float" office:value="2.45398773006135">
            <text:p>2,45</text:p>
          </table:table-cell>
          <table:table-cell table:formula="of:=100*[.H271]/([.F271]+[.G271]+[.H271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office:value-type="float" office:value="74">
            <text:p>74,00</text:p>
          </table:table-cell>
          <table:table-cell office:value-type="float" office:value="35">
            <text:p>35,00</text:p>
          </table:table-cell>
          <table:table-cell office:value-type="float" office:value="91">
            <text:p>91,00</text:p>
          </table:table-cell>
          <table:table-cell table:formula="of:=100*[.F273]/([.F273]+[.G273])" office:value-type="float" office:value="67.8899082568807">
            <text:p>67,89</text:p>
          </table:table-cell>
          <table:table-cell table:formula="of:=100*[.G273]/([.F273]+[.G273])" office:value-type="float" office:value="32.1100917431193">
            <text:p>32,11</text:p>
          </table:table-cell>
          <table:table-cell table:formula="of:=100*[.H273]/([.F273]+[.G273]+[.H27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office:value-type="float" office:value="69">
            <text:p>69,00</text:p>
          </table:table-cell>
          <table:table-cell office:value-type="float" office:value="38">
            <text:p>38,00</text:p>
          </table:table-cell>
          <table:table-cell office:value-type="float" office:value="93">
            <text:p>93,00</text:p>
          </table:table-cell>
          <table:table-cell table:formula="of:=100*[.F274]/([.F274]+[.G274])" office:value-type="float" office:value="64.4859813084112">
            <text:p>64,49</text:p>
          </table:table-cell>
          <table:table-cell table:formula="of:=100*[.G274]/([.F274]+[.G274])" office:value-type="float" office:value="35.5140186915888">
            <text:p>35,51</text:p>
          </table:table-cell>
          <table:table-cell table:formula="of:=100*[.H274]/([.F274]+[.G274]+[.H27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office:value-type="float" office:value="91">
            <text:p>91,00</text:p>
          </table:table-cell>
          <table:table-cell office:value-type="float" office:value="24">
            <text:p>24,00</text:p>
          </table:table-cell>
          <table:table-cell office:value-type="float" office:value="85">
            <text:p>85,00</text:p>
          </table:table-cell>
          <table:table-cell table:formula="of:=100*[.F275]/([.F275]+[.G275])" office:value-type="float" office:value="79.1304347826087">
            <text:p>79,13</text:p>
          </table:table-cell>
          <table:table-cell table:formula="of:=100*[.G275]/([.F275]+[.G275])" office:value-type="float" office:value="20.8695652173913">
            <text:p>20,87</text:p>
          </table:table-cell>
          <table:table-cell table:formula="of:=100*[.H275]/([.F275]+[.G275]+[.H275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office:value-type="float" office:value="88">
            <text:p>88,00</text:p>
          </table:table-cell>
          <table:table-cell office:value-type="float" office:value="23">
            <text:p>23,00</text:p>
          </table:table-cell>
          <table:table-cell office:value-type="float" office:value="89">
            <text:p>89,00</text:p>
          </table:table-cell>
          <table:table-cell table:formula="of:=100*[.F276]/([.F276]+[.G276])" office:value-type="float" office:value="79.2792792792793">
            <text:p>79,28</text:p>
          </table:table-cell>
          <table:table-cell table:formula="of:=100*[.G276]/([.F276]+[.G276])" office:value-type="float" office:value="20.7207207207207">
            <text:p>20,72</text:p>
          </table:table-cell>
          <table:table-cell table:formula="of:=100*[.H276]/([.F276]+[.G276]+[.H276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office:value-type="float" office:value="150">
            <text:p>150,00</text:p>
          </table:table-cell>
          <table:table-cell office:value-type="float" office:value="14">
            <text:p>14,00</text:p>
          </table:table-cell>
          <table:table-cell office:value-type="float" office:value="36">
            <text:p>36,00</text:p>
          </table:table-cell>
          <table:table-cell table:formula="of:=100*[.F277]/([.F277]+[.G277])" office:value-type="float" office:value="91.4634146341463">
            <text:p>91,46</text:p>
          </table:table-cell>
          <table:table-cell table:formula="of:=100*[.G277]/([.F277]+[.G277])" office:value-type="float" office:value="8.53658536585366">
            <text:p>8,54</text:p>
          </table:table-cell>
          <table:table-cell table:formula="of:=100*[.H277]/([.F277]+[.G277]+[.H277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office:value-type="float" office:value="76">
            <text:p>76,00</text:p>
          </table:table-cell>
          <table:table-cell office:value-type="float" office:value="32">
            <text:p>32,00</text:p>
          </table:table-cell>
          <table:table-cell office:value-type="float" office:value="92">
            <text:p>92,00</text:p>
          </table:table-cell>
          <table:table-cell table:formula="of:=100*[.F279]/([.F279]+[.G279])" office:value-type="float" office:value="70.3703703703704">
            <text:p>70,37</text:p>
          </table:table-cell>
          <table:table-cell table:formula="of:=100*[.G279]/([.F279]+[.G279])" office:value-type="float" office:value="29.6296296296296">
            <text:p>29,63</text:p>
          </table:table-cell>
          <table:table-cell table:formula="of:=100*[.H279]/([.F279]+[.G279]+[.H27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office:value-type="float" office:value="70">
            <text:p>70,00</text:p>
          </table:table-cell>
          <table:table-cell office:value-type="float" office:value="37">
            <text:p>37,00</text:p>
          </table:table-cell>
          <table:table-cell office:value-type="float" office:value="93">
            <text:p>93,00</text:p>
          </table:table-cell>
          <table:table-cell table:formula="of:=100*[.F280]/([.F280]+[.G280])" office:value-type="float" office:value="65.4205607476636">
            <text:p>65,42</text:p>
          </table:table-cell>
          <table:table-cell table:formula="of:=100*[.G280]/([.F280]+[.G280])" office:value-type="float" office:value="34.5794392523364">
            <text:p>34,58</text:p>
          </table:table-cell>
          <table:table-cell table:formula="of:=100*[.H280]/([.F280]+[.G280]+[.H280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0">
            <text:p>30,00</text:p>
          </table:table-cell>
          <table:table-cell office:value-type="float" office:value="69">
            <text:p>69,00</text:p>
          </table:table-cell>
          <table:table-cell table:formula="of:=100*[.F281]/([.F281]+[.G281])" office:value-type="float" office:value="77.0992366412214">
            <text:p>77,10</text:p>
          </table:table-cell>
          <table:table-cell table:formula="of:=100*[.G281]/([.F281]+[.G281])" office:value-type="float" office:value="22.9007633587786">
            <text:p>22,90</text:p>
          </table:table-cell>
          <table:table-cell table:formula="of:=100*[.H281]/([.F281]+[.G281]+[.H281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22">
            <text:p>22,00</text:p>
          </table:table-cell>
          <table:table-cell office:value-type="float" office:value="40">
            <text:p>40,00</text:p>
          </table:table-cell>
          <table:table-cell table:formula="of:=100*[.F282]/([.F282]+[.G282])" office:value-type="float" office:value="86.25">
            <text:p>86,25</text:p>
          </table:table-cell>
          <table:table-cell table:formula="of:=100*[.G282]/([.F282]+[.G282])" office:value-type="float" office:value="13.75">
            <text:p>13,75</text:p>
          </table:table-cell>
          <table:table-cell table:formula="of:=100*[.H282]/([.F282]+[.G282]+[.H282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office:value-type="float" office:value="69">
            <text:p>69,00</text:p>
          </table:table-cell>
          <table:table-cell office:value-type="float" office:value="34">
            <text:p>34,00</text:p>
          </table:table-cell>
          <table:table-cell office:value-type="float" office:value="97">
            <text:p>97,00</text:p>
          </table:table-cell>
          <table:table-cell table:formula="of:=100*[.F284]/([.F284]+[.G284])" office:value-type="float" office:value="66.9902912621359">
            <text:p>66,99</text:p>
          </table:table-cell>
          <table:table-cell table:formula="of:=100*[.G284]/([.F284]+[.G284])" office:value-type="float" office:value="33.0097087378641">
            <text:p>33,01</text:p>
          </table:table-cell>
          <table:table-cell table:formula="of:=100*[.H284]/([.F284]+[.G284]+[.H284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40">
            <text:p>40,00</text:p>
          </table:table-cell>
          <table:table-cell office:value-type="float" office:value="103">
            <text:p>103,00</text:p>
          </table:table-cell>
          <table:table-cell table:formula="of:=100*[.F285]/([.F285]+[.G285])" office:value-type="float" office:value="58.7628865979381">
            <text:p>58,76</text:p>
          </table:table-cell>
          <table:table-cell table:formula="of:=100*[.G285]/([.F285]+[.G285])" office:value-type="float" office:value="41.2371134020619">
            <text:p>41,24</text:p>
          </table:table-cell>
          <table:table-cell table:formula="of:=100*[.H285]/([.F285]+[.G285]+[.H28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8">
            <text:p>18,00</text:p>
          </table:table-cell>
          <table:table-cell office:value-type="float" office:value="38">
            <text:p>38,00</text:p>
          </table:table-cell>
          <table:table-cell table:formula="of:=100*[.F286]/([.F286]+[.G286])" office:value-type="float" office:value="88.8888888888889">
            <text:p>88,89</text:p>
          </table:table-cell>
          <table:table-cell table:formula="of:=100*[.G286]/([.F286]+[.G286])" office:value-type="float" office:value="11.1111111111111">
            <text:p>11,11</text:p>
          </table:table-cell>
          <table:table-cell table:formula="of:=100*[.H286]/([.F286]+[.G286]+[.H286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32">
            <text:p>32,00</text:p>
          </table:table-cell>
          <table:table-cell office:value-type="float" office:value="76">
            <text:p>76,00</text:p>
          </table:table-cell>
          <table:table-cell table:formula="of:=100*[.F288]/([.F288]+[.G288])" office:value-type="float" office:value="74.1935483870968">
            <text:p>74,19</text:p>
          </table:table-cell>
          <table:table-cell table:formula="of:=100*[.G288]/([.F288]+[.G288])" office:value-type="float" office:value="25.8064516129032">
            <text:p>25,81</text:p>
          </table:table-cell>
          <table:table-cell table:formula="of:=100*[.H288]/([.F288]+[.G288]+[.H288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16">
            <text:p>16,00</text:p>
          </table:table-cell>
          <table:table-cell office:value-type="float" office:value="49">
            <text:p>49,00</text:p>
          </table:table-cell>
          <table:table-cell table:formula="of:=100*[.F289]/([.F289]+[.G289])" office:value-type="float" office:value="89.4039735099338">
            <text:p>89,40</text:p>
          </table:table-cell>
          <table:table-cell table:formula="of:=100*[.G289]/([.F289]+[.G289])" office:value-type="float" office:value="10.5960264900662">
            <text:p>10,60</text:p>
          </table:table-cell>
          <table:table-cell table:formula="of:=100*[.H289]/([.F289]+[.G289]+[.H289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1">
            <text:p>11,00</text:p>
          </table:table-cell>
          <table:table-cell office:value-type="float" office:value="42">
            <text:p>42,00</text:p>
          </table:table-cell>
          <table:table-cell table:formula="of:=100*[.F291]/([.F291]+[.G291])" office:value-type="float" office:value="93.0379746835443">
            <text:p>93,04</text:p>
          </table:table-cell>
          <table:table-cell table:formula="of:=100*[.G291]/([.F291]+[.G291])" office:value-type="float" office:value="6.9620253164557">
            <text:p>6,96</text:p>
          </table:table-cell>
          <table:table-cell table:formula="of:=100*[.H291]/([.F291]+[.G291]+[.H291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7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8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office:value-type="float" office:value="142">
            <text:p>142,00</text:p>
          </table:table-cell>
          <table:table-cell office:value-type="float" office:value="5">
            <text:p>5,00</text:p>
          </table:table-cell>
          <table:table-cell office:value-type="float" office:value="53">
            <text:p>53,00</text:p>
          </table:table-cell>
          <table:table-cell table:formula="of:=100*[.F294]/([.F294]+[.G294])" office:value-type="float" office:value="96.5986394557823">
            <text:p>96,60</text:p>
          </table:table-cell>
          <table:table-cell table:formula="of:=100*[.G294]/([.F294]+[.G294])" office:value-type="float" office:value="3.40136054421769">
            <text:p>3,40</text:p>
          </table:table-cell>
          <table:table-cell table:formula="of:=100*[.H294]/([.F294]+[.G294]+[.H294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office:value-type="float" office:value="120">
            <text:p>120,00</text:p>
          </table:table-cell>
          <table:table-cell office:value-type="float" office:value="8">
            <text:p>8,00</text:p>
          </table:table-cell>
          <table:table-cell office:value-type="float" office:value="72">
            <text:p>72,00</text:p>
          </table:table-cell>
          <table:table-cell table:formula="of:=100*[.F295]/([.F295]+[.G295])" office:value-type="float" office:value="93.75">
            <text:p>93,75</text:p>
          </table:table-cell>
          <table:table-cell table:formula="of:=100*[.G295]/([.F295]+[.G295])" office:value-type="float" office:value="6.25">
            <text:p>6,25</text:p>
          </table:table-cell>
          <table:table-cell table:formula="of:=100*[.H295]/([.F295]+[.G295]+[.H295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office:value-type="float" office:value="122">
            <text:p>122,00</text:p>
          </table:table-cell>
          <table:table-cell office:value-type="float" office:value="8">
            <text:p>8,00</text:p>
          </table:table-cell>
          <table:table-cell office:value-type="float" office:value="70">
            <text:p>70,00</text:p>
          </table:table-cell>
          <table:table-cell table:formula="of:=100*[.F296]/([.F296]+[.G296])" office:value-type="float" office:value="93.8461538461538">
            <text:p>93,85</text:p>
          </table:table-cell>
          <table:table-cell table:formula="of:=100*[.G296]/([.F296]+[.G296])" office:value-type="float" office:value="6.15384615384615">
            <text:p>6,15</text:p>
          </table:table-cell>
          <table:table-cell table:formula="of:=100*[.H296]/([.F296]+[.G296]+[.H296])" office:value-type="float" office:value="35">
            <text:p>35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office:value-type="float" office:value="124">
            <text:p>124,00</text:p>
          </table:table-cell>
          <table:table-cell office:value-type="float" office:value="8">
            <text:p>8,00</text:p>
          </table:table-cell>
          <table:table-cell office:value-type="float" office:value="68">
            <text:p>68,00</text:p>
          </table:table-cell>
          <table:table-cell table:formula="of:=100*[.F297]/([.F297]+[.G297])" office:value-type="float" office:value="93.9393939393939">
            <text:p>93,94</text:p>
          </table:table-cell>
          <table:table-cell table:formula="of:=100*[.G297]/([.F297]+[.G297])" office:value-type="float" office:value="6.06060606060606">
            <text:p>6,06</text:p>
          </table:table-cell>
          <table:table-cell table:formula="of:=100*[.H297]/([.F297]+[.G297]+[.H297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office:value-type="float" office:value="144">
            <text:p>144,00</text:p>
          </table:table-cell>
          <table:table-cell office:value-type="float" office:value="6">
            <text:p>6,00</text:p>
          </table:table-cell>
          <table:table-cell office:value-type="float" office:value="50">
            <text:p>50,00</text:p>
          </table:table-cell>
          <table:table-cell table:formula="of:=100*[.F298]/([.F298]+[.G298])" office:value-type="float" office:value="96">
            <text:p>96,00</text:p>
          </table:table-cell>
          <table:table-cell table:formula="of:=100*[.G298]/([.F298]+[.G298])" office:value-type="float" office:value="4">
            <text:p>4,00</text:p>
          </table:table-cell>
          <table:table-cell table:formula="of:=100*[.H298]/([.F298]+[.G298]+[.H298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office:value-type="float" office:value="175">
            <text:p>175,00</text:p>
          </table:table-cell>
          <table:table-cell office:value-type="float" office:value="1">
            <text:p>1,00</text:p>
          </table:table-cell>
          <table:table-cell office:value-type="float" office:value="24">
            <text:p>24,00</text:p>
          </table:table-cell>
          <table:table-cell table:formula="of:=100*[.F299]/([.F299]+[.G299])" office:value-type="float" office:value="99.4318181818182">
            <text:p>99,43</text:p>
          </table:table-cell>
          <table:table-cell table:formula="of:=100*[.G299]/([.F299]+[.G299])" office:value-type="float" office:value="0.568181818181818">
            <text:p>0,57</text:p>
          </table:table-cell>
          <table:table-cell table:formula="of:=100*[.H299]/([.F299]+[.G299]+[.H299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office:value-type="float" office:value="89">
            <text:p>89,00</text:p>
          </table:table-cell>
          <table:table-cell office:value-type="float" office:value="24">
            <text:p>24,00</text:p>
          </table:table-cell>
          <table:table-cell office:value-type="float" office:value="87">
            <text:p>87,00</text:p>
          </table:table-cell>
          <table:table-cell table:formula="of:=100*[.F301]/([.F301]+[.G301])" office:value-type="float" office:value="78.7610619469027">
            <text:p>78,76</text:p>
          </table:table-cell>
          <table:table-cell table:formula="of:=100*[.G301]/([.F301]+[.G301])" office:value-type="float" office:value="21.2389380530973">
            <text:p>21,24</text:p>
          </table:table-cell>
          <table:table-cell table:formula="of:=100*[.H301]/([.F301]+[.G301]+[.H301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office:value-type="float" office:value="80">
            <text:p>8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formula="of:=100*[.F302]/([.F302]+[.G302])" office:value-type="float" office:value="80">
            <text:p>80,00</text:p>
          </table:table-cell>
          <table:table-cell table:formula="of:=100*[.G302]/([.F302]+[.G302])" office:value-type="float" office:value="20">
            <text:p>20,00</text:p>
          </table:table-cell>
          <table:table-cell table:formula="of:=100*[.H302]/([.F302]+[.G302]+[.H302])" office:value-type="float" office:value="50">
            <text:p>50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office:value-type="float" office:value="82">
            <text:p>82,00</text:p>
          </table:table-cell>
          <table:table-cell office:value-type="float" office:value="26">
            <text:p>26,00</text:p>
          </table:table-cell>
          <table:table-cell office:value-type="float" office:value="92">
            <text:p>92,00</text:p>
          </table:table-cell>
          <table:table-cell table:formula="of:=100*[.F303]/([.F303]+[.G303])" office:value-type="float" office:value="75.9259259259259">
            <text:p>75,93</text:p>
          </table:table-cell>
          <table:table-cell table:formula="of:=100*[.G303]/([.F303]+[.G303])" office:value-type="float" office:value="24.0740740740741">
            <text:p>24,07</text:p>
          </table:table-cell>
          <table:table-cell table:formula="of:=100*[.H303]/([.F303]+[.G303]+[.H303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office:value-type="float" office:value="118">
            <text:p>118,00</text:p>
          </table:table-cell>
          <table:table-cell office:value-type="float" office:value="18">
            <text:p>18,00</text:p>
          </table:table-cell>
          <table:table-cell office:value-type="float" office:value="64">
            <text:p>64,00</text:p>
          </table:table-cell>
          <table:table-cell table:formula="of:=100*[.F304]/([.F304]+[.G304])" office:value-type="float" office:value="86.7647058823529">
            <text:p>86,76</text:p>
          </table:table-cell>
          <table:table-cell table:formula="of:=100*[.G304]/([.F304]+[.G304])" office:value-type="float" office:value="13.2352941176471">
            <text:p>13,24</text:p>
          </table:table-cell>
          <table:table-cell table:formula="of:=100*[.H304]/([.F304]+[.G304]+[.H304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office:value-type="float" office:value="156">
            <text:p>156,00</text:p>
          </table:table-cell>
          <table:table-cell office:value-type="float" office:value="10">
            <text:p>10,00</text:p>
          </table:table-cell>
          <table:table-cell office:value-type="float" office:value="34">
            <text:p>34,00</text:p>
          </table:table-cell>
          <table:table-cell table:formula="of:=100*[.F305]/([.F305]+[.G305])" office:value-type="float" office:value="93.9759036144578">
            <text:p>93,98</text:p>
          </table:table-cell>
          <table:table-cell table:formula="of:=100*[.G305]/([.F305]+[.G305])" office:value-type="float" office:value="6.02409638554217">
            <text:p>6,02</text:p>
          </table:table-cell>
          <table:table-cell table:formula="of:=100*[.H305]/([.F305]+[.G305]+[.H305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office:value-type="float" office:value="77">
            <text:p>77,00</text:p>
          </table:table-cell>
          <table:table-cell office:value-type="float" office:value="40">
            <text:p>40,00</text:p>
          </table:table-cell>
          <table:table-cell office:value-type="float" office:value="83">
            <text:p>83,00</text:p>
          </table:table-cell>
          <table:table-cell table:formula="of:=100*[.F307]/([.F307]+[.G307])" office:value-type="float" office:value="65.8119658119658">
            <text:p>65,81</text:p>
          </table:table-cell>
          <table:table-cell table:formula="of:=100*[.G307]/([.F307]+[.G307])" office:value-type="float" office:value="34.1880341880342">
            <text:p>34,19</text:p>
          </table:table-cell>
          <table:table-cell table:formula="of:=100*[.H307]/([.F307]+[.G307]+[.H307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office:value-type="float" office:value="75">
            <text:p>75,00</text:p>
          </table:table-cell>
          <table:table-cell office:value-type="float" office:value="33">
            <text:p>33,00</text:p>
          </table:table-cell>
          <table:table-cell office:value-type="float" office:value="92">
            <text:p>92,00</text:p>
          </table:table-cell>
          <table:table-cell table:formula="of:=100*[.F308]/([.F308]+[.G308])" office:value-type="float" office:value="69.4444444444444">
            <text:p>69,44</text:p>
          </table:table-cell>
          <table:table-cell table:formula="of:=100*[.G308]/([.F308]+[.G308])" office:value-type="float" office:value="30.5555555555556">
            <text:p>30,56</text:p>
          </table:table-cell>
          <table:table-cell table:formula="of:=100*[.H308]/([.F308]+[.G308]+[.H308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office:value-type="float" office:value="98">
            <text:p>98,00</text:p>
          </table:table-cell>
          <table:table-cell office:value-type="float" office:value="19">
            <text:p>19,00</text:p>
          </table:table-cell>
          <table:table-cell office:value-type="float" office:value="83">
            <text:p>83,00</text:p>
          </table:table-cell>
          <table:table-cell table:formula="of:=100*[.F309]/([.F309]+[.G309])" office:value-type="float" office:value="83.7606837606838">
            <text:p>83,76</text:p>
          </table:table-cell>
          <table:table-cell table:formula="of:=100*[.G309]/([.F309]+[.G309])" office:value-type="float" office:value="16.2393162393162">
            <text:p>16,24</text:p>
          </table:table-cell>
          <table:table-cell table:formula="of:=100*[.H309]/([.F309]+[.G309]+[.H309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office:value-type="float" office:value="151">
            <text:p>151,00</text:p>
          </table:table-cell>
          <table:table-cell office:value-type="float" office:value="9">
            <text:p>9,00</text:p>
          </table:table-cell>
          <table:table-cell office:value-type="float" office:value="40">
            <text:p>40,00</text:p>
          </table:table-cell>
          <table:table-cell table:formula="of:=100*[.F310]/([.F310]+[.G310])" office:value-type="float" office:value="94.375">
            <text:p>94,38</text:p>
          </table:table-cell>
          <table:table-cell table:formula="of:=100*[.G310]/([.F310]+[.G310])" office:value-type="float" office:value="5.625">
            <text:p>5,63</text:p>
          </table:table-cell>
          <table:table-cell table:formula="of:=100*[.H310]/([.F310]+[.G310]+[.H310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29">
            <text:p>29,00</text:p>
          </table:table-cell>
          <table:table-cell office:value-type="float" office:value="78">
            <text:p>78,00</text:p>
          </table:table-cell>
          <table:table-cell table:formula="of:=100*[.F312]/([.F312]+[.G312])" office:value-type="float" office:value="76.2295081967213">
            <text:p>76,23</text:p>
          </table:table-cell>
          <table:table-cell table:formula="of:=100*[.G312]/([.F312]+[.G312])" office:value-type="float" office:value="23.7704918032787">
            <text:p>23,77</text:p>
          </table:table-cell>
          <table:table-cell table:formula="of:=100*[.H312]/([.F312]+[.G312]+[.H312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office:value-type="float" office:value="72">
            <text:p>72,00</text:p>
          </table:table-cell>
          <table:table-cell office:value-type="float" office:value="45">
            <text:p>45,00</text:p>
          </table:table-cell>
          <table:table-cell office:value-type="float" office:value="83">
            <text:p>83,00</text:p>
          </table:table-cell>
          <table:table-cell table:formula="of:=100*[.F313]/([.F313]+[.G313])" office:value-type="float" office:value="61.5384615384615">
            <text:p>61,54</text:p>
          </table:table-cell>
          <table:table-cell table:formula="of:=100*[.G313]/([.F313]+[.G313])" office:value-type="float" office:value="38.4615384615385">
            <text:p>38,46</text:p>
          </table:table-cell>
          <table:table-cell table:formula="of:=100*[.H313]/([.F313]+[.G313]+[.H313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6">
            <text:p>16,00</text:p>
          </table:table-cell>
          <table:table-cell office:value-type="float" office:value="37">
            <text:p>37,00</text:p>
          </table:table-cell>
          <table:table-cell table:formula="of:=100*[.F314]/([.F314]+[.G314])" office:value-type="float" office:value="90.1840490797546">
            <text:p>90,18</text:p>
          </table:table-cell>
          <table:table-cell table:formula="of:=100*[.G314]/([.F314]+[.G314])" office:value-type="float" office:value="9.8159509202454">
            <text:p>9,82</text:p>
          </table:table-cell>
          <table:table-cell table:formula="of:=100*[.H314]/([.F314]+[.G314]+[.H314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office:value-type="float" office:value="91">
            <text:p>91,00</text:p>
          </table:table-cell>
          <table:table-cell office:value-type="float" office:value="28">
            <text:p>28,00</text:p>
          </table:table-cell>
          <table:table-cell office:value-type="float" office:value="81">
            <text:p>81,00</text:p>
          </table:table-cell>
          <table:table-cell table:formula="of:=100*[.F316]/([.F316]+[.G316])" office:value-type="float" office:value="76.4705882352941">
            <text:p>76,47</text:p>
          </table:table-cell>
          <table:table-cell table:formula="of:=100*[.G316]/([.F316]+[.G316])" office:value-type="float" office:value="23.5294117647059">
            <text:p>23,53</text:p>
          </table:table-cell>
          <table:table-cell table:formula="of:=100*[.H316]/([.F316]+[.G316]+[.H316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16">
            <text:p>16,00</text:p>
          </table:table-cell>
          <table:table-cell office:value-type="float" office:value="49">
            <text:p>49,00</text:p>
          </table:table-cell>
          <table:table-cell table:formula="of:=100*[.F317]/([.F317]+[.G317])" office:value-type="float" office:value="89.4039735099338">
            <text:p>89,40</text:p>
          </table:table-cell>
          <table:table-cell table:formula="of:=100*[.G317]/([.F317]+[.G317])" office:value-type="float" office:value="10.5960264900662">
            <text:p>10,60</text:p>
          </table:table-cell>
          <table:table-cell table:formula="of:=100*[.H317]/([.F317]+[.G317]+[.H317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5">
            <text:p>15,00</text:p>
          </table:table-cell>
          <table:table-cell office:value-type="float" office:value="31">
            <text:p>31,00</text:p>
          </table:table-cell>
          <table:table-cell table:formula="of:=100*[.F319]/([.F319]+[.G319])" office:value-type="float" office:value="91.1242603550296">
            <text:p>91,12</text:p>
          </table:table-cell>
          <table:table-cell table:formula="of:=100*[.G319]/([.F319]+[.G319])" office:value-type="float" office:value="8.87573964497041">
            <text:p>8,88</text:p>
          </table:table-cell>
          <table:table-cell table:formula="of:=100*[.H319]/([.F319]+[.G319]+[.H319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9" draw:style-name="gr1" draw:text-style-name="P1" svg:width="15.999cm" svg:height="8.999cm" svg:x="0.397cm" svg:y="0.365cm">
              <draw:object draw:notify-on-update-of-ranges="'DrawReset-SelectRandom'.B322:'DrawReset-SelectRandom'.B322 'DrawReset-SelectRandom'.J322:'DrawReset-SelectRandom'.J326 'DrawReset-SelectRandom'.C322:'DrawReset-SelectRandom'.C326 'DrawReset-SelectRandom'.B328:'DrawReset-SelectRandom'.B328 'DrawReset-SelectRandom'.J328:'DrawReset-SelectRandom'.J331 'DrawReset-SelectRandom'.C328:'DrawReset-SelectRandom'.C331 'DrawReset-SelectRandom'.B333:'DrawReset-SelectRandom'.B333 'DrawReset-SelectRandom'.J333:'DrawReset-SelectRandom'.J335 'DrawReset-SelectRandom'.C333:'DrawReset-SelectRandom'.C335 'DrawReset-SelectRandom'.B337:'DrawReset-SelectRandom'.B337 'DrawReset-SelectRandom'.J337:'DrawReset-SelectRandom'.J338 'DrawReset-SelectRandom'.C337:'DrawReset-SelectRandom'.C338 'DrawReset-SelectRandom'.B340:'DrawReset-SelectRandom'.B340 'DrawReset-SelectRandom'.J340:'DrawReset-SelectRandom'.J340 'DrawReset-SelectRandom'.C340:'DrawReset-SelectRandom'.C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office:value-type="float" office:value="146">
            <text:p>146,00</text:p>
          </table:table-cell>
          <table:table-cell office:value-type="float" office:value="6">
            <text:p>6,00</text:p>
          </table:table-cell>
          <table:table-cell office:value-type="float" office:value="48">
            <text:p>48,00</text:p>
          </table:table-cell>
          <table:table-cell table:formula="of:=100*[.F322]/([.F322]+[.G322])" office:value-type="float" office:value="96.0526315789474">
            <text:p>96,05</text:p>
          </table:table-cell>
          <table:table-cell table:formula="of:=100*[.G322]/([.F322]+[.G322])" office:value-type="float" office:value="3.94736842105263">
            <text:p>3,95</text:p>
          </table:table-cell>
          <table:table-cell table:formula="of:=100*[.H322]/([.F322]+[.G322]+[.H322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office:value-type="float" office:value="124">
            <text:p>124,00</text:p>
          </table:table-cell>
          <table:table-cell office:value-type="float" office:value="11">
            <text:p>11,00</text:p>
          </table:table-cell>
          <table:table-cell office:value-type="float" office:value="65">
            <text:p>65,00</text:p>
          </table:table-cell>
          <table:table-cell table:formula="of:=100*[.F323]/([.F323]+[.G323])" office:value-type="float" office:value="91.8518518518519">
            <text:p>91,85</text:p>
          </table:table-cell>
          <table:table-cell table:formula="of:=100*[.G323]/([.F323]+[.G323])" office:value-type="float" office:value="8.14814814814815">
            <text:p>8,15</text:p>
          </table:table-cell>
          <table:table-cell table:formula="of:=100*[.H323]/([.F323]+[.G323]+[.H323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office:value-type="float" office:value="124">
            <text:p>124,00</text:p>
          </table:table-cell>
          <table:table-cell office:value-type="float" office:value="6">
            <text:p>6,00</text:p>
          </table:table-cell>
          <table:table-cell office:value-type="float" office:value="70">
            <text:p>70,00</text:p>
          </table:table-cell>
          <table:table-cell table:formula="of:=100*[.F324]/([.F324]+[.G324])" office:value-type="float" office:value="95.3846153846154">
            <text:p>95,38</text:p>
          </table:table-cell>
          <table:table-cell table:formula="of:=100*[.G324]/([.F324]+[.G324])" office:value-type="float" office:value="4.61538461538462">
            <text:p>4,62</text:p>
          </table:table-cell>
          <table:table-cell table:formula="of:=100*[.H324]/([.F324]+[.G324]+[.H324])" office:value-type="float" office:value="35">
            <text:p>35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office:value-type="float" office:value="121">
            <text:p>121,00</text:p>
          </table:table-cell>
          <table:table-cell office:value-type="float" office:value="2">
            <text:p>2,00</text:p>
          </table:table-cell>
          <table:table-cell office:value-type="float" office:value="77">
            <text:p>77,00</text:p>
          </table:table-cell>
          <table:table-cell table:formula="of:=100*[.F325]/([.F325]+[.G325])" office:value-type="float" office:value="98.3739837398374">
            <text:p>98,37</text:p>
          </table:table-cell>
          <table:table-cell table:formula="of:=100*[.G325]/([.F325]+[.G325])" office:value-type="float" office:value="1.6260162601626">
            <text:p>1,63</text:p>
          </table:table-cell>
          <table:table-cell table:formula="of:=100*[.H325]/([.F325]+[.G325]+[.H325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table:formula="of:=100*[.F326]/([.F326]+[.G326])" office:value-type="float" office:value="97.8142076502732">
            <text:p>97,81</text:p>
          </table:table-cell>
          <table:table-cell table:formula="of:=100*[.G326]/([.F326]+[.G326])" office:value-type="float" office:value="2.18579234972678">
            <text:p>2,19</text:p>
          </table:table-cell>
          <table:table-cell table:formula="of:=100*[.H326]/([.F326]+[.G326]+[.H326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office:value-type="float" office:value="72">
            <text:p>72,00</text:p>
          </table:table-cell>
          <table:table-cell office:value-type="float" office:value="20">
            <text:p>20,00</text:p>
          </table:table-cell>
          <table:table-cell office:value-type="float" office:value="105">
            <text:p>105,00</text:p>
          </table:table-cell>
          <table:table-cell table:formula="of:=100*[.F328]/([.F328]+[.G328])" office:value-type="float" office:value="78.2608695652174">
            <text:p>78,26</text:p>
          </table:table-cell>
          <table:table-cell table:formula="of:=100*[.G328]/([.F328]+[.G328])" office:value-type="float" office:value="21.7391304347826">
            <text:p>21,74</text:p>
          </table:table-cell>
          <table:table-cell table:formula="of:=100*[.H328]/([.F328]+[.G328]+[.H328])" office:value-type="float" office:value="53.2994923857868">
            <text:p>53,3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23">
            <text:p>23,00</text:p>
          </table:table-cell>
          <table:table-cell office:value-type="float" office:value="89">
            <text:p>89,00</text:p>
          </table:table-cell>
          <table:table-cell table:formula="of:=100*[.F329]/([.F329]+[.G329])" office:value-type="float" office:value="79.2792792792793">
            <text:p>79,28</text:p>
          </table:table-cell>
          <table:table-cell table:formula="of:=100*[.G329]/([.F329]+[.G329])" office:value-type="float" office:value="20.7207207207207">
            <text:p>20,72</text:p>
          </table:table-cell>
          <table:table-cell table:formula="of:=100*[.H329]/([.F329]+[.G329]+[.H329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1">
            <text:p>21,00</text:p>
          </table:table-cell>
          <table:table-cell office:value-type="float" office:value="69">
            <text:p>69,00</text:p>
          </table:table-cell>
          <table:table-cell table:formula="of:=100*[.F330]/([.F330]+[.G330])" office:value-type="float" office:value="83.969465648855">
            <text:p>83,97</text:p>
          </table:table-cell>
          <table:table-cell table:formula="of:=100*[.G330]/([.F330]+[.G330])" office:value-type="float" office:value="16.030534351145">
            <text:p>16,03</text:p>
          </table:table-cell>
          <table:table-cell table:formula="of:=100*[.H330]/([.F330]+[.G330]+[.H3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office:value-type="float" office:value="140">
            <text:p>14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table:formula="of:=100*[.F331]/([.F331]+[.G331])" office:value-type="float" office:value="90.3225806451613">
            <text:p>90,32</text:p>
          </table:table-cell>
          <table:table-cell table:formula="of:=100*[.G331]/([.F331]+[.G331])" office:value-type="float" office:value="9.67741935483871">
            <text:p>9,68</text:p>
          </table:table-cell>
          <table:table-cell table:formula="of:=100*[.H331]/([.F331]+[.G331]+[.H331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office:value-type="float" office:value="85">
            <text:p>85,00</text:p>
          </table:table-cell>
          <table:table-cell office:value-type="float" office:value="32">
            <text:p>32,00</text:p>
          </table:table-cell>
          <table:table-cell office:value-type="float" office:value="83">
            <text:p>83,00</text:p>
          </table:table-cell>
          <table:table-cell table:formula="of:=100*[.F333]/([.F333]+[.G333])" office:value-type="float" office:value="72.6495726495727">
            <text:p>72,65</text:p>
          </table:table-cell>
          <table:table-cell table:formula="of:=100*[.G333]/([.F333]+[.G333])" office:value-type="float" office:value="27.3504273504273">
            <text:p>27,35</text:p>
          </table:table-cell>
          <table:table-cell table:formula="of:=100*[.H333]/([.F333]+[.G333]+[.H333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office:value-type="float" office:value="90">
            <text:p>90,00</text:p>
          </table:table-cell>
          <table:table-cell office:value-type="float" office:value="19">
            <text:p>19,00</text:p>
          </table:table-cell>
          <table:table-cell office:value-type="float" office:value="91">
            <text:p>91,00</text:p>
          </table:table-cell>
          <table:table-cell table:formula="of:=100*[.F334]/([.F334]+[.G334])" office:value-type="float" office:value="82.5688073394495">
            <text:p>82,57</text:p>
          </table:table-cell>
          <table:table-cell table:formula="of:=100*[.G334]/([.F334]+[.G334])" office:value-type="float" office:value="17.4311926605505">
            <text:p>17,43</text:p>
          </table:table-cell>
          <table:table-cell table:formula="of:=100*[.H334]/([.F334]+[.G334]+[.H334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office:value-type="float" office:value="149">
            <text:p>149,00</text:p>
          </table:table-cell>
          <table:table-cell office:value-type="float" office:value="7">
            <text:p>7,00</text:p>
          </table:table-cell>
          <table:table-cell office:value-type="float" office:value="44">
            <text:p>44,00</text:p>
          </table:table-cell>
          <table:table-cell table:formula="of:=100*[.F335]/([.F335]+[.G335])" office:value-type="float" office:value="95.5128205128205">
            <text:p>95,51</text:p>
          </table:table-cell>
          <table:table-cell table:formula="of:=100*[.G335]/([.F335]+[.G335])" office:value-type="float" office:value="4.48717948717949">
            <text:p>4,49</text:p>
          </table:table-cell>
          <table:table-cell table:formula="of:=100*[.H335]/([.F335]+[.G335]+[.H335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office:value-type="float" office:value="94">
            <text:p>94,00</text:p>
          </table:table-cell>
          <table:table-cell office:value-type="float" office:value="27">
            <text:p>27,00</text:p>
          </table:table-cell>
          <table:table-cell office:value-type="float" office:value="79">
            <text:p>79,00</text:p>
          </table:table-cell>
          <table:table-cell table:formula="of:=100*[.F337]/([.F337]+[.G337])" office:value-type="float" office:value="77.6859504132231">
            <text:p>77,69</text:p>
          </table:table-cell>
          <table:table-cell table:formula="of:=100*[.G337]/([.F337]+[.G337])" office:value-type="float" office:value="22.3140495867769">
            <text:p>22,31</text:p>
          </table:table-cell>
          <table:table-cell table:formula="of:=100*[.H337]/([.F337]+[.G337]+[.H337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4">
            <text:p>14,00</text:p>
          </table:table-cell>
          <table:table-cell office:value-type="float" office:value="41">
            <text:p>41,00</text:p>
          </table:table-cell>
          <table:table-cell table:formula="of:=100*[.F338]/([.F338]+[.G338])" office:value-type="float" office:value="91.1949685534591">
            <text:p>91,19</text:p>
          </table:table-cell>
          <table:table-cell table:formula="of:=100*[.G338]/([.F338]+[.G338])" office:value-type="float" office:value="8.80503144654088">
            <text:p>8,81</text:p>
          </table:table-cell>
          <table:table-cell table:formula="of:=100*[.H338]/([.F338]+[.G338]+[.H338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office:value-type="float" office:value="150">
            <text:p>150,00</text:p>
          </table:table-cell>
          <table:table-cell office:value-type="float" office:value="14">
            <text:p>14,00</text:p>
          </table:table-cell>
          <table:table-cell office:value-type="float" office:value="36">
            <text:p>36,00</text:p>
          </table:table-cell>
          <table:table-cell table:formula="of:=100*[.F340]/([.F340]+[.G340])" office:value-type="float" office:value="91.4634146341463">
            <text:p>91,46</text:p>
          </table:table-cell>
          <table:table-cell table:formula="of:=100*[.G340]/([.F340]+[.G340])" office:value-type="float" office:value="8.53658536585366">
            <text:p>8,54</text:p>
          </table:table-cell>
          <table:table-cell table:formula="of:=100*[.H340]/([.F340]+[.G340]+[.H340])" office:value-type="float" office:value="18">
            <text:p>18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office:value-type="float" office:value="134">
            <text:p>134,00</text:p>
          </table:table-cell>
          <table:table-cell office:value-type="float" office:value="4">
            <text:p>4,00</text:p>
          </table:table-cell>
          <table:table-cell office:value-type="float" office:value="62">
            <text:p>62,00</text:p>
          </table:table-cell>
          <table:table-cell table:formula="of:=100*[.F343]/([.F343]+[.G343])" office:value-type="float" office:value="97.1014492753623">
            <text:p>97,10</text:p>
          </table:table-cell>
          <table:table-cell table:formula="of:=100*[.G343]/([.F343]+[.G343])" office:value-type="float" office:value="2.89855072463768">
            <text:p>2,90</text:p>
          </table:table-cell>
          <table:table-cell table:formula="of:=100*[.H343]/([.F343]+[.G343]+[.H34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office:value-type="float" office:value="137">
            <text:p>137,00</text:p>
          </table:table-cell>
          <table:table-cell office:value-type="float" office:value="11">
            <text:p>11,00</text:p>
          </table:table-cell>
          <table:table-cell office:value-type="float" office:value="52">
            <text:p>52,00</text:p>
          </table:table-cell>
          <table:table-cell table:formula="of:=100*[.F344]/([.F344]+[.G344])" office:value-type="float" office:value="92.5675675675676">
            <text:p>92,57</text:p>
          </table:table-cell>
          <table:table-cell table:formula="of:=100*[.G344]/([.F344]+[.G344])" office:value-type="float" office:value="7.43243243243243">
            <text:p>7,43</text:p>
          </table:table-cell>
          <table:table-cell table:formula="of:=100*[.H344]/([.F344]+[.G344]+[.H344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office:value-type="float" office:value="120">
            <text:p>120,00</text:p>
          </table:table-cell>
          <table:table-cell office:value-type="float" office:value="8">
            <text:p>8,00</text:p>
          </table:table-cell>
          <table:table-cell office:value-type="float" office:value="72">
            <text:p>72,00</text:p>
          </table:table-cell>
          <table:table-cell table:formula="of:=100*[.F345]/([.F345]+[.G345])" office:value-type="float" office:value="93.75">
            <text:p>93,75</text:p>
          </table:table-cell>
          <table:table-cell table:formula="of:=100*[.G345]/([.F345]+[.G345])" office:value-type="float" office:value="6.25">
            <text:p>6,25</text:p>
          </table:table-cell>
          <table:table-cell table:formula="of:=100*[.H345]/([.F345]+[.G345]+[.H345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346]/([.F346]+[.G346])" office:value-type="float" office:value="99.4623655913979">
            <text:p>99,46</text:p>
          </table:table-cell>
          <table:table-cell table:formula="of:=100*[.G346]/([.F346]+[.G346])" office:value-type="float" office:value="0.537634408602151">
            <text:p>0,54</text:p>
          </table:table-cell>
          <table:table-cell table:formula="of:=100*[.H346]/([.F346]+[.G346]+[.H346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office:value-type="float" office:value="92">
            <text:p>92,00</text:p>
          </table:table-cell>
          <table:table-cell office:value-type="float" office:value="18">
            <text:p>18,00</text:p>
          </table:table-cell>
          <table:table-cell office:value-type="float" office:value="90">
            <text:p>90,00</text:p>
          </table:table-cell>
          <table:table-cell table:formula="of:=100*[.F349]/([.F349]+[.G349])" office:value-type="float" office:value="81.6666666666667">
            <text:p>81,67</text:p>
          </table:table-cell>
          <table:table-cell table:formula="of:=100*[.G349]/([.F349]+[.G349])" office:value-type="float" office:value="18.3333333333333">
            <text:p>18,33</text:p>
          </table:table-cell>
          <table:table-cell table:formula="of:=100*[.H349]/([.F349]+[.G349]+[.H349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office:value-type="float" office:value="98">
            <text:p>98,00</text:p>
          </table:table-cell>
          <table:table-cell office:value-type="float" office:value="22">
            <text:p>22,00</text:p>
          </table:table-cell>
          <table:table-cell office:value-type="float" office:value="80">
            <text:p>80,00</text:p>
          </table:table-cell>
          <table:table-cell table:formula="of:=100*[.F350]/([.F350]+[.G350])" office:value-type="float" office:value="94.8051948051948">
            <text:p>94,81</text:p>
          </table:table-cell>
          <table:table-cell table:formula="of:=100*[.G350]/([.F350]+[.G350])" office:value-type="float" office:value="5.1948051948052">
            <text:p>5,19</text:p>
          </table:table-cell>
          <table:table-cell table:formula="of:=100*[.H350]/([.F350]+[.G350]+[.H350])" office:value-type="float" office:value="23">
            <text:p>23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office:value-type="float" office:value="146">
            <text:p>146,00</text:p>
          </table:table-cell>
          <table:table-cell office:value-type="float" office:value="8">
            <text:p>8,00</text:p>
          </table:table-cell>
          <table:table-cell office:value-type="float" office:value="46">
            <text:p>46,00</text:p>
          </table:table-cell>
          <table:table-cell table:formula="of:=100*[.F350]/([.F350]+[.G350])" office:value-type="float" office:value="94.8051948051948">
            <text:p>94,81</text:p>
          </table:table-cell>
          <table:table-cell table:formula="of:=100*[.G350]/([.F350]+[.G350])" office:value-type="float" office:value="5.1948051948052">
            <text:p>5,19</text:p>
          </table:table-cell>
          <table:table-cell table:formula="of:=100*[.H350]/([.F350]+[.G350]+[.H350])" office:value-type="float" office:value="23">
            <text:p>2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office:value-type="float" office:value="86">
            <text:p>86,00</text:p>
          </table:table-cell>
          <table:table-cell office:value-type="float" office:value="24">
            <text:p>24,00</text:p>
          </table:table-cell>
          <table:table-cell office:value-type="float" office:value="90">
            <text:p>90,00</text:p>
          </table:table-cell>
          <table:table-cell table:formula="of:=100*[.F352]/([.F352]+[.G352])" office:value-type="float" office:value="78.1818181818182">
            <text:p>78,18</text:p>
          </table:table-cell>
          <table:table-cell table:formula="of:=100*[.G352]/([.F352]+[.G352])" office:value-type="float" office:value="21.8181818181818">
            <text:p>21,82</text:p>
          </table:table-cell>
          <table:table-cell table:formula="of:=100*[.H352]/([.F352]+[.G352]+[.H352])" office:value-type="float" office:value="45">
            <text:p>45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office:value-type="float" office:value="123">
            <text:p>123,00</text:p>
          </table:table-cell>
          <table:table-cell office:value-type="float" office:value="13">
            <text:p>13,00</text:p>
          </table:table-cell>
          <table:table-cell office:value-type="float" office:value="64">
            <text:p>64,00</text:p>
          </table:table-cell>
          <table:table-cell table:formula="of:=100*[.F353]/([.F353]+[.G353])" office:value-type="float" office:value="90.4411764705882">
            <text:p>90,44</text:p>
          </table:table-cell>
          <table:table-cell table:formula="of:=100*[.G353]/([.F353]+[.G353])" office:value-type="float" office:value="9.55882352941176">
            <text:p>9,56</text:p>
          </table:table-cell>
          <table:table-cell table:formula="of:=100*[.H353]/([.F353]+[.G353]+[.H353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office:value-type="float" office:value="149">
            <text:p>149,00</text:p>
          </table:table-cell>
          <table:table-cell office:value-type="float" office:value="12">
            <text:p>12,00</text:p>
          </table:table-cell>
          <table:table-cell office:value-type="float" office:value="39">
            <text:p>39,00</text:p>
          </table:table-cell>
          <table:table-cell table:formula="of:=100*[.F355]/([.F355]+[.G355])" office:value-type="float" office:value="92.5465838509317">
            <text:p>92,55</text:p>
          </table:table-cell>
          <table:table-cell table:formula="of:=100*[.G355]/([.F355]+[.G355])" office:value-type="float" office:value="7.45341614906832">
            <text:p>7,45</text:p>
          </table:table-cell>
          <table:table-cell table:formula="of:=100*[.H355]/([.F355]+[.G355]+[.H355])" office:value-type="float" office:value="19.5">
            <text:p>19,5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office:value-type="float" office:value="123">
            <text:p>123,00</text:p>
          </table:table-cell>
          <table:table-cell office:value-type="float" office:value="6">
            <text:p>6,00</text:p>
          </table:table-cell>
          <table:table-cell office:value-type="float" office:value="71">
            <text:p>71,00</text:p>
          </table:table-cell>
          <table:table-cell table:formula="of:=100*[.F358]/([.F358]+[.G358])" office:value-type="float" office:value="95.3488372093023">
            <text:p>95,35</text:p>
          </table:table-cell>
          <table:table-cell table:formula="of:=100*[.G358]/([.F358]+[.G358])" office:value-type="float" office:value="4.65116279069768">
            <text:p>4,65</text:p>
          </table:table-cell>
          <table:table-cell table:formula="of:=100*[.H358]/([.F358]+[.G358]+[.H358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">
            <text:p>1,00</text:p>
          </table:table-cell>
          <table:table-cell office:value-type="float" office:value="74">
            <text:p>74,00</text:p>
          </table:table-cell>
          <table:table-cell table:formula="of:=100*[.F359]/([.F359]+[.G359])" office:value-type="float" office:value="99.2063492063492">
            <text:p>99,21</text:p>
          </table:table-cell>
          <table:table-cell table:formula="of:=100*[.G359]/([.F359]+[.G359])" office:value-type="float" office:value="0.793650793650794">
            <text:p>0,79</text:p>
          </table:table-cell>
          <table:table-cell table:formula="of:=100*[.H359]/([.F359]+[.G359]+[.H35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360]/([.F360]+[.G360])" office:value-type="float" office:value="99.4623655913979">
            <text:p>99,46</text:p>
          </table:table-cell>
          <table:table-cell table:formula="of:=100*[.G360]/([.F360]+[.G360])" office:value-type="float" office:value="0.537634408602151">
            <text:p>0,54</text:p>
          </table:table-cell>
          <table:table-cell table:formula="of:=100*[.H360]/([.F360]+[.G360]+[.H360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office:value-type="float" office:value="101">
            <text:p>101,00</text:p>
          </table:table-cell>
          <table:table-cell office:value-type="float" office:value="19">
            <text:p>19,00</text:p>
          </table:table-cell>
          <table:table-cell office:value-type="float" office:value="80">
            <text:p>80,00</text:p>
          </table:table-cell>
          <table:table-cell table:formula="of:=100*[.F362]/([.F362]+[.G362])" office:value-type="float" office:value="84.1666666666667">
            <text:p>84,17</text:p>
          </table:table-cell>
          <table:table-cell table:formula="of:=100*[.G362]/([.F362]+[.G362])" office:value-type="float" office:value="15.8333333333333">
            <text:p>15,83</text:p>
          </table:table-cell>
          <table:table-cell table:formula="of:=100*[.H362]/([.F362]+[.G362]+[.H36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9">
            <text:p>9,00</text:p>
          </table:table-cell>
          <table:table-cell office:value-type="float" office:value="53">
            <text:p>53,00</text:p>
          </table:table-cell>
          <table:table-cell table:formula="of:=100*[.F363]/([.F363]+[.G363])" office:value-type="float" office:value="93.8775510204082">
            <text:p>93,88</text:p>
          </table:table-cell>
          <table:table-cell table:formula="of:=100*[.G363]/([.F363]+[.G363])" office:value-type="float" office:value="6.12244897959184">
            <text:p>6,12</text:p>
          </table:table-cell>
          <table:table-cell table:formula="of:=100*[.H363]/([.F363]+[.G363]+[.H363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2">
            <text:p>12,00</text:p>
          </table:table-cell>
          <table:table-cell office:value-type="float" office:value="31">
            <text:p>31,00</text:p>
          </table:table-cell>
          <table:table-cell table:formula="of:=100*[.F365]/([.F365]+[.G365])" office:value-type="float" office:value="92.8994082840237">
            <text:p>92,90</text:p>
          </table:table-cell>
          <table:table-cell table:formula="of:=100*[.G365]/([.F365]+[.G365])" office:value-type="float" office:value="7.10059171597633">
            <text:p>7,10</text:p>
          </table:table-cell>
          <table:table-cell table:formula="of:=100*[.H365]/([.F365]+[.G365]+[.H365])" office:value-type="float" office:value="15.5">
            <text:p>15,5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office:value-type="float" office:value="136">
            <text:p>136,00</text:p>
          </table:table-cell>
          <table:table-cell office:value-type="float" office:value="5">
            <text:p>5,00</text:p>
          </table:table-cell>
          <table:table-cell office:value-type="float" office:value="59">
            <text:p>59,00</text:p>
          </table:table-cell>
          <table:table-cell table:formula="of:=100*[.F368]/([.F368]+[.G368])" office:value-type="float" office:value="96.4539007092199">
            <text:p>96,45</text:p>
          </table:table-cell>
          <table:table-cell table:formula="of:=100*[.G368]/([.F368]+[.G368])" office:value-type="float" office:value="3.54609929078014">
            <text:p>3,55</text:p>
          </table:table-cell>
          <table:table-cell table:formula="of:=100*[.H368]/([.F368]+[.G368]+[.H368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office:value-type="float" office:value="172">
            <text:p>172,00</text:p>
          </table:table-cell>
          <table:table-cell office:value-type="float" office:value="5">
            <text:p>5,00</text:p>
          </table:table-cell>
          <table:table-cell office:value-type="float" office:value="23">
            <text:p>23,00</text:p>
          </table:table-cell>
          <table:table-cell table:formula="of:=100*[.F369]/([.F369]+[.G369])" office:value-type="float" office:value="97.1751412429379">
            <text:p>97,18</text:p>
          </table:table-cell>
          <table:table-cell table:formula="of:=100*[.G369]/([.F369]+[.G369])" office:value-type="float" office:value="2.82485875706215">
            <text:p>2,82</text:p>
          </table:table-cell>
          <table:table-cell table:formula="of:=100*[.H369]/([.F369]+[.G369]+[.H369])" office:value-type="float" office:value="11.5">
            <text:p>1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office:value-type="float" office:value="149">
            <text:p>149,00</text:p>
          </table:table-cell>
          <table:table-cell office:value-type="float" office:value="9">
            <text:p>9,00</text:p>
          </table:table-cell>
          <table:table-cell office:value-type="float" office:value="42">
            <text:p>42,00</text:p>
          </table:table-cell>
          <table:table-cell table:formula="of:=100*[.F371]/([.F371]+[.G371])" office:value-type="float" office:value="94.3037974683544">
            <text:p>94,30</text:p>
          </table:table-cell>
          <table:table-cell table:formula="of:=100*[.G371]/([.F371]+[.G371])" office:value-type="float" office:value="5.69620253164557">
            <text:p>5,70</text:p>
          </table:table-cell>
          <table:table-cell table:formula="of:=100*[.H371]/([.F371]+[.G371]+[.H371])" office:value-type="float" office:value="21">
            <text:p>21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office:value-type="float" office:value="185">
            <text:p>18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374]/([.F374]+[.G374])" office:value-type="float" office:value="100">
            <text:p>100,00</text:p>
          </table:table-cell>
          <table:table-cell table:formula="of:=100*[.G374]/([.F374]+[.G374])" office:value-type="float" office:value="0">
            <text:p>0,00</text:p>
          </table:table-cell>
          <table:table-cell table:formula="of:=100*[.H374]/([.F374]+[.G374]+[.H374])" office:value-type="float" office:value="2.63157894736842">
            <text:p>2,63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1024" table:default-cell-style-name="ce2"/>
        <table:table-row table:style-name="ro2">
          <table:table-cell table:style-name="ce1" table:number-columns-repeated="5"/>
          <table:table-cell table:style-name="ce1" office:value-type="string">
            <text:p>p1w</text:p>
          </table:table-cell>
          <table:table-cell table:style-name="ce1" office:value-type="string">
            <text:p>p2w</text:p>
          </table:table-cell>
          <table:table-cell table:style-name="ce1" office:value-type="string">
            <text:p>draw</text:p>
          </table:table-cell>
          <table:table-cell table:style-name="ce1" office:value-type="string">
            <text:p>p1w%</text:p>
          </table:table-cell>
          <table:table-cell table:style-name="ce1" office:value-type="string">
            <text:p>p2w%</text:p>
          </table:table-cell>
          <table:table-cell table:style-name="ce1" office:value-type="string">
            <text:p>draw%</text:p>
          </table:table-cell>
          <table:table-cell/>
          <table:table-cell office:value-type="string">
            <text:p>200p1w%</text:p>
          </table:table-cell>
          <table:table-cell office:value-type="string">
            <text:p>200p2w%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table:formula="of:=60" office:value-type="float" office:value="60">
            <text:p>60,00</text:p>
          </table:table-cell>
          <table:table-cell table:style-name="ce1" table:formula="of:=60" office:value-type="float" office:value="60">
            <text:p>60,00</text:p>
          </table:table-cell>
          <table:table-cell table:style-name="ce1" table:formula="of:=80" office:value-type="float" office:value="80">
            <text:p>80,00</text:p>
          </table:table-cell>
          <table:table-cell table:style-name="ce1" table:formula="of:=100*[.F2]/([.F2]+[.G2])" office:value-type="float" office:value="50">
            <text:p>50,00</text:p>
          </table:table-cell>
          <table:table-cell table:style-name="ce1" table:formula="of:=100*[.G2]/([.F2]+[.G2])" office:value-type="float" office:value="50">
            <text:p>50,00</text:p>
          </table:table-cell>
          <table:table-cell table:style-name="ce1" table:formula="of:=100*[.H2]/([.F2]+[.G2]+[.H2])" office:value-type="float" office:value="40">
            <text:p>40,00</text:p>
          </table:table-cell>
          <table:table-cell/>
          <table:table-cell table:number-columns-repeated="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3]+[.B3]+[.A3])" office:value-type="float" office:value="0.4">
            <text:p>0,40</text:p>
          </table:table-cell>
          <table:table-cell table:style-name="ce1"/>
          <table:table-cell table:style-name="ce1" table:formula="of:=53" office:value-type="float" office:value="53">
            <text:p>53,00</text:p>
          </table:table-cell>
          <table:table-cell table:style-name="ce1" table:formula="of:=78" office:value-type="float" office:value="78">
            <text:p>78,00</text:p>
          </table:table-cell>
          <table:table-cell table:style-name="ce1" table:formula="of:=69" office:value-type="float" office:value="69">
            <text:p>69,00</text:p>
          </table:table-cell>
          <table:table-cell table:style-name="ce1" table:formula="of:=100*[.F3]/([.F3]+[.G3])" office:value-type="float" office:value="40.4580152671756">
            <text:p>40,46</text:p>
          </table:table-cell>
          <table:table-cell table:style-name="ce1" table:formula="of:=100*[.G3]/([.F3]+[.G3])" office:value-type="float" office:value="59.5419847328244">
            <text:p>59,54</text:p>
          </table:table-cell>
          <table:table-cell table:style-name="ce1" table:formula="of:=100*[.H3]/([.F3]+[.G3]+[.H3])" office:value-type="float" office:value="34.5">
            <text:p>34,50</text:p>
          </table:table-cell>
          <table:table-cell/>
          <table:table-cell office:value-type="float" office:value="40.46">
            <text:p>40,46</text:p>
          </table:table-cell>
          <table:table-cell office:value-type="float" office:value="59.54">
            <text:p>59,5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4]+[.B4]+[.A4])" office:value-type="float" office:value="0.3">
            <text:p>0,30</text:p>
          </table:table-cell>
          <table:table-cell table:style-name="ce1"/>
          <table:table-cell table:style-name="ce1" table:formula="of:=59" office:value-type="float" office:value="59">
            <text:p>59,00</text:p>
          </table:table-cell>
          <table:table-cell table:style-name="ce1" table:formula="of:=68" office:value-type="float" office:value="68">
            <text:p>68,00</text:p>
          </table:table-cell>
          <table:table-cell table:style-name="ce1" table:formula="of:=73" office:value-type="float" office:value="73">
            <text:p>73,00</text:p>
          </table:table-cell>
          <table:table-cell table:style-name="ce1" table:formula="of:=100*[.F4]/([.F4]+[.G4])" office:value-type="float" office:value="46.4566929133858">
            <text:p>46,46</text:p>
          </table:table-cell>
          <table:table-cell table:style-name="ce1" table:formula="of:=100*[.G4]/([.F4]+[.G4])" office:value-type="float" office:value="53.5433070866142">
            <text:p>53,54</text:p>
          </table:table-cell>
          <table:table-cell table:style-name="ce1" table:formula="of:=100*[.H4]/([.F4]+[.G4]+[.H4])" office:value-type="float" office:value="36.5">
            <text:p>36,50</text:p>
          </table:table-cell>
          <table:table-cell/>
          <table:table-cell office:value-type="float" office:value="46.46">
            <text:p>46,46</text:p>
          </table:table-cell>
          <table:table-cell office:value-type="float" office:value="53.54">
            <text:p>53,5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3">
            <text:p>0,30</text:p>
          </table:table-cell>
          <table:table-cell table:style-name="ce1" table:formula="of:=1-([.C5]+[.B5]+[.A5])" office:value-type="float" office:value="0.2">
            <text:p>0,20</text:p>
          </table:table-cell>
          <table:table-cell table:style-name="ce1"/>
          <table:table-cell table:style-name="ce1" table:formula="of:=58" office:value-type="float" office:value="58">
            <text:p>58,00</text:p>
          </table:table-cell>
          <table:table-cell table:style-name="ce1" table:formula="of:=62" office:value-type="float" office:value="62">
            <text:p>62,00</text:p>
          </table:table-cell>
          <table:table-cell table:style-name="ce1" table:formula="of:=80" office:value-type="float" office:value="80">
            <text:p>80,00</text:p>
          </table:table-cell>
          <table:table-cell table:style-name="ce1" table:formula="of:=100*[.F5]/([.F5]+[.G5])" office:value-type="float" office:value="48.3333333333333">
            <text:p>48,33</text:p>
          </table:table-cell>
          <table:table-cell table:style-name="ce1" table:formula="of:=100*[.G5]/([.F5]+[.G5])" office:value-type="float" office:value="51.6666666666667">
            <text:p>51,67</text:p>
          </table:table-cell>
          <table:table-cell table:style-name="ce1" table:formula="of:=100*[.H5]/([.F5]+[.G5]+[.H5])" office:value-type="float" office:value="40">
            <text:p>40,00</text:p>
          </table:table-cell>
          <table:table-cell/>
          <table:table-cell office:value-type="float" office:value="48.33">
            <text:p>48,33</text:p>
          </table:table-cell>
          <table:table-cell office:value-type="float" office:value="51.67">
            <text:p>51,67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3">
            <text:p>0,30</text:p>
          </table:table-cell>
          <table:table-cell table:style-name="ce1"/>
          <table:table-cell table:style-name="ce1" table:formula="of:=52" office:value-type="float" office:value="52">
            <text:p>52,00</text:p>
          </table:table-cell>
          <table:table-cell table:style-name="ce1" table:formula="of:=73" office:value-type="float" office:value="73">
            <text:p>73,00</text:p>
          </table:table-cell>
          <table:table-cell table:style-name="ce1" table:formula="of:=75" office:value-type="float" office:value="75">
            <text:p>75,00</text:p>
          </table:table-cell>
          <table:table-cell table:style-name="ce1" table:formula="of:=100*[.F6]/([.F6]+[.G6])" office:value-type="float" office:value="41.6">
            <text:p>41,60</text:p>
          </table:table-cell>
          <table:table-cell table:style-name="ce1" table:formula="of:=100*[.G6]/([.F6]+[.G6])" office:value-type="float" office:value="58.4">
            <text:p>58,40</text:p>
          </table:table-cell>
          <table:table-cell table:style-name="ce1" table:formula="of:=100*[.H6]/([.F6]+[.G6]+[.H6])" office:value-type="float" office:value="37.5">
            <text:p>37,50</text:p>
          </table:table-cell>
          <table:table-cell/>
          <table:table-cell office:value-type="float" office:value="41.6">
            <text:p>41,6</text:p>
          </table:table-cell>
          <table:table-cell office:value-type="float" office:value="58.4">
            <text:p>58,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table:formula="of:=1-([.C7]+[.B7]+[.A7])" office:value-type="float" office:value="0.2">
            <text:p>0,20</text:p>
          </table:table-cell>
          <table:table-cell table:style-name="ce1"/>
          <table:table-cell table:style-name="ce1" table:formula="of:=51" office:value-type="float" office:value="51">
            <text:p>51,00</text:p>
          </table:table-cell>
          <table:table-cell table:style-name="ce1" table:formula="of:=61" office:value-type="float" office:value="61">
            <text:p>61,00</text:p>
          </table:table-cell>
          <table:table-cell table:style-name="ce1" table:formula="of:=88" office:value-type="float" office:value="88">
            <text:p>88,00</text:p>
          </table:table-cell>
          <table:table-cell table:style-name="ce1" table:formula="of:=100*[.F7]/([.F7]+[.G7])" office:value-type="float" office:value="45.5357142857143">
            <text:p>45,54</text:p>
          </table:table-cell>
          <table:table-cell table:style-name="ce1" table:formula="of:=100*[.G7]/([.F7]+[.G7])" office:value-type="float" office:value="54.4642857142857">
            <text:p>54,46</text:p>
          </table:table-cell>
          <table:table-cell table:style-name="ce1" table:formula="of:=100*[.H7]/([.F7]+[.G7]+[.H7])" office:value-type="float" office:value="44">
            <text:p>44,00</text:p>
          </table:table-cell>
          <table:table-cell/>
          <table:table-cell office:value-type="float" office:value="45.54">
            <text:p>45,54</text:p>
          </table:table-cell>
          <table:table-cell office:value-type="float" office:value="54.46">
            <text:p>54,46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">
            <text:p>0,00</text:p>
          </table:table-cell>
          <table:table-cell table:style-name="ce1" table:formula="of:=1-([.C8]+[.B8]+[.A8])" office:value-type="float" office:value="0.3">
            <text:p>0,3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55" office:value-type="float" office:value="55">
            <text:p>55,00</text:p>
          </table:table-cell>
          <table:table-cell table:style-name="ce1" table:formula="of:=97" office:value-type="float" office:value="97">
            <text:p>97,00</text:p>
          </table:table-cell>
          <table:table-cell table:style-name="ce1" table:formula="of:=100*[.F8]/([.F8]+[.G8])" office:value-type="float" office:value="46.6019417475728">
            <text:p>46,60</text:p>
          </table:table-cell>
          <table:table-cell table:style-name="ce1" table:formula="of:=100*[.G8]/([.F8]+[.G8])" office:value-type="float" office:value="53.3980582524272">
            <text:p>53,40</text:p>
          </table:table-cell>
          <table:table-cell table:style-name="ce1" table:formula="of:=100*[.H8]/([.F8]+[.G8]+[.H8])" office:value-type="float" office:value="48.5">
            <text:p>48,50</text:p>
          </table:table-cell>
          <table:table-cell/>
          <table:table-cell office:value-type="float" office:value="46.6">
            <text:p>46,6</text:p>
          </table:table-cell>
          <table:table-cell office:value-type="float" office:value="53.4">
            <text:p>53,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.1">
            <text:p>0,10</text:p>
          </table:table-cell>
          <table:table-cell table:style-name="ce1" table:formula="of:=1-([.C9]+[.B9]+[.A9])" office:value-type="float" office:value="0.2">
            <text:p>0,2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66" office:value-type="float" office:value="66">
            <text:p>66,00</text:p>
          </table:table-cell>
          <table:table-cell table:style-name="ce1" table:formula="of:=86" office:value-type="float" office:value="86">
            <text:p>86,00</text:p>
          </table:table-cell>
          <table:table-cell table:style-name="ce1" table:formula="of:=100*[.F9]/([.F9]+[.G9])" office:value-type="float" office:value="42.1052631578947">
            <text:p>42,11</text:p>
          </table:table-cell>
          <table:table-cell table:style-name="ce1" table:formula="of:=100*[.G9]/([.F9]+[.G9])" office:value-type="float" office:value="57.8947368421053">
            <text:p>57,89</text:p>
          </table:table-cell>
          <table:table-cell table:style-name="ce1" table:formula="of:=100*[.H9]/([.F9]+[.G9]+[.H9])" office:value-type="float" office:value="43">
            <text:p>43,00</text:p>
          </table:table-cell>
          <table:table-cell/>
          <table:table-cell office:value-type="float" office:value="42.11">
            <text:p>42,11</text:p>
          </table:table-cell>
          <table:table-cell office:value-type="float" office:value="57.89">
            <text:p>57,89</text:p>
          </table:table-cell>
          <table:table-cell table:number-columns-repeated="1010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10]+[.B10]+[.A10])" office:value-type="float" office:value="0.4">
            <text:p>0,40</text:p>
          </table:table-cell>
          <table:table-cell table:style-name="ce1"/>
          <table:table-cell table:style-name="ce1" table:formula="of:=34+126" office:value-type="float" office:value="160">
            <text:p>160,00</text:p>
          </table:table-cell>
          <table:table-cell table:style-name="ce1" table:formula="of:=88+158" office:value-type="float" office:value="246">
            <text:p>246,00</text:p>
          </table:table-cell>
          <table:table-cell table:style-name="ce1" table:formula="of:=78+216" office:value-type="float" office:value="294">
            <text:p>294,00</text:p>
          </table:table-cell>
          <table:table-cell table:style-name="ce1" table:formula="of:=100*[.F10]/([.F10]+[.G10])" office:value-type="float" office:value="39.4088669950739">
            <text:p>39,41</text:p>
          </table:table-cell>
          <table:table-cell table:style-name="ce1" table:formula="of:=100*[.G10]/([.F10]+[.G10])" office:value-type="float" office:value="60.5911330049261">
            <text:p>60,59</text:p>
          </table:table-cell>
          <table:table-cell table:style-name="ce1" table:formula="of:=100*[.H10]/([.F10]+[.G10]+[.H10])" office:value-type="float" office:value="42">
            <text:p>42,00</text:p>
          </table:table-cell>
          <table:table-cell/>
          <table:table-cell office:value-type="float" office:value="27.87">
            <text:p>27,87</text:p>
          </table:table-cell>
          <table:table-cell office:value-type="float" office:value="72.13">
            <text:p>72,13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table:formula="of:=1-([.C11]+[.B11]+[.A11])" office:value-type="float" office:value="0.3">
            <text:p>0,3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60" office:value-type="float" office:value="60">
            <text:p>60,00</text:p>
          </table:table-cell>
          <table:table-cell table:style-name="ce1" table:formula="of:=92" office:value-type="float" office:value="92">
            <text:p>92,00</text:p>
          </table:table-cell>
          <table:table-cell table:style-name="ce1" table:formula="of:=100*[.F11]/([.F11]+[.G11])" office:value-type="float" office:value="44.4444444444444">
            <text:p>44,44</text:p>
          </table:table-cell>
          <table:table-cell table:style-name="ce1" table:formula="of:=100*[.G11]/([.F11]+[.G11])" office:value-type="float" office:value="55.5555555555556">
            <text:p>55,56</text:p>
          </table:table-cell>
          <table:table-cell table:style-name="ce1" table:formula="of:=100*[.H11]/([.F11]+[.G11]+[.H11])" office:value-type="float" office:value="46">
            <text:p>46,00</text:p>
          </table:table-cell>
          <table:table-cell/>
          <table:table-cell office:value-type="float" office:value="44.44">
            <text:p>44,44</text:p>
          </table:table-cell>
          <table:table-cell office:value-type="float" office:value="55.56">
            <text:p>55,56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table:formula="of:=1-([.C12]+[.B12]+[.A12])" office:value-type="float" office:value="0.4">
            <text:p>0,40</text:p>
          </table:table-cell>
          <table:table-cell table:style-name="ce1"/>
          <table:table-cell table:style-name="ce1" table:formula="of:=43" office:value-type="float" office:value="43">
            <text:p>43,00</text:p>
          </table:table-cell>
          <table:table-cell table:style-name="ce1" table:formula="of:=67" office:value-type="float" office:value="67">
            <text:p>67,00</text:p>
          </table:table-cell>
          <table:table-cell table:style-name="ce1" table:formula="of:=90" office:value-type="float" office:value="90">
            <text:p>90,00</text:p>
          </table:table-cell>
          <table:table-cell table:style-name="ce1" table:formula="of:=100*[.F12]/([.F12]+[.G12])" office:value-type="float" office:value="39.0909090909091">
            <text:p>39,09</text:p>
          </table:table-cell>
          <table:table-cell table:style-name="ce1" table:formula="of:=100*[.G12]/([.F12]+[.G12])" office:value-type="float" office:value="60.9090909090909">
            <text:p>60,91</text:p>
          </table:table-cell>
          <table:table-cell table:style-name="ce1" table:formula="of:=100*[.H12]/([.F12]+[.G12]+[.H12])" office:value-type="float" office:value="45">
            <text:p>45,00</text:p>
          </table:table-cell>
          <table:table-cell/>
          <table:table-cell office:value-type="float" office:value="39.09">
            <text:p>39,09</text:p>
          </table:table-cell>
          <table:table-cell office:value-type="float" office:value="60.91">
            <text:p>60,91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table:formula="of:=43" office:value-type="float" office:value="43">
            <text:p>43,00</text:p>
          </table:table-cell>
          <table:table-cell table:style-name="ce1" table:formula="of:=56" office:value-type="float" office:value="56">
            <text:p>56,00</text:p>
          </table:table-cell>
          <table:table-cell table:style-name="ce1" table:formula="of:=101" office:value-type="float" office:value="101">
            <text:p>101,00</text:p>
          </table:table-cell>
          <table:table-cell table:style-name="ce1" table:formula="of:=100*[.F13]/([.F13]+[.G13])" office:value-type="float" office:value="43.4343434343434">
            <text:p>43,43</text:p>
          </table:table-cell>
          <table:table-cell table:style-name="ce1" table:formula="of:=100*[.G13]/([.F13]+[.G13])" office:value-type="float" office:value="56.5656565656566">
            <text:p>56,57</text:p>
          </table:table-cell>
          <table:table-cell table:style-name="ce1" table:formula="of:=100*[.H13]/([.F13]+[.G13]+[.H13])" office:value-type="float" office:value="50.5">
            <text:p>50,50</text:p>
          </table:table-cell>
          <table:table-cell/>
          <table:table-cell office:value-type="float" office:value="43.43">
            <text:p>43,43</text:p>
          </table:table-cell>
          <table:table-cell office:value-type="float" office:value="56.57">
            <text:p>56,57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number-columns-repeated="2"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58" office:value-type="float" office:value="58">
            <text:p>58,00</text:p>
          </table:table-cell>
          <table:table-cell table:style-name="ce1" table:formula="of:=94" office:value-type="float" office:value="94">
            <text:p>94,00</text:p>
          </table:table-cell>
          <table:table-cell table:style-name="ce1" table:formula="of:=100*[.F14]/([.F14]+[.G14])" office:value-type="float" office:value="45.2830188679245">
            <text:p>45,28</text:p>
          </table:table-cell>
          <table:table-cell table:style-name="ce1" table:formula="of:=100*[.G14]/([.F14]+[.G14])" office:value-type="float" office:value="54.7169811320755">
            <text:p>54,72</text:p>
          </table:table-cell>
          <table:table-cell table:style-name="ce1" table:formula="of:=100*[.H14]/([.F14]+[.G14]+[.H14])" office:value-type="float" office:value="47">
            <text:p>47,00</text:p>
          </table:table-cell>
          <table:table-cell/>
          <table:table-cell office:value-type="float" office:value="45.28">
            <text:p>45,28</text:p>
          </table:table-cell>
          <table:table-cell office:value-type="float" office:value="54.72">
            <text:p>54,72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15]+[.B15]+[.A15])" office:value-type="float" office:value="0.3">
            <text:p>0,30</text:p>
          </table:table-cell>
          <table:table-cell table:style-name="ce1"/>
          <table:table-cell table:style-name="ce1" table:formula="of:=45+111" office:value-type="float" office:value="156">
            <text:p>156,00</text:p>
          </table:table-cell>
          <table:table-cell table:style-name="ce1" table:formula="of:=75+183" office:value-type="float" office:value="258">
            <text:p>258,00</text:p>
          </table:table-cell>
          <table:table-cell table:style-name="ce1" table:formula="of:=80+206" office:value-type="float" office:value="286">
            <text:p>286,00</text:p>
          </table:table-cell>
          <table:table-cell table:style-name="ce1" table:formula="of:=100*[.F15]/([.F15]+[.G15])" office:value-type="float" office:value="37.6811594202899">
            <text:p>37,68</text:p>
          </table:table-cell>
          <table:table-cell table:style-name="ce1" table:formula="of:=100*[.G15]/([.F15]+[.G15])" office:value-type="float" office:value="62.3188405797101">
            <text:p>62,32</text:p>
          </table:table-cell>
          <table:table-cell table:style-name="ce1" table:formula="of:=100*[.H15]/([.F15]+[.G15]+[.H15])" office:value-type="float" office:value="40.8571428571429">
            <text:p>40,86</text:p>
          </table:table-cell>
          <table:table-cell/>
          <table:table-cell office:value-type="float" office:value="37.5">
            <text:p>37,5</text:p>
          </table:table-cell>
          <table:table-cell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16]+[.B16]+[.A16])" office:value-type="float" office:value="0.2">
            <text:p>0,20</text:p>
          </table:table-cell>
          <table:table-cell table:style-name="ce1"/>
          <table:table-cell table:style-name="ce1" table:formula="of:=57" office:value-type="float" office:value="57">
            <text:p>57,00</text:p>
          </table:table-cell>
          <table:table-cell table:style-name="ce1" table:formula="of:=55" office:value-type="float" office:value="55">
            <text:p>55,00</text:p>
          </table:table-cell>
          <table:table-cell table:style-name="ce1" table:formula="of:=88" office:value-type="float" office:value="88">
            <text:p>88,00</text:p>
          </table:table-cell>
          <table:table-cell table:style-name="ce1" table:formula="of:=100*[.F16]/([.F16]+[.G16])" office:value-type="float" office:value="50.8928571428571">
            <text:p>50,89</text:p>
          </table:table-cell>
          <table:table-cell table:style-name="ce1" table:formula="of:=100*[.G16]/([.F16]+[.G16])" office:value-type="float" office:value="49.1071428571429">
            <text:p>49,11</text:p>
          </table:table-cell>
          <table:table-cell table:style-name="ce1" table:formula="of:=100*[.H16]/([.F16]+[.G16]+[.H16])" office:value-type="float" office:value="44">
            <text:p>44,00</text:p>
          </table:table-cell>
          <table:table-cell/>
          <table:table-cell office:value-type="float" office:value="50.89">
            <text:p>50,89</text:p>
          </table:table-cell>
          <table:table-cell office:value-type="float" office:value="49.11">
            <text:p>49,11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17]+[.B17]+[.A17])" office:value-type="float" office:value="0.2">
            <text:p>0,20</text:p>
          </table:table-cell>
          <table:table-cell table:style-name="ce1"/>
          <table:table-cell table:style-name="ce1" table:formula="of:=43" office:value-type="float" office:value="43">
            <text:p>43,00</text:p>
          </table:table-cell>
          <table:table-cell table:style-name="ce1" table:formula="of:=58" office:value-type="float" office:value="58">
            <text:p>58,00</text:p>
          </table:table-cell>
          <table:table-cell table:style-name="ce1" table:formula="of:=99" office:value-type="float" office:value="99">
            <text:p>99,00</text:p>
          </table:table-cell>
          <table:table-cell table:style-name="ce1" table:formula="of:=100*[.F17]/([.F17]+[.G17])" office:value-type="float" office:value="42.5742574257426">
            <text:p>42,57</text:p>
          </table:table-cell>
          <table:table-cell table:style-name="ce1" table:formula="of:=100*[.G17]/([.F17]+[.G17])" office:value-type="float" office:value="57.4257425742574">
            <text:p>57,43</text:p>
          </table:table-cell>
          <table:table-cell table:style-name="ce1" table:formula="of:=100*[.H17]/([.F17]+[.G17]+[.H17])" office:value-type="float" office:value="49.5">
            <text:p>49,50</text:p>
          </table:table-cell>
          <table:table-cell/>
          <table:table-cell office:value-type="float" office:value="42.57">
            <text:p>42,57</text:p>
          </table:table-cell>
          <table:table-cell office:value-type="float" office:value="57.43">
            <text:p>57,43</text:p>
          </table:table-cell>
          <table:table-cell table:number-columns-repeated="1010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8]/([.F18]+[.G18])" office:value-type="float" office:value="0">
            <text:p>#DIV/0 !</text:p>
          </table:table-cell>
          <table:table-cell table:style-name="ce1" table:formula="of:=100*[.G18]/([.F18]+[.G18])" office:value-type="float" office:value="0">
            <text:p>#DIV/0 !</text:p>
          </table:table-cell>
          <table:table-cell table:style-name="ce1" table:formula="of:=100*[.H18]/([.F18]+[.G18]+[.H18])" office:value-type="float" office:value="0">
            <text:p>#DIV/0 !</text:p>
          </table:table-cell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9]/([.F19]+[.G19])" office:value-type="float" office:value="0">
            <text:p>#DIV/0 !</text:p>
          </table:table-cell>
          <table:table-cell table:style-name="ce1" table:formula="of:=100*[.G19]/([.F19]+[.G19])" office:value-type="float" office:value="0">
            <text:p>#DIV/0 !</text:p>
          </table:table-cell>
          <table:table-cell table:style-name="ce1" table:formula="of:=100*[.H19]/([.F19]+[.G19]+[.H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20]/([.F20]+[.G20])" office:value-type="float" office:value="0">
            <text:p>#DIV/0 !</text:p>
          </table:table-cell>
          <table:table-cell table:style-name="ce1" table:formula="of:=100*[.G20]/([.F20]+[.G20])" office:value-type="float" office:value="0">
            <text:p>#DIV/0 !</text:p>
          </table:table-cell>
          <table:table-cell table:style-name="ce1" table:formula="of:=100*[.H20]/([.F20]+[.G20]+[.H20])" office:value-type="float" office:value="0">
            <text:p>#DIV/0 !</text:p>
          </table:table-cell>
          <table:table-cell table:number-columns-repeated="3"/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21]/([.F21]+[.G21])" office:value-type="float" office:value="0">
            <text:p>#DIV/0 !</text:p>
          </table:table-cell>
          <table:table-cell table:style-name="ce1" table:formula="of:=100*[.G21]/([.F21]+[.G21])" office:value-type="float" office:value="0">
            <text:p>#DIV/0 !</text:p>
          </table:table-cell>
          <table:table-cell table:style-name="ce1" table:formula="of:=100*[.H21]/([.F21]+[.G21]+[.H2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Finer resear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 table:number-rows-repeated="12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9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iredValue" table:style-name="ta1" table:print="false">
        <table:table-column table:style-name="co1" table:number-columns-repeated="1024" table:default-cell-style-name="ce2"/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office:value-type="string">
            <text:p>ag=dg</text:p>
          </table:table-cell>
          <table:table-cell table:number-columns-repeated="1023"/>
        </table:table-row>
        <table:table-row table:style-name="ro1">
          <table:table-cell table:number-columns-repeated="3" table:style-name="ce1" office:value-type="float" office:value="0">
            <text:p>0,00</text:p>
          </table:table-cell>
          <table:table-cell table:style-name="ce1" table:formula="of:=1-([.C3]+[.B3]+[.A3])" office:value-type="float" office:value="1">
            <text:p>1,00</text:p>
          </table:table-cell>
          <table:table-cell table:style-name="ce1"/>
          <table:table-cell table:style-name="ce1" office:value-type="float" office:value="200">
            <text:p>200,00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table:formula="of:=100*[.F3]/([.F3]+[.G3])" office:value-type="float" office:value="100">
            <text:p>100,00</text:p>
          </table:table-cell>
          <table:table-cell table:style-name="ce1" table:formula="of:=100*[.G3]/([.F3]+[.G3])" office:value-type="float" office:value="0">
            <text:p>0,00</text:p>
          </table:table-cell>
          <table:table-cell table:style-name="ce1" table:formula="of:=100*[.H3]/([.F3]+[.G3]+[.H3])" office:value-type="float" office:value="0">
            <text:p>0,00</text:p>
          </table:table-cell>
          <table:table-cell>
            <draw:frame table:end-cell-address="PairedValue.S23" table:end-x="0.611cm" table:end-y="0.15cm" draw:z-index="0" draw:style-name="gr1" draw:text-style-name="P1" svg:width="15.999cm" svg:height="8.999cm" svg:x="0.419cm" svg:y="0.183cm">
              <draw:object draw:notify-on-update-of-ranges="PairedValue.C3:PairedValue.C13 PairedValue.A3:PairedValue.A3 PairedValue.J3:PairedValue.J13 PairedValue.A15:PairedValue.A15 PairedValue.J15:PairedValue.J23 PairedValue.C15:PairedValue.C23 PairedValue.A25:PairedValue.A25 PairedValue.J25:PairedValue.J31 PairedValue.C25:PairedValue.C31 PairedValue.A33:PairedValue.A33 PairedValue.J33:PairedValue.J37 PairedValue.C33:PairedValue.C37 PairedValue.A39:PairedValue.A39 PairedValue.J39:PairedValue.J41 PairedValue.C39:PairedValue.C41 PairedValue.A43:PairedValue.A43 PairedValue.J43:PairedValue.J43 PairedValue.C43:PairedValue.C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1">
            <text:p>0,10</text:p>
          </table:table-cell>
          <table:table-cell table:style-name="ce1" table:formula="of:=1-([.C4]+[.B4]+[.A4])" office:value-type="float" office:value="0.9">
            <text:p>0,90</text:p>
          </table:table-cell>
          <table:table-cell table:style-name="ce1"/>
          <table:table-cell table:style-name="ce1" office:value-type="float" office:value="196">
            <text:p>196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4">
            <text:p>4,00</text:p>
          </table:table-cell>
          <table:table-cell table:style-name="ce1" table:formula="of:=100*[.F4]/([.F4]+[.G4])" office:value-type="float" office:value="100">
            <text:p>100,00</text:p>
          </table:table-cell>
          <table:table-cell table:style-name="ce1" table:formula="of:=100*[.G4]/([.F4]+[.G4])" office:value-type="float" office:value="0">
            <text:p>0,00</text:p>
          </table:table-cell>
          <table:table-cell table:style-name="ce1" table:formula="of:=100*[.H4]/([.F4]+[.G4]+[.H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8">
            <text:p>0,80</text:p>
          </table:table-cell>
          <table:table-cell table:style-name="ce1"/>
          <table:table-cell table:style-name="ce1" office:value-type="float" office:value="195">
            <text:p>195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5">
            <text:p>5,00</text:p>
          </table:table-cell>
          <table:table-cell table:style-name="ce1" table:formula="of:=100*[.F5]/([.F5]+[.G5])" office:value-type="float" office:value="100">
            <text:p>100,00</text:p>
          </table:table-cell>
          <table:table-cell table:style-name="ce1" table:formula="of:=100*[.G5]/([.F5]+[.G5])" office:value-type="float" office:value="0">
            <text:p>0,00</text:p>
          </table:table-cell>
          <table:table-cell table:style-name="ce1" table:formula="of:=100*[.H5]/([.F5]+[.G5]+[.H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6]+[.B6]+[.A6])" office:value-type="float" office:value="0.7">
            <text:p>0,70</text:p>
          </table:table-cell>
          <table:table-cell table:style-name="ce1"/>
          <table:table-cell table:style-name="ce1" office:value-type="float" office:value="194">
            <text:p>194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6">
            <text:p>6,00</text:p>
          </table:table-cell>
          <table:table-cell table:style-name="ce1" table:formula="of:=100*[.F6]/([.F6]+[.G6])" office:value-type="float" office:value="100">
            <text:p>100,00</text:p>
          </table:table-cell>
          <table:table-cell table:style-name="ce1" table:formula="of:=100*[.G6]/([.F6]+[.G6])" office:value-type="float" office:value="0">
            <text:p>0,00</text:p>
          </table:table-cell>
          <table:table-cell table:style-name="ce1" table:formula="of:=100*[.H6]/([.F6]+[.G6]+[.H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4">
            <text:p>0,40</text:p>
          </table:table-cell>
          <table:table-cell table:style-name="ce1" table:formula="of:=1-([.C7]+[.B7]+[.A7])" office:value-type="float" office:value="0.6">
            <text:p>0,60</text:p>
          </table:table-cell>
          <table:table-cell table:style-name="ce1"/>
          <table:table-cell table:style-name="ce1" office:value-type="float" office:value="194">
            <text:p>194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5">
            <text:p>5,00</text:p>
          </table:table-cell>
          <table:table-cell table:style-name="ce1" table:formula="of:=100*[.F7]/([.F7]+[.G7])" office:value-type="float" office:value="99.4871794871795">
            <text:p>99,49</text:p>
          </table:table-cell>
          <table:table-cell table:style-name="ce1" table:formula="of:=100*[.G7]/([.F7]+[.G7])" office:value-type="float" office:value="0.512820512820513">
            <text:p>0,51</text:p>
          </table:table-cell>
          <table:table-cell table:style-name="ce1" table:formula="of:=100*[.H7]/([.F7]+[.G7]+[.H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5">
            <text:p>0,50</text:p>
          </table:table-cell>
          <table:table-cell table:style-name="ce1" table:formula="of:=1-([.C8]+[.B8]+[.A8])" office:value-type="float" office:value="0.5">
            <text:p>0,50</text:p>
          </table:table-cell>
          <table:table-cell table:style-name="ce1"/>
          <table:table-cell table:style-name="ce1" office:value-type="float" office:value="196">
            <text:p>196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4">
            <text:p>4,00</text:p>
          </table:table-cell>
          <table:table-cell table:style-name="ce1" table:formula="of:=100*[.F8]/([.F8]+[.G8])" office:value-type="float" office:value="100">
            <text:p>100,00</text:p>
          </table:table-cell>
          <table:table-cell table:style-name="ce1" table:formula="of:=100*[.G8]/([.F8]+[.G8])" office:value-type="float" office:value="0">
            <text:p>0,00</text:p>
          </table:table-cell>
          <table:table-cell table:style-name="ce1" table:formula="of:=100*[.H8]/([.F8]+[.G8]+[.H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6">
            <text:p>0,6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191">
            <text:p>191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9">
            <text:p>9,00</text:p>
          </table:table-cell>
          <table:table-cell table:style-name="ce1" table:formula="of:=100*[.F9]/([.F9]+[.G9])" office:value-type="float" office:value="100">
            <text:p>100,00</text:p>
          </table:table-cell>
          <table:table-cell table:style-name="ce1" table:formula="of:=100*[.G9]/([.F9]+[.G9])" office:value-type="float" office:value="0">
            <text:p>0,00</text:p>
          </table:table-cell>
          <table:table-cell table:style-name="ce1" table:formula="of:=100*[.H9]/([.F9]+[.G9]+[.H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7">
            <text:p>0,7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197">
            <text:p>197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3">
            <text:p>3,00</text:p>
          </table:table-cell>
          <table:table-cell table:style-name="ce1" table:formula="of:=100*[.F10]/([.F10]+[.G10])" office:value-type="float" office:value="100">
            <text:p>100,00</text:p>
          </table:table-cell>
          <table:table-cell table:style-name="ce1" table:formula="of:=100*[.G10]/([.F10]+[.G10])" office:value-type="float" office:value="0">
            <text:p>0,00</text:p>
          </table:table-cell>
          <table:table-cell table:style-name="ce1" table:formula="of:=100*[.H10]/([.F10]+[.G10]+[.H1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8">
            <text:p>0,80</text:p>
          </table:table-cell>
          <table:table-cell table:style-name="ce1" table:formula="of:=1-([.C11]+[.B11]+[.A11])" office:value-type="float" office:value="0.2">
            <text:p>0,20</text:p>
          </table:table-cell>
          <table:table-cell table:style-name="ce1"/>
          <table:table-cell table:style-name="ce1" office:value-type="float" office:value="185">
            <text:p>185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14">
            <text:p>14,00</text:p>
          </table:table-cell>
          <table:table-cell table:style-name="ce1" table:formula="of:=100*[.F11]/([.F11]+[.G11])" office:value-type="float" office:value="99.4623655913979">
            <text:p>99,46</text:p>
          </table:table-cell>
          <table:table-cell table:style-name="ce1" table:formula="of:=100*[.G11]/([.F11]+[.G11])" office:value-type="float" office:value="0.537634408602151">
            <text:p>0,54</text:p>
          </table:table-cell>
          <table:table-cell table:style-name="ce1" table:formula="of:=100*[.H11]/([.F11]+[.G11]+[.H1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900000000000001">
            <text:p>0,90</text:p>
          </table:table-cell>
          <table:table-cell table:style-name="ce1" table:formula="of:=1-([.C12]+[.B12]+[.A12])" office:value-type="float" office:value="0.099999999999999">
            <text:p>0,10</text:p>
          </table:table-cell>
          <table:table-cell table:style-name="ce1"/>
          <table:table-cell table:style-name="ce1" office:value-type="float" office:value="198">
            <text:p>198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2">
            <text:p>2,00</text:p>
          </table:table-cell>
          <table:table-cell table:style-name="ce1" table:formula="of:=100*[.F12]/([.F12]+[.G12])" office:value-type="float" office:value="100">
            <text:p>100,00</text:p>
          </table:table-cell>
          <table:table-cell table:style-name="ce1" table:formula="of:=100*[.G12]/([.F12]+[.G12])" office:value-type="float" office:value="0">
            <text:p>0,00</text:p>
          </table:table-cell>
          <table:table-cell table:style-name="ce1" table:formula="of:=100*[.H12]/([.F12]+[.G12]+[.H1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table:formula="of:=1-([.C13]+[.B13]+[.A13])" office:value-type="float" office:value="0">
            <text:p>0,00</text:p>
          </table:table-cell>
          <table:table-cell table:style-name="ce1"/>
          <table:table-cell table:style-name="ce1" office:value-type="float" office:value="195">
            <text:p>195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5">
            <text:p>5,00</text:p>
          </table:table-cell>
          <table:table-cell table:style-name="ce1" table:formula="of:=100*[.F13]/([.F13]+[.G13])" office:value-type="float" office:value="100">
            <text:p>100,00</text:p>
          </table:table-cell>
          <table:table-cell table:style-name="ce1" table:formula="of:=100*[.G13]/([.F13]+[.G13])" office:value-type="float" office:value="0">
            <text:p>0,00</text:p>
          </table:table-cell>
          <table:table-cell table:style-name="ce1" table:formula="of:=100*[.H13]/([.F13]+[.G13]+[.H1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8">
            <text:p>0,80</text:p>
          </table:table-cell>
          <table:table-cell table:style-name="ce1"/>
          <table:table-cell table:style-name="ce1" office:value-type="float" office:value="154">
            <text:p>154,00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41">
            <text:p>41,00</text:p>
          </table:table-cell>
          <table:table-cell table:style-name="ce1" table:formula="of:=100*[.F15]/([.F15]+[.G15])" office:value-type="float" office:value="96.8553459119497">
            <text:p>96,86</text:p>
          </table:table-cell>
          <table:table-cell table:style-name="ce1" table:formula="of:=100*[.G15]/([.F15]+[.G15])" office:value-type="float" office:value="3.14465408805031">
            <text:p>3,14</text:p>
          </table:table-cell>
          <table:table-cell table:style-name="ce1" table:formula="of:=100*[.H15]/([.F15]+[.G15]+[.H15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.1">
            <text:p>0,10</text:p>
          </table:table-cell>
          <table:table-cell table:style-name="ce1" table:formula="of:=1-([.C16]+[.B16]+[.A16])" office:value-type="float" office:value="0.7">
            <text:p>0,70</text:p>
          </table:table-cell>
          <table:table-cell table:style-name="ce1"/>
          <table:table-cell table:style-name="ce1" office:value-type="float" office:value="134">
            <text:p>134,00</text:p>
          </table:table-cell>
          <table:table-cell table:style-name="ce1" office:value-type="float" office:value="12">
            <text:p>12,00</text:p>
          </table:table-cell>
          <table:table-cell table:style-name="ce1" office:value-type="float" office:value="54">
            <text:p>54,00</text:p>
          </table:table-cell>
          <table:table-cell table:style-name="ce1" table:formula="of:=100*[.F16]/([.F16]+[.G16])" office:value-type="float" office:value="91.7808219178082">
            <text:p>91,78</text:p>
          </table:table-cell>
          <table:table-cell table:style-name="ce1" table:formula="of:=100*[.G16]/([.F16]+[.G16])" office:value-type="float" office:value="8.21917808219178">
            <text:p>8,22</text:p>
          </table:table-cell>
          <table:table-cell table:style-name="ce1" table:formula="of:=100*[.H16]/([.F16]+[.G16]+[.H16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7]+[.B17]+[.A17])" office:value-type="float" office:value="0.6">
            <text:p>0,6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21">
            <text:p>21,00</text:p>
          </table:table-cell>
          <table:table-cell table:style-name="ce1" office:value-type="float" office:value="54">
            <text:p>54,00</text:p>
          </table:table-cell>
          <table:table-cell table:style-name="ce1" table:formula="of:=100*[.F17]/([.F17]+[.G17])" office:value-type="float" office:value="85.6164383561644">
            <text:p>85,62</text:p>
          </table:table-cell>
          <table:table-cell table:style-name="ce1" table:formula="of:=100*[.G17]/([.F17]+[.G17])" office:value-type="float" office:value="14.3835616438356">
            <text:p>14,38</text:p>
          </table:table-cell>
          <table:table-cell table:style-name="ce1" table:formula="of:=100*[.H17]/([.F17]+[.G17]+[.H1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8]+[.B18]+[.A18])" office:value-type="float" office:value="0.5">
            <text:p>0,50</text:p>
          </table:table-cell>
          <table:table-cell table:style-name="ce1"/>
          <table:table-cell table:style-name="ce1" office:value-type="float" office:value="109">
            <text:p>109,00</text:p>
          </table:table-cell>
          <table:table-cell table:style-name="ce1" office:value-type="float" office:value="34">
            <text:p>34,00</text:p>
          </table:table-cell>
          <table:table-cell table:style-name="ce1" office:value-type="float" office:value="57">
            <text:p>57,00</text:p>
          </table:table-cell>
          <table:table-cell table:style-name="ce1" table:formula="of:=100*[.F18]/([.F18]+[.G18])" office:value-type="float" office:value="76.2237762237762">
            <text:p>76,22</text:p>
          </table:table-cell>
          <table:table-cell table:style-name="ce1" table:formula="of:=100*[.G18]/([.F18]+[.G18])" office:value-type="float" office:value="23.7762237762238">
            <text:p>23,78</text:p>
          </table:table-cell>
          <table:table-cell table:style-name="ce1" table:formula="of:=100*[.H18]/([.F18]+[.G18]+[.H18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97">
            <text:p>97,00</text:p>
          </table:table-cell>
          <table:table-cell table:style-name="ce1" office:value-type="float" office:value="28">
            <text:p>28,00</text:p>
          </table:table-cell>
          <table:table-cell table:style-name="ce1" office:value-type="float" office:value="75">
            <text:p>75,00</text:p>
          </table:table-cell>
          <table:table-cell table:style-name="ce1" table:formula="of:=100*[.F19]/([.F19]+[.G19])" office:value-type="float" office:value="77.6">
            <text:p>77,60</text:p>
          </table:table-cell>
          <table:table-cell table:style-name="ce1" table:formula="of:=100*[.G19]/([.F19]+[.G19])" office:value-type="float" office:value="22.4">
            <text:p>22,40</text:p>
          </table:table-cell>
          <table:table-cell table:style-name="ce1" table:formula="of:=100*[.H19]/([.F19]+[.G19]+[.H19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table:formula="of:=1-([.C20]+[.B20]+[.A20])" office:value-type="float" office:value="0.3">
            <text:p>0,30</text:p>
          </table:table-cell>
          <table:table-cell table:style-name="ce1"/>
          <table:table-cell table:style-name="ce1" office:value-type="float" office:value="108">
            <text:p>108,00</text:p>
          </table:table-cell>
          <table:table-cell table:style-name="ce1" office:value-type="float" office:value="19">
            <text:p>19,00</text:p>
          </table:table-cell>
          <table:table-cell table:style-name="ce1" office:value-type="float" office:value="73">
            <text:p>73,00</text:p>
          </table:table-cell>
          <table:table-cell table:style-name="ce1" table:formula="of:=100*[.F20]/([.F20]+[.G20])" office:value-type="float" office:value="85.0393700787402">
            <text:p>85,04</text:p>
          </table:table-cell>
          <table:table-cell table:style-name="ce1" table:formula="of:=100*[.G20]/([.F20]+[.G20])" office:value-type="float" office:value="14.9606299212598">
            <text:p>14,96</text:p>
          </table:table-cell>
          <table:table-cell table:style-name="ce1" table:formula="of:=100*[.H20]/([.F20]+[.G20]+[.H20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table:formula="of:=1-([.C21]+[.B21]+[.A21])" office:value-type="float" office:value="0.2">
            <text:p>0,20</text:p>
          </table:table-cell>
          <table:table-cell table:style-name="ce1"/>
          <table:table-cell table:style-name="ce1" office:value-type="float" office:value="109">
            <text:p>109,00</text:p>
          </table:table-cell>
          <table:table-cell table:style-name="ce1" office:value-type="float" office:value="16">
            <text:p>16,00</text:p>
          </table:table-cell>
          <table:table-cell table:style-name="ce1" office:value-type="float" office:value="75">
            <text:p>75,00</text:p>
          </table:table-cell>
          <table:table-cell table:style-name="ce1" table:formula="of:=100*[.F21]/([.F21]+[.G21])" office:value-type="float" office:value="87.2">
            <text:p>87,20</text:p>
          </table:table-cell>
          <table:table-cell table:style-name="ce1" table:formula="of:=100*[.G21]/([.F21]+[.G21])" office:value-type="float" office:value="12.8">
            <text:p>12,80</text:p>
          </table:table-cell>
          <table:table-cell table:style-name="ce1" table:formula="of:=100*[.H21]/([.F21]+[.G21]+[.H21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7">
            <text:p>0,70</text:p>
          </table:table-cell>
          <table:table-cell table:style-name="ce1" table:formula="of:=1-([.C22]+[.B22]+[.A22])" office:value-type="float" office:value="0.1">
            <text:p>0,1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14">
            <text:p>14,00</text:p>
          </table:table-cell>
          <table:table-cell table:style-name="ce1" office:value-type="float" office:value="61">
            <text:p>61,00</text:p>
          </table:table-cell>
          <table:table-cell table:style-name="ce1" table:formula="of:=100*[.F22]/([.F22]+[.G22])" office:value-type="float" office:value="89.9280575539568">
            <text:p>89,93</text:p>
          </table:table-cell>
          <table:table-cell table:style-name="ce1" table:formula="of:=100*[.G22]/([.F22]+[.G22])" office:value-type="float" office:value="10.0719424460432">
            <text:p>10,07</text:p>
          </table:table-cell>
          <table:table-cell table:style-name="ce1" table:formula="of:=100*[.H22]/([.F22]+[.G22]+[.H22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8">
            <text:p>0,80</text:p>
          </table:table-cell>
          <table:table-cell table:style-name="ce1" table:formula="of:=1-([.C23]+[.B23]+[.A23])" office:value-type="float" office:value="0">
            <text:p>0,00</text:p>
          </table:table-cell>
          <table:table-cell table:style-name="ce1"/>
          <table:table-cell table:style-name="ce1" office:value-type="float" office:value="170">
            <text:p>170,00</text:p>
          </table:table-cell>
          <table:table-cell table:style-name="ce1" office:value-type="float" office:value="2">
            <text:p>2,00</text:p>
          </table:table-cell>
          <table:table-cell table:style-name="ce1" office:value-type="float" office:value="28">
            <text:p>28,00</text:p>
          </table:table-cell>
          <table:table-cell table:style-name="ce1" table:formula="of:=100*[.F23]/([.F23]+[.G23])" office:value-type="float" office:value="98.8372093023256">
            <text:p>98,84</text:p>
          </table:table-cell>
          <table:table-cell table:style-name="ce1" table:formula="of:=100*[.G23]/([.F23]+[.G23])" office:value-type="float" office:value="1.16279069767442">
            <text:p>1,16</text:p>
          </table:table-cell>
          <table:table-cell table:style-name="ce1" table:formula="of:=100*[.H23]/([.F23]+[.G23]+[.H23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1"/>
          <table:table-cell>
            <draw:frame table:end-cell-address="PairedValue.S46" table:end-x="0.646cm" table:end-y="0.082cm" draw:z-index="1" draw:style-name="gr1" draw:text-style-name="P1" svg:width="16.001cm" svg:height="9.812cm" svg:x="0.452cm" svg:y="0.206cm">
              <draw:object draw:notify-on-update-of-ranges="PairedValue.A75:PairedValue.A85 PairedValue.C75:PairedValue.C75 PairedValue.J75:PairedValue.J85 PairedValue.C65:PairedValue.C65 PairedValue.J65:PairedValue.J73 PairedValue.A65:PairedValue.A73 PairedValue.C58:PairedValue.C58 PairedValue.J58:PairedValue.J63 PairedValue.A58:PairedValue.A63 PairedValue.C52:PairedValue.C52 PairedValue.J52:PairedValue.J56 PairedValue.A52:PairedValue.A56 PairedValue.C49:PairedValue.C49 PairedValue.J48:PairedValue.J50 PairedValue.A48:PairedValue.A50 PairedValue.C46:PairedValue.C46 PairedValue.J46:PairedValue.J46 PairedValue.A46:PairedValue.A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25]+[.B25]+[.A25])" office:value-type="float" office:value="0.6">
            <text:p>0,60</text:p>
          </table:table-cell>
          <table:table-cell table:style-name="ce1"/>
          <table:table-cell table:style-name="ce1" office:value-type="float" office:value="92">
            <text:p>92,00</text:p>
          </table:table-cell>
          <table:table-cell table:style-name="ce1" office:value-type="float" office:value="32">
            <text:p>32,00</text:p>
          </table:table-cell>
          <table:table-cell table:style-name="ce1" office:value-type="float" office:value="76">
            <text:p>76,00</text:p>
          </table:table-cell>
          <table:table-cell table:style-name="ce1" table:formula="of:=100*[.F25]/([.F25]+[.G25])" office:value-type="float" office:value="74.1935483870968">
            <text:p>74,19</text:p>
          </table:table-cell>
          <table:table-cell table:style-name="ce1" table:formula="of:=100*[.G25]/([.F25]+[.G25])" office:value-type="float" office:value="25.8064516129032">
            <text:p>25,81</text:p>
          </table:table-cell>
          <table:table-cell table:style-name="ce1" table:formula="of:=100*[.H25]/([.F25]+[.G25]+[.H25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6]+[.B26]+[.A26])" office:value-type="float" office:value="0.5">
            <text:p>0,50</text:p>
          </table:table-cell>
          <table:table-cell table:style-name="ce1"/>
          <table:table-cell table:style-name="ce1" office:value-type="float" office:value="68">
            <text:p>68,00</text:p>
          </table:table-cell>
          <table:table-cell table:style-name="ce1" office:value-type="float" office:value="46">
            <text:p>46,00</text:p>
          </table:table-cell>
          <table:table-cell table:style-name="ce1" office:value-type="float" office:value="86">
            <text:p>86,00</text:p>
          </table:table-cell>
          <table:table-cell table:style-name="ce1" table:formula="of:=100*[.F26]/([.F26]+[.G26])" office:value-type="float" office:value="59.6491228070175">
            <text:p>59,65</text:p>
          </table:table-cell>
          <table:table-cell table:style-name="ce1" table:formula="of:=100*[.G26]/([.F26]+[.G26])" office:value-type="float" office:value="40.3508771929825">
            <text:p>40,35</text:p>
          </table:table-cell>
          <table:table-cell table:style-name="ce1" table:formula="of:=100*[.H26]/([.F26]+[.G26]+[.H26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7]+[.B27]+[.A27])" office:value-type="float" office:value="0.4">
            <text:p>0,40</text:p>
          </table:table-cell>
          <table:table-cell table:style-name="ce1"/>
          <table:table-cell table:style-name="ce1" table:formula="of:=34+126" office:value-type="float" office:value="160">
            <text:p>160,00</text:p>
          </table:table-cell>
          <table:table-cell table:style-name="ce1" table:formula="of:=88+158" office:value-type="float" office:value="246">
            <text:p>246,00</text:p>
          </table:table-cell>
          <table:table-cell table:style-name="ce1" table:formula="of:=78+216" office:value-type="float" office:value="294">
            <text:p>294,00</text:p>
          </table:table-cell>
          <table:table-cell table:style-name="ce1" table:formula="of:=100*[.F27]/([.F27]+[.G27])" office:value-type="float" office:value="39.4088669950739">
            <text:p>39,41</text:p>
          </table:table-cell>
          <table:table-cell table:style-name="ce1" table:formula="of:=100*[.G27]/([.F27]+[.G27])" office:value-type="float" office:value="60.5911330049261">
            <text:p>60,59</text:p>
          </table:table-cell>
          <table:table-cell table:style-name="ce1" table:formula="of:=100*[.H27]/([.F27]+[.G27]+[.H27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table:formula="of:=1-([.C28]+[.B28]+[.A28])" office:value-type="float" office:value="0.3">
            <text:p>0,30</text:p>
          </table:table-cell>
          <table:table-cell table:style-name="ce1"/>
          <table:table-cell table:style-name="ce1" office:value-type="float" office:value="48">
            <text:p>48,00</text:p>
          </table:table-cell>
          <table:table-cell table:style-name="ce1" office:value-type="float" office:value="60">
            <text:p>60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28]/([.F28]+[.G28])" office:value-type="float" office:value="44.4444444444444">
            <text:p>44,44</text:p>
          </table:table-cell>
          <table:table-cell table:style-name="ce1" table:formula="of:=100*[.G28]/([.F28]+[.G28])" office:value-type="float" office:value="55.5555555555556">
            <text:p>55,56</text:p>
          </table:table-cell>
          <table:table-cell table:style-name="ce1" table:formula="of:=100*[.H28]/([.F28]+[.G28]+[.H28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table:formula="of:=1-([.C29]+[.B29]+[.A29])" office:value-type="float" office:value="0.2">
            <text:p>0,20</text:p>
          </table:table-cell>
          <table:table-cell table:style-name="ce1"/>
          <table:table-cell table:style-name="ce1" office:value-type="float" office:value="65">
            <text:p>65,00</text:p>
          </table:table-cell>
          <table:table-cell table:style-name="ce1" office:value-type="float" office:value="30">
            <text:p>30,00</text:p>
          </table:table-cell>
          <table:table-cell table:style-name="ce1" office:value-type="float" office:value="105">
            <text:p>105,00</text:p>
          </table:table-cell>
          <table:table-cell table:style-name="ce1" table:formula="of:=100*[.F29]/([.F29]+[.G29])" office:value-type="float" office:value="68.421052631579">
            <text:p>68,42</text:p>
          </table:table-cell>
          <table:table-cell table:style-name="ce1" table:formula="of:=100*[.G29]/([.F29]+[.G29])" office:value-type="float" office:value="31.5789473684211">
            <text:p>31,58</text:p>
          </table:table-cell>
          <table:table-cell table:style-name="ce1" table:formula="of:=100*[.H29]/([.F29]+[.G29]+[.H29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5">
            <text:p>0,50</text:p>
          </table:table-cell>
          <table:table-cell table:style-name="ce1" table:formula="of:=1-([.C30]+[.B30]+[.A30])" office:value-type="float" office:value="0.1">
            <text:p>0,10</text:p>
          </table:table-cell>
          <table:table-cell table:style-name="ce1"/>
          <table:table-cell table:style-name="ce1" office:value-type="float" office:value="102">
            <text:p>102,00</text:p>
          </table:table-cell>
          <table:table-cell table:style-name="ce1" office:value-type="float" office:value="29">
            <text:p>29,00</text:p>
          </table:table-cell>
          <table:table-cell table:style-name="ce1" office:value-type="float" office:value="69">
            <text:p>69,00</text:p>
          </table:table-cell>
          <table:table-cell table:style-name="ce1" table:formula="of:=100*[.F30]/([.F30]+[.G30])" office:value-type="float" office:value="77.8625954198473">
            <text:p>77,86</text:p>
          </table:table-cell>
          <table:table-cell table:style-name="ce1" table:formula="of:=100*[.G30]/([.F30]+[.G30])" office:value-type="float" office:value="22.1374045801527">
            <text:p>22,14</text:p>
          </table:table-cell>
          <table:table-cell table:style-name="ce1" table:formula="of:=100*[.H30]/([.F30]+[.G30]+[.H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6">
            <text:p>0,60</text:p>
          </table:table-cell>
          <table:table-cell table:style-name="ce1" table:formula="of:=1-([.C31]+[.B31]+[.A31])" office:value-type="float" office:value="0">
            <text:p>0,00</text:p>
          </table:table-cell>
          <table:table-cell table:style-name="ce1"/>
          <table:table-cell table:style-name="ce1" office:value-type="float" office:value="147">
            <text:p>147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43">
            <text:p>43,00</text:p>
          </table:table-cell>
          <table:table-cell table:style-name="ce1" table:formula="of:=100*[.F31]/([.F31]+[.G31])" office:value-type="float" office:value="93.6305732484076">
            <text:p>93,63</text:p>
          </table:table-cell>
          <table:table-cell table:style-name="ce1" table:formula="of:=100*[.G31]/([.F31]+[.G31])" office:value-type="float" office:value="6.36942675159236">
            <text:p>6,37</text:p>
          </table:table-cell>
          <table:table-cell table:style-name="ce1" table:formula="of:=100*[.H31]/([.F31]+[.G31]+[.H31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table:formula="of:=1-([.C33]+[.B33]+[.A33])" office:value-type="float" office:value="0.4">
            <text:p>0,40</text:p>
          </table:table-cell>
          <table:table-cell table:style-name="ce1"/>
          <table:table-cell table:style-name="ce1" office:value-type="float" office:value="77">
            <text:p>77,00</text:p>
          </table:table-cell>
          <table:table-cell table:style-name="ce1" office:value-type="float" office:value="42">
            <text:p>42,00</text:p>
          </table:table-cell>
          <table:table-cell table:style-name="ce1" office:value-type="float" office:value="81">
            <text:p>81,00</text:p>
          </table:table-cell>
          <table:table-cell table:style-name="ce1" table:formula="of:=100*[.F33]/([.F33]+[.G33])" office:value-type="float" office:value="64.7058823529412">
            <text:p>64,71</text:p>
          </table:table-cell>
          <table:table-cell table:style-name="ce1" table:formula="of:=100*[.G33]/([.F33]+[.G33])" office:value-type="float" office:value="35.2941176470588">
            <text:p>35,29</text:p>
          </table:table-cell>
          <table:table-cell table:style-name="ce1" table:formula="of:=100*[.H33]/([.F33]+[.G33]+[.H33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table:formula="of:=1-([.C34]+[.B34]+[.A34])" office:value-type="float" office:value="0.3">
            <text:p>0,30</text:p>
          </table:table-cell>
          <table:table-cell table:style-name="ce1"/>
          <table:table-cell table:style-name="ce1" office:value-type="float" office:value="55">
            <text:p>55,00</text:p>
          </table:table-cell>
          <table:table-cell table:style-name="ce1" office:value-type="float" office:value="56">
            <text:p>56,00</text:p>
          </table:table-cell>
          <table:table-cell table:style-name="ce1" office:value-type="float" office:value="89">
            <text:p>89,00</text:p>
          </table:table-cell>
          <table:table-cell table:style-name="ce1" table:formula="of:=100*[.F34]/([.F34]+[.G34])" office:value-type="float" office:value="49.5495495495496">
            <text:p>49,55</text:p>
          </table:table-cell>
          <table:table-cell table:style-name="ce1" table:formula="of:=100*[.G34]/([.F34]+[.G34])" office:value-type="float" office:value="50.4504504504505">
            <text:p>50,45</text:p>
          </table:table-cell>
          <table:table-cell table:style-name="ce1" table:formula="of:=100*[.H34]/([.F34]+[.G34]+[.H34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35]+[.B35]+[.A35])" office:value-type="float" office:value="0.2">
            <text:p>0,20</text:p>
          </table:table-cell>
          <table:table-cell table:style-name="ce1"/>
          <table:table-cell table:style-name="ce1" office:value-type="float" office:value="51">
            <text:p>51,00</text:p>
          </table:table-cell>
          <table:table-cell table:style-name="ce1" office:value-type="float" office:value="57">
            <text:p>57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35]/([.F35]+[.G35])" office:value-type="float" office:value="47.2222222222222">
            <text:p>47,22</text:p>
          </table:table-cell>
          <table:table-cell table:style-name="ce1" table:formula="of:=100*[.G35]/([.F35]+[.G35])" office:value-type="float" office:value="52.7777777777778">
            <text:p>52,78</text:p>
          </table:table-cell>
          <table:table-cell table:style-name="ce1" table:formula="of:=100*[.H35]/([.F35]+[.G35]+[.H35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.3">
            <text:p>0,30</text:p>
          </table:table-cell>
          <table:table-cell table:style-name="ce1" table:formula="of:=1-([.C36]+[.B36]+[.A36])" office:value-type="float" office:value="0.0999999999999999">
            <text:p>0,10</text:p>
          </table:table-cell>
          <table:table-cell table:style-name="ce1"/>
          <table:table-cell table:style-name="ce1" office:value-type="float" office:value="83">
            <text:p>83,00</text:p>
          </table:table-cell>
          <table:table-cell table:style-name="ce1" office:value-type="float" office:value="26">
            <text:p>26,00</text:p>
          </table:table-cell>
          <table:table-cell table:style-name="ce1" office:value-type="float" office:value="91">
            <text:p>91,00</text:p>
          </table:table-cell>
          <table:table-cell table:style-name="ce1" table:formula="of:=100*[.F36]/([.F36]+[.G36])" office:value-type="float" office:value="76.1467889908257">
            <text:p>76,15</text:p>
          </table:table-cell>
          <table:table-cell table:style-name="ce1" table:formula="of:=100*[.G36]/([.F36]+[.G36])" office:value-type="float" office:value="23.8532110091743">
            <text:p>23,85</text:p>
          </table:table-cell>
          <table:table-cell table:style-name="ce1" table:formula="of:=100*[.H36]/([.F36]+[.G36]+[.H36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4">
            <text:p>0,40</text:p>
          </table:table-cell>
          <table:table-cell table:style-name="ce1" table:formula="of:=1-([.C37]+[.B37]+[.A37])" office:value-type="float" office:value="0">
            <text:p>0,00</text:p>
          </table:table-cell>
          <table:table-cell table:style-name="ce1"/>
          <table:table-cell table:style-name="ce1" office:value-type="float" office:value="142">
            <text:p>142,00</text:p>
          </table:table-cell>
          <table:table-cell table:style-name="ce1" office:value-type="float" office:value="15">
            <text:p>15,00</text:p>
          </table:table-cell>
          <table:table-cell table:style-name="ce1" office:value-type="float" office:value="43">
            <text:p>43,00</text:p>
          </table:table-cell>
          <table:table-cell table:style-name="ce1" table:formula="of:=100*[.F37]/([.F37]+[.G37])" office:value-type="float" office:value="90.4458598726115">
            <text:p>90,45</text:p>
          </table:table-cell>
          <table:table-cell table:style-name="ce1" table:formula="of:=100*[.G37]/([.F37]+[.G37])" office:value-type="float" office:value="9.55414012738854">
            <text:p>9,55</text:p>
          </table:table-cell>
          <table:table-cell table:style-name="ce1" table:formula="of:=100*[.H37]/([.F37]+[.G37]+[.H37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table:formula="of:=1-([.C39]+[.B39]+[.A39])" office:value-type="float" office:value="0.2">
            <text:p>0,20</text:p>
          </table:table-cell>
          <table:table-cell table:style-name="ce1"/>
          <table:table-cell table:style-name="ce1" office:value-type="float" office:value="69">
            <text:p>69,00</text:p>
          </table:table-cell>
          <table:table-cell table:style-name="ce1" office:value-type="float" office:value="34">
            <text:p>34,00</text:p>
          </table:table-cell>
          <table:table-cell table:style-name="ce1" office:value-type="float" office:value="97">
            <text:p>97,00</text:p>
          </table:table-cell>
          <table:table-cell table:style-name="ce1" table:formula="of:=100*[.F39]/([.F39]+[.G39])" office:value-type="float" office:value="66.9902912621359">
            <text:p>66,99</text:p>
          </table:table-cell>
          <table:table-cell table:style-name="ce1" table:formula="of:=100*[.G39]/([.F39]+[.G39])" office:value-type="float" office:value="33.0097087378641">
            <text:p>33,01</text:p>
          </table:table-cell>
          <table:table-cell table:style-name="ce1" table:formula="of:=100*[.H39]/([.F39]+[.G39]+[.H39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40]+[.B40]+[.A40])" office:value-type="float" office:value="0.1">
            <text:p>0,1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40">
            <text:p>40,00</text:p>
          </table:table-cell>
          <table:table-cell table:style-name="ce1" office:value-type="float" office:value="103">
            <text:p>103,00</text:p>
          </table:table-cell>
          <table:table-cell table:style-name="ce1" table:formula="of:=100*[.F40]/([.F40]+[.G40])" office:value-type="float" office:value="58.7628865979381">
            <text:p>58,76</text:p>
          </table:table-cell>
          <table:table-cell table:style-name="ce1" table:formula="of:=100*[.G40]/([.F40]+[.G40])" office:value-type="float" office:value="41.2371134020619">
            <text:p>41,24</text:p>
          </table:table-cell>
          <table:table-cell table:style-name="ce1" table:formula="of:=100*[.H40]/([.F40]+[.G40]+[.H40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41]+[.B41]+[.A41])" office:value-type="float" office:value="0">
            <text:p>0,00</text:p>
          </table:table-cell>
          <table:table-cell table:style-name="ce1"/>
          <table:table-cell table:style-name="ce1" office:value-type="float" office:value="144">
            <text:p>144,00</text:p>
          </table:table-cell>
          <table:table-cell table:style-name="ce1" office:value-type="float" office:value="18">
            <text:p>18,00</text:p>
          </table:table-cell>
          <table:table-cell table:style-name="ce1" office:value-type="float" office:value="38">
            <text:p>38,00</text:p>
          </table:table-cell>
          <table:table-cell table:style-name="ce1" table:formula="of:=100*[.F41]/([.F41]+[.G41])" office:value-type="float" office:value="88.8888888888889">
            <text:p>88,89</text:p>
          </table:table-cell>
          <table:table-cell table:style-name="ce1" table:formula="of:=100*[.G41]/([.F41]+[.G41])" office:value-type="float" office:value="11.1111111111111">
            <text:p>11,11</text:p>
          </table:table-cell>
          <table:table-cell table:style-name="ce1" table:formula="of:=100*[.H41]/([.F41]+[.G41]+[.H41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table:formula="of:=1-([.C43]+[.B43]+[.A43])" office:value-type="float" office:value="0">
            <text:p>0,00</text:p>
          </table:table-cell>
          <table:table-cell table:style-name="ce1"/>
          <table:table-cell table:style-name="ce1" office:value-type="float" office:value="154">
            <text:p>154,00</text:p>
          </table:table-cell>
          <table:table-cell table:style-name="ce1" office:value-type="float" office:value="15">
            <text:p>15,00</text:p>
          </table:table-cell>
          <table:table-cell table:style-name="ce1" office:value-type="float" office:value="31">
            <text:p>31,00</text:p>
          </table:table-cell>
          <table:table-cell table:style-name="ce1" table:formula="of:=100*[.F43]/([.F43]+[.G43])" office:value-type="float" office:value="91.1242603550296">
            <text:p>91,12</text:p>
          </table:table-cell>
          <table:table-cell table:style-name="ce1" table:formula="of:=100*[.G43]/([.F43]+[.G43])" office:value-type="float" office:value="8.87573964497041">
            <text:p>8,88</text:p>
          </table:table-cell>
          <table:table-cell table:style-name="ce1" table:formula="of:=100*[.H43]/([.F43]+[.G43]+[.H43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=db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5">
            <text:p>0,50</text:p>
          </table:table-cell>
          <table:table-cell table:style-name="ce1" table:formula="of:=1-([.C46]+[.B46]+[.A46])" office:value-type="float" office:value="0.5">
            <text:p>0,50</text:p>
          </table:table-cell>
          <table:table-cell table:style-name="ce1"/>
          <table:table-cell table:style-name="ce1" office:value-type="float" office:value="196">
            <text:p>196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4">
            <text:p>4,00</text:p>
          </table:table-cell>
          <table:table-cell table:style-name="ce1" table:formula="of:=100*[.F46]/([.F46]+[.G46])" office:value-type="float" office:value="100">
            <text:p>100,00</text:p>
          </table:table-cell>
          <table:table-cell table:style-name="ce1" table:formula="of:=100*[.G46]/([.F46]+[.G46])" office:value-type="float" office:value="0">
            <text:p>0,00</text:p>
          </table:table-cell>
          <table:table-cell table:style-name="ce1" table:formula="of:=100*[.H46]/([.F46]+[.G46]+[.H46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table:formula="of:=1-([.C48]+[.B48]+[.A48])" office:value-type="float" office:value="0.4">
            <text:p>0,4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18">
            <text:p>18,00</text:p>
          </table:table-cell>
          <table:table-cell table:style-name="ce1" office:value-type="float" office:value="57">
            <text:p>57,00</text:p>
          </table:table-cell>
          <table:table-cell table:style-name="ce1" table:formula="of:=100*[.F48]/([.F48]+[.G48])" office:value-type="float" office:value="87.4125874125874">
            <text:p>87,41</text:p>
          </table:table-cell>
          <table:table-cell table:style-name="ce1" table:formula="of:=100*[.G48]/([.F48]+[.G48])" office:value-type="float" office:value="12.5874125874126">
            <text:p>12,59</text:p>
          </table:table-cell>
          <table:table-cell table:style-name="ce1" table:formula="of:=100*[.H48]/([.F48]+[.G48]+[.H48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table:formula="of:=1-([.C49]+[.B49]+[.A49])" office:value-type="float" office:value="0.4">
            <text:p>0,40</text:p>
          </table:table-cell>
          <table:table-cell table:style-name="ce1"/>
          <table:table-cell table:style-name="ce1" office:value-type="float" office:value="97">
            <text:p>97,00</text:p>
          </table:table-cell>
          <table:table-cell table:style-name="ce1" office:value-type="float" office:value="28">
            <text:p>28,00</text:p>
          </table:table-cell>
          <table:table-cell table:style-name="ce1" office:value-type="float" office:value="75">
            <text:p>75,00</text:p>
          </table:table-cell>
          <table:table-cell table:style-name="ce1" table:formula="of:=100*[.F49]/([.F49]+[.G49])" office:value-type="float" office:value="77.6">
            <text:p>77,60</text:p>
          </table:table-cell>
          <table:table-cell table:style-name="ce1" table:formula="of:=100*[.G49]/([.F49]+[.G49])" office:value-type="float" office:value="22.4">
            <text:p>22,40</text:p>
          </table:table-cell>
          <table:table-cell table:style-name="ce1" table:formula="of:=100*[.H49]/([.F49]+[.G49]+[.H49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4">
            <text:p>0,40</text:p>
          </table:table-cell>
          <table:table-cell table:style-name="ce1" table:formula="of:=1-([.C50]+[.B50]+[.A50])" office:value-type="float" office:value="0.4">
            <text:p>0,40</text:p>
          </table:table-cell>
          <table:table-cell table:style-name="ce1"/>
          <table:table-cell table:style-name="ce1" office:value-type="float" office:value="112">
            <text:p>112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0">
            <text:p>80,00</text:p>
          </table:table-cell>
          <table:table-cell table:style-name="ce1" table:formula="of:=100*[.F50]/([.F50]+[.G50])" office:value-type="float" office:value="93.3333333333333">
            <text:p>93,33</text:p>
          </table:table-cell>
          <table:table-cell table:style-name="ce1" table:formula="of:=100*[.G50]/([.F50]+[.G50])" office:value-type="float" office:value="6.66666666666667">
            <text:p>6,67</text:p>
          </table:table-cell>
          <table:table-cell table:style-name="ce1" table:formula="of:=100*[.H50]/([.F50]+[.G50]+[.H50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3">
            <text:p>0,30</text:p>
          </table:table-cell>
          <table:table-cell table:style-name="ce1" table:formula="of:=1-([.C52]+[.B52]+[.A52])" office:value-type="float" office:value="0.3">
            <text:p>0,30</text:p>
          </table:table-cell>
          <table:table-cell table:style-name="ce1"/>
          <table:table-cell table:style-name="ce1" office:value-type="float" office:value="99">
            <text:p>99,00</text:p>
          </table:table-cell>
          <table:table-cell table:style-name="ce1" office:value-type="float" office:value="29">
            <text:p>29,00</text:p>
          </table:table-cell>
          <table:table-cell table:style-name="ce1" office:value-type="float" office:value="72">
            <text:p>72,00</text:p>
          </table:table-cell>
          <table:table-cell table:style-name="ce1" table:formula="of:=100*[.F52]/([.F52]+[.G52])" office:value-type="float" office:value="77.34375">
            <text:p>77,34</text:p>
          </table:table-cell>
          <table:table-cell table:style-name="ce1" table:formula="of:=100*[.G52]/([.F52]+[.G52])" office:value-type="float" office:value="22.65625">
            <text:p>22,66</text:p>
          </table:table-cell>
          <table:table-cell table:style-name="ce1" table:formula="of:=100*[.H52]/([.F52]+[.G52]+[.H52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number-columns-repeated="2" table:style-name="ce1" office:value-type="float" office:value="0.3">
            <text:p>0,30</text:p>
          </table:table-cell>
          <table:table-cell table:style-name="ce1" table:formula="of:=1-([.C53]+[.B53]+[.A53])" office:value-type="float" office:value="0.3">
            <text:p>0,3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50">
            <text:p>50,00</text:p>
          </table:table-cell>
          <table:table-cell table:style-name="ce1" office:value-type="float" office:value="93">
            <text:p>93,00</text:p>
          </table:table-cell>
          <table:table-cell table:style-name="ce1" table:formula="of:=100*[.F53]/([.F53]+[.G53])" office:value-type="float" office:value="53.2710280373832">
            <text:p>53,27</text:p>
          </table:table-cell>
          <table:table-cell table:style-name="ce1" table:formula="of:=100*[.G53]/([.F53]+[.G53])" office:value-type="float" office:value="46.7289719626168">
            <text:p>46,73</text:p>
          </table:table-cell>
          <table:table-cell table:style-name="ce1" table:formula="of:=100*[.H53]/([.F53]+[.G53]+[.H53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table:formula="of:=1-([.C54]+[.B54]+[.A54])" office:value-type="float" office:value="0.3">
            <text:p>0,30</text:p>
          </table:table-cell>
          <table:table-cell table:style-name="ce1"/>
          <table:table-cell table:style-name="ce1" office:value-type="float" office:value="48">
            <text:p>48,00</text:p>
          </table:table-cell>
          <table:table-cell table:style-name="ce1" office:value-type="float" office:value="60">
            <text:p>60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54]/([.F54]+[.G54])" office:value-type="float" office:value="44.4444444444444">
            <text:p>44,44</text:p>
          </table:table-cell>
          <table:table-cell table:style-name="ce1" table:formula="of:=100*[.G54]/([.F54]+[.G54])" office:value-type="float" office:value="55.5555555555556">
            <text:p>55,56</text:p>
          </table:table-cell>
          <table:table-cell table:style-name="ce1" table:formula="of:=100*[.H54]/([.F54]+[.G54]+[.H54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55]+[.B55]+[.A55])" office:value-type="float" office:value="0.3">
            <text:p>0,30</text:p>
          </table:table-cell>
          <table:table-cell table:style-name="ce1"/>
          <table:table-cell table:style-name="ce1" office:value-type="float" office:value="62">
            <text:p>62,00</text:p>
          </table:table-cell>
          <table:table-cell table:style-name="ce1" office:value-type="float" office:value="35">
            <text:p>35,00</text:p>
          </table:table-cell>
          <table:table-cell table:style-name="ce1" office:value-type="float" office:value="103">
            <text:p>103,00</text:p>
          </table:table-cell>
          <table:table-cell table:style-name="ce1" table:formula="of:=100*[.F55]/([.F55]+[.G55])" office:value-type="float" office:value="63.9175257731959">
            <text:p>63,92</text:p>
          </table:table-cell>
          <table:table-cell table:style-name="ce1" table:formula="of:=100*[.G55]/([.F55]+[.G55])" office:value-type="float" office:value="36.0824742268041">
            <text:p>36,08</text:p>
          </table:table-cell>
          <table:table-cell table:style-name="ce1" table:formula="of:=100*[.H55]/([.F55]+[.G55]+[.H5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56]+[.B56]+[.A56])" office:value-type="float" office:value="0.3">
            <text:p>0,30</text:p>
          </table:table-cell>
          <table:table-cell table:style-name="ce1"/>
          <table:table-cell table:number-columns-repeated="3" table:style-name="ce1"/>
          <table:table-cell table:style-name="ce1" table:formula="of:=100*[.F56]/([.F56]+[.G56])" office:value-type="float" office:value="0">
            <text:p>#DIV/0 !</text:p>
          </table:table-cell>
          <table:table-cell table:style-name="ce1" table:formula="of:=100*[.G56]/([.F56]+[.G56])" office:value-type="float" office:value="0">
            <text:p>#DIV/0 !</text:p>
          </table:table-cell>
          <table:table-cell table:style-name="ce1" table:formula="of:=100*[.H56]/([.F56]+[.G56]+[.H5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.2">
            <text:p>0,20</text:p>
          </table:table-cell>
          <table:table-cell table:style-name="ce1" table:formula="of:=1-([.C58]+[.B58]+[.A58])" office:value-type="float" office:value="0.2">
            <text:p>0,20</text:p>
          </table:table-cell>
          <table:table-cell table:style-name="ce1"/>
          <table:table-cell table:style-name="ce1" office:value-type="float" office:value="88">
            <text:p>88,00</text:p>
          </table:table-cell>
          <table:table-cell table:style-name="ce1" office:value-type="float" office:value="38">
            <text:p>38,00</text:p>
          </table:table-cell>
          <table:table-cell table:style-name="ce1" office:value-type="float" office:value="74">
            <text:p>74,00</text:p>
          </table:table-cell>
          <table:table-cell table:style-name="ce1" table:formula="of:=100*[.F58]/([.F58]+[.G58])" office:value-type="float" office:value="69.8412698412698">
            <text:p>69,84</text:p>
          </table:table-cell>
          <table:table-cell table:style-name="ce1" table:formula="of:=100*[.G58]/([.F58]+[.G58])" office:value-type="float" office:value="30.1587301587302">
            <text:p>30,16</text:p>
          </table:table-cell>
          <table:table-cell table:style-name="ce1" table:formula="of:=100*[.H58]/([.F58]+[.G58]+[.H58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table:formula="of:=1-([.C59]+[.B59]+[.A59])" office:value-type="float" office:value="0.2">
            <text:p>0,20</text:p>
          </table:table-cell>
          <table:table-cell table:style-name="ce1"/>
          <table:table-cell table:style-name="ce1" office:value-type="float" office:value="51">
            <text:p>51,00</text:p>
          </table:table-cell>
          <table:table-cell table:style-name="ce1" office:value-type="float" office:value="61">
            <text:p>61,00</text:p>
          </table:table-cell>
          <table:table-cell table:style-name="ce1" office:value-type="float" office:value="88">
            <text:p>88,00</text:p>
          </table:table-cell>
          <table:table-cell table:style-name="ce1" table:formula="of:=100*[.F59]/([.F59]+[.G59])" office:value-type="float" office:value="45.5357142857143">
            <text:p>45,54</text:p>
          </table:table-cell>
          <table:table-cell table:style-name="ce1" table:formula="of:=100*[.G59]/([.F59]+[.G59])" office:value-type="float" office:value="54.4642857142857">
            <text:p>54,46</text:p>
          </table:table-cell>
          <table:table-cell table:style-name="ce1" table:formula="of:=100*[.H59]/([.F59]+[.G59]+[.H59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60]+[.B60]+[.A60])" office:value-type="float" office:value="0.2">
            <text:p>0,2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55">
            <text:p>55,00</text:p>
          </table:table-cell>
          <table:table-cell table:style-name="ce1" office:value-type="float" office:value="88">
            <text:p>88,00</text:p>
          </table:table-cell>
          <table:table-cell table:style-name="ce1" table:formula="of:=100*[.F60]/([.F60]+[.G60])" office:value-type="float" office:value="50.8928571428571">
            <text:p>50,89</text:p>
          </table:table-cell>
          <table:table-cell table:style-name="ce1" table:formula="of:=100*[.G60]/([.F60]+[.G60])" office:value-type="float" office:value="49.1071428571429">
            <text:p>49,11</text:p>
          </table:table-cell>
          <table:table-cell table:style-name="ce1" table:formula="of:=100*[.H60]/([.F60]+[.G60]+[.H60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61]+[.B61]+[.A61])" office:value-type="float" office:value="0.2">
            <text:p>0,20</text:p>
          </table:table-cell>
          <table:table-cell table:style-name="ce1"/>
          <table:table-cell table:style-name="ce1" office:value-type="float" office:value="51">
            <text:p>51,00</text:p>
          </table:table-cell>
          <table:table-cell table:style-name="ce1" office:value-type="float" office:value="57">
            <text:p>57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61]/([.F61]+[.G61])" office:value-type="float" office:value="47.2222222222222">
            <text:p>47,22</text:p>
          </table:table-cell>
          <table:table-cell table:style-name="ce1" table:formula="of:=100*[.G61]/([.F61]+[.G61])" office:value-type="float" office:value="52.7777777777778">
            <text:p>52,78</text:p>
          </table:table-cell>
          <table:table-cell table:style-name="ce1" table:formula="of:=100*[.H61]/([.F61]+[.G61]+[.H61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style-name="ce1" office:value-type="float" office:value="0.4">
            <text:p>0,4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62]+[.B62]+[.A62])" office:value-type="float" office:value="0.2">
            <text:p>0,20</text:p>
          </table:table-cell>
          <table:table-cell table:style-name="ce1"/>
          <table:table-cell table:style-name="ce1" office:value-type="float" office:value="91">
            <text:p>91,00</text:p>
          </table:table-cell>
          <table:table-cell table:style-name="ce1" office:value-type="float" office:value="24">
            <text:p>24,00</text:p>
          </table:table-cell>
          <table:table-cell table:style-name="ce1" office:value-type="float" office:value="85">
            <text:p>85,00</text:p>
          </table:table-cell>
          <table:table-cell table:style-name="ce1" table:formula="of:=100*[.F62]/([.F62]+[.G62])" office:value-type="float" office:value="79.1304347826087">
            <text:p>79,13</text:p>
          </table:table-cell>
          <table:table-cell table:style-name="ce1" table:formula="of:=100*[.G62]/([.F62]+[.G62])" office:value-type="float" office:value="20.8695652173913">
            <text:p>20,87</text:p>
          </table:table-cell>
          <table:table-cell table:style-name="ce1" table:formula="of:=100*[.H62]/([.F62]+[.G62]+[.H6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63]+[.B63]+[.A63])" office:value-type="float" office:value="0.2">
            <text:p>0,20</text:p>
          </table:table-cell>
          <table:table-cell table:style-name="ce1"/>
          <table:table-cell table:style-name="ce1" office:value-type="float" office:value="82">
            <text:p>82,00</text:p>
          </table:table-cell>
          <table:table-cell table:style-name="ce1" office:value-type="float" office:value="26">
            <text:p>26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63]/([.F63]+[.G63])" office:value-type="float" office:value="75.9259259259259">
            <text:p>75,93</text:p>
          </table:table-cell>
          <table:table-cell table:style-name="ce1" table:formula="of:=100*[.G63]/([.F63]+[.G63])" office:value-type="float" office:value="24.0740740740741">
            <text:p>24,07</text:p>
          </table:table-cell>
          <table:table-cell table:style-name="ce1" table:formula="of:=100*[.H63]/([.F63]+[.G63]+[.H63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8">
            <text:p>0,80</text:p>
          </table:table-cell>
          <table:table-cell table:style-name="ce1" office:value-type="float" office:value="0.1">
            <text:p>0,10</text:p>
          </table:table-cell>
          <table:table-cell table:style-name="ce1" table:formula="of:=1-([.C65]+[.B65]+[.A65])" office:value-type="float" office:value="0.1">
            <text:p>0,10</text:p>
          </table:table-cell>
          <table:table-cell table:style-name="ce1"/>
          <table:table-cell table:style-name="ce1" office:value-type="float" office:value="85">
            <text:p>85,00</text:p>
          </table:table-cell>
          <table:table-cell table:style-name="ce1" office:value-type="float" office:value="30">
            <text:p>30,00</text:p>
          </table:table-cell>
          <table:table-cell table:style-name="ce1" office:value-type="float" office:value="85">
            <text:p>85,00</text:p>
          </table:table-cell>
          <table:table-cell table:style-name="ce1" table:formula="of:=100*[.F65]/([.F65]+[.G65])" office:value-type="float" office:value="73.9130434782609">
            <text:p>73,91</text:p>
          </table:table-cell>
          <table:table-cell table:style-name="ce1" table:formula="of:=100*[.G65]/([.F65]+[.G65])" office:value-type="float" office:value="26.0869565217391">
            <text:p>26,09</text:p>
          </table:table-cell>
          <table:table-cell table:style-name="ce1" table:formula="of:=100*[.H65]/([.F65]+[.G65]+[.H65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7">
            <text:p>0,70</text:p>
          </table:table-cell>
          <table:table-cell table:style-name="ce1" office:value-type="float" office:value="0.1">
            <text:p>0,10</text:p>
          </table:table-cell>
          <table:table-cell table:style-name="ce1" table:formula="of:=1-([.C66]+[.B66]+[.A66])" office:value-type="float" office:value="0.1">
            <text:p>0,10</text:p>
          </table:table-cell>
          <table:table-cell table:style-name="ce1"/>
          <table:table-cell table:style-name="ce1" office:value-type="float" office:value="55">
            <text:p>55,00</text:p>
          </table:table-cell>
          <table:table-cell table:style-name="ce1" office:value-type="float" office:value="66">
            <text:p>66,00</text:p>
          </table:table-cell>
          <table:table-cell table:style-name="ce1" office:value-type="float" office:value="79">
            <text:p>79,00</text:p>
          </table:table-cell>
          <table:table-cell table:style-name="ce1" table:formula="of:=100*[.F66]/([.F66]+[.G66])" office:value-type="float" office:value="45.4545454545455">
            <text:p>45,45</text:p>
          </table:table-cell>
          <table:table-cell table:style-name="ce1" table:formula="of:=100*[.G66]/([.F66]+[.G66])" office:value-type="float" office:value="54.5454545454546">
            <text:p>54,55</text:p>
          </table:table-cell>
          <table:table-cell table:style-name="ce1" table:formula="of:=100*[.H66]/([.F66]+[.G66]+[.H66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.1">
            <text:p>0,10</text:p>
          </table:table-cell>
          <table:table-cell table:style-name="ce1" table:formula="of:=1-([.C67]+[.B67]+[.A67])" office:value-type="float" office:value="0.0999999999999999">
            <text:p>0,10</text:p>
          </table:table-cell>
          <table:table-cell table:style-name="ce1"/>
          <table:table-cell table:number-columns-repeated="3" table:style-name="ce1"/>
          <table:table-cell table:style-name="ce1" table:formula="of:=100*[.F67]/([.F67]+[.G67])" office:value-type="float" office:value="0">
            <text:p>#DIV/0 !</text:p>
          </table:table-cell>
          <table:table-cell table:style-name="ce1" table:formula="of:=100*[.G67]/([.F67]+[.G67])" office:value-type="float" office:value="0">
            <text:p>#DIV/0 !</text:p>
          </table:table-cell>
          <table:table-cell table:style-name="ce1" table:formula="of:=100*[.H67]/([.F67]+[.G67]+[.H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68]+[.B68]+[.A68])" office:value-type="float" office:value="0.1">
            <text:p>0,10</text:p>
          </table:table-cell>
          <table:table-cell table:style-name="ce1"/>
          <table:table-cell table:style-name="ce1" office:value-type="float" office:value="59">
            <text:p>59,00</text:p>
          </table:table-cell>
          <table:table-cell table:style-name="ce1" office:value-type="float" office:value="45">
            <text:p>45,00</text:p>
          </table:table-cell>
          <table:table-cell table:style-name="ce1" office:value-type="float" office:value="96">
            <text:p>96,00</text:p>
          </table:table-cell>
          <table:table-cell table:style-name="ce1" table:formula="of:=100*[.F68]/([.F68]+[.G68])" office:value-type="float" office:value="56.7307692307692">
            <text:p>56,73</text:p>
          </table:table-cell>
          <table:table-cell table:style-name="ce1" table:formula="of:=100*[.G68]/([.F68]+[.G68])" office:value-type="float" office:value="43.2692307692308">
            <text:p>43,27</text:p>
          </table:table-cell>
          <table:table-cell table:style-name="ce1" table:formula="of:=100*[.H68]/([.F68]+[.G68]+[.H68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69]+[.B69]+[.A69])" office:value-type="float" office:value="0.1">
            <text:p>0,1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40">
            <text:p>40,00</text:p>
          </table:table-cell>
          <table:table-cell table:style-name="ce1" office:value-type="float" office:value="103">
            <text:p>103,00</text:p>
          </table:table-cell>
          <table:table-cell table:style-name="ce1" table:formula="of:=100*[.F69]/([.F69]+[.G69])" office:value-type="float" office:value="58.7628865979381">
            <text:p>58,76</text:p>
          </table:table-cell>
          <table:table-cell table:style-name="ce1" table:formula="of:=100*[.G69]/([.F69]+[.G69])" office:value-type="float" office:value="41.2371134020619">
            <text:p>41,24</text:p>
          </table:table-cell>
          <table:table-cell table:style-name="ce1" table:formula="of:=100*[.H69]/([.F69]+[.G69]+[.H69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table:formula="of:=1-([.C70]+[.B70]+[.A70])" office:value-type="float" office:value="0.1">
            <text:p>0,10</text:p>
          </table:table-cell>
          <table:table-cell table:style-name="ce1"/>
          <table:table-cell table:style-name="ce1" office:value-type="float" office:value="72">
            <text:p>72,00</text:p>
          </table:table-cell>
          <table:table-cell table:style-name="ce1" office:value-type="float" office:value="45">
            <text:p>45,00</text:p>
          </table:table-cell>
          <table:table-cell table:style-name="ce1" office:value-type="float" office:value="83">
            <text:p>83,00</text:p>
          </table:table-cell>
          <table:table-cell table:style-name="ce1" table:formula="of:=100*[.F70]/([.F70]+[.G70])" office:value-type="float" office:value="61.5384615384615">
            <text:p>61,54</text:p>
          </table:table-cell>
          <table:table-cell table:style-name="ce1" table:formula="of:=100*[.G70]/([.F70]+[.G70])" office:value-type="float" office:value="38.4615384615385">
            <text:p>38,46</text:p>
          </table:table-cell>
          <table:table-cell table:style-name="ce1" table:formula="of:=100*[.H70]/([.F70]+[.G70]+[.H7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table:style-name="ce1" office:value-type="float" office:value="0.6">
            <text:p>0,6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71]+[.B71]+[.A71])" office:value-type="float" office:value="0.0999999999999999">
            <text:p>0,10</text:p>
          </table:table-cell>
          <table:table-cell table:style-name="ce1"/>
          <table:table-cell table:style-name="ce1" office:value-type="float" office:value="90">
            <text:p>90,00</text:p>
          </table:table-cell>
          <table:table-cell table:style-name="ce1" office:value-type="float" office:value="19">
            <text:p>19,00</text:p>
          </table:table-cell>
          <table:table-cell table:style-name="ce1" office:value-type="float" office:value="91">
            <text:p>91,00</text:p>
          </table:table-cell>
          <table:table-cell table:style-name="ce1" table:formula="of:=100*[.F71]/([.F71]+[.G71])" office:value-type="float" office:value="82.5688073394495">
            <text:p>82,57</text:p>
          </table:table-cell>
          <table:table-cell table:style-name="ce1" table:formula="of:=100*[.G71]/([.F71]+[.G71])" office:value-type="float" office:value="17.4311926605505">
            <text:p>17,43</text:p>
          </table:table-cell>
          <table:table-cell table:style-name="ce1" table:formula="of:=100*[.H71]/([.F71]+[.G71]+[.H71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style-name="ce1" office:value-type="float" office:value="0.7">
            <text:p>0,7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72]+[.B72]+[.A72])" office:value-type="float" office:value="0.0999999999999999">
            <text:p>0,10</text:p>
          </table:table-cell>
          <table:table-cell table:style-name="ce1"/>
          <table:table-cell table:style-name="ce1" office:value-type="float" office:value="98">
            <text:p>98,00</text:p>
          </table:table-cell>
          <table:table-cell table:style-name="ce1" office:value-type="float" office:value="22">
            <text:p>22,00</text:p>
          </table:table-cell>
          <table:table-cell table:style-name="ce1" office:value-type="float" office:value="80">
            <text:p>80,00</text:p>
          </table:table-cell>
          <table:table-cell table:style-name="ce1" table:formula="of:=100*[.F75]/([.F75]+[.G75])" office:value-type="float" office:value="86.7088607594937">
            <text:p>86,71</text:p>
          </table:table-cell>
          <table:table-cell table:style-name="ce1" table:formula="of:=100*[.G75]/([.F75]+[.G75])" office:value-type="float" office:value="13.2911392405063">
            <text:p>13,29</text:p>
          </table:table-cell>
          <table:table-cell table:style-name="ce1" table:formula="of:=100*[.H75]/([.F75]+[.G75]+[.H75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style-name="ce1" office:value-type="float" office:value="0.8">
            <text:p>0,8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1">
            <text:p>0,10</text:p>
          </table:table-cell>
          <table:table-cell table:style-name="ce1" table:formula="of:=1-([.C73]+[.B73]+[.A73])" office:value-type="float" office:value="0.1">
            <text:p>0,1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74">
            <text:p>74,00</text:p>
          </table:table-cell>
          <table:table-cell table:style-name="ce1" table:formula="of:=100*[.F73]/([.F73]+[.G73])" office:value-type="float" office:value="99.2063492063492">
            <text:p>99,21</text:p>
          </table:table-cell>
          <table:table-cell table:style-name="ce1" table:formula="of:=100*[.G73]/([.F73]+[.G73])" office:value-type="float" office:value="0.793650793650794">
            <text:p>0,79</text:p>
          </table:table-cell>
          <table:table-cell table:style-name="ce1" table:formula="of:=100*[.H73]/([.F73]+[.G73]+[.H73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0">
            <text:p>0,00</text:p>
          </table:table-cell>
          <table:table-cell table:style-name="ce1" table:formula="of:=1-([.C75]+[.B75]+[.A75])" office:value-type="float" office:value="0">
            <text:p>0,00</text:p>
          </table:table-cell>
          <table:table-cell table:style-name="ce1"/>
          <table:table-cell table:style-name="ce1" office:value-type="float" office:value="137">
            <text:p>137,00</text:p>
          </table:table-cell>
          <table:table-cell table:style-name="ce1" office:value-type="float" office:value="21">
            <text:p>21,00</text:p>
          </table:table-cell>
          <table:table-cell table:style-name="ce1" office:value-type="float" office:value="42">
            <text:p>42,00</text:p>
          </table:table-cell>
          <table:table-cell table:style-name="ce1" table:formula="of:=100*[.F75]/([.F75]+[.G75])" office:value-type="float" office:value="86.7088607594937">
            <text:p>86,71</text:p>
          </table:table-cell>
          <table:table-cell table:style-name="ce1" table:formula="of:=100*[.G75]/([.F75]+[.G75])" office:value-type="float" office:value="13.2911392405063">
            <text:p>13,29</text:p>
          </table:table-cell>
          <table:table-cell table:style-name="ce1" table:formula="of:=100*[.H75]/([.F75]+[.G75]+[.H75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9">
            <text:p>0,90</text:p>
          </table:table-cell>
          <table:table-cell table:style-name="ce1" office:value-type="float" office:value="0">
            <text:p>0,00</text:p>
          </table:table-cell>
          <table:table-cell table:style-name="ce1" table:formula="of:=1-([.C76]+[.B76]+[.A76])" office:value-type="float" office:value="0">
            <text:p>0,00</text:p>
          </table:table-cell>
          <table:table-cell table:style-name="ce1"/>
          <table:table-cell table:style-name="ce1" office:value-type="float" office:value="76">
            <text:p>76,00</text:p>
          </table:table-cell>
          <table:table-cell table:style-name="ce1" office:value-type="float" office:value="46">
            <text:p>46,00</text:p>
          </table:table-cell>
          <table:table-cell table:style-name="ce1" office:value-type="float" office:value="78">
            <text:p>78,00</text:p>
          </table:table-cell>
          <table:table-cell table:style-name="ce1" table:formula="of:=100*[.F76]/([.F76]+[.G76])" office:value-type="float" office:value="62.2950819672131">
            <text:p>62,30</text:p>
          </table:table-cell>
          <table:table-cell table:style-name="ce1" table:formula="of:=100*[.G76]/([.F76]+[.G76])" office:value-type="float" office:value="37.7049180327869">
            <text:p>37,70</text:p>
          </table:table-cell>
          <table:table-cell table:style-name="ce1" table:formula="of:=100*[.H76]/([.F76]+[.G76]+[.H76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8">
            <text:p>0,80</text:p>
          </table:table-cell>
          <table:table-cell table:style-name="ce1" office:value-type="float" office:value="0">
            <text:p>0,00</text:p>
          </table:table-cell>
          <table:table-cell table:style-name="ce1" table:formula="of:=1-([.C77]+[.B77]+[.A77])" office:value-type="float" office:value="0">
            <text:p>0,00</text:p>
          </table:table-cell>
          <table:table-cell table:style-name="ce1"/>
          <table:table-cell table:number-columns-repeated="3" table:style-name="ce1"/>
          <table:table-cell table:style-name="ce1" table:formula="of:=100*[.F77]/([.F77]+[.G77])" office:value-type="float" office:value="0">
            <text:p>#DIV/0 !</text:p>
          </table:table-cell>
          <table:table-cell table:style-name="ce1" table:formula="of:=100*[.G77]/([.F77]+[.G77])" office:value-type="float" office:value="0">
            <text:p>#DIV/0 !</text:p>
          </table:table-cell>
          <table:table-cell table:style-name="ce1" table:formula="of:=100*[.H77]/([.F77]+[.G77]+[.H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7">
            <text:p>0,70</text:p>
          </table:table-cell>
          <table:table-cell table:style-name="ce1" office:value-type="float" office:value="0">
            <text:p>0,00</text:p>
          </table:table-cell>
          <table:table-cell table:style-name="ce1" table:formula="of:=1-([.C78]+[.B78]+[.A78])" office:value-type="float" office:value="0">
            <text:p>0,00</text:p>
          </table:table-cell>
          <table:table-cell table:style-name="ce1"/>
          <table:table-cell table:style-name="ce1" office:value-type="float" office:value="131">
            <text:p>131,00</text:p>
          </table:table-cell>
          <table:table-cell table:style-name="ce1" office:value-type="float" office:value="29">
            <text:p>29,00</text:p>
          </table:table-cell>
          <table:table-cell table:style-name="ce1" office:value-type="float" office:value="40">
            <text:p>40,00</text:p>
          </table:table-cell>
          <table:table-cell table:style-name="ce1" table:formula="of:=100*[.F78]/([.F78]+[.G78])" office:value-type="float" office:value="81.875">
            <text:p>81,88</text:p>
          </table:table-cell>
          <table:table-cell table:style-name="ce1" table:formula="of:=100*[.G78]/([.F78]+[.G78])" office:value-type="float" office:value="18.125">
            <text:p>18,13</text:p>
          </table:table-cell>
          <table:table-cell table:style-name="ce1" table:formula="of:=100*[.H78]/([.F78]+[.G78]+[.H7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">
            <text:p>0,00</text:p>
          </table:table-cell>
          <table:table-cell table:style-name="ce1" table:formula="of:=1-([.C79]+[.B79]+[.A79])" office:value-type="float" office:value="0">
            <text:p>0,00</text:p>
          </table:table-cell>
          <table:table-cell table:style-name="ce1"/>
          <table:table-cell table:style-name="ce1" office:value-type="float" office:value="147">
            <text:p>147,00</text:p>
          </table:table-cell>
          <table:table-cell table:style-name="ce1" office:value-type="float" office:value="11">
            <text:p>11,00</text:p>
          </table:table-cell>
          <table:table-cell table:style-name="ce1" office:value-type="float" office:value="42">
            <text:p>42,00</text:p>
          </table:table-cell>
          <table:table-cell table:style-name="ce1" table:formula="of:=100*[.F79]/([.F79]+[.G79])" office:value-type="float" office:value="93.0379746835443">
            <text:p>93,04</text:p>
          </table:table-cell>
          <table:table-cell table:style-name="ce1" table:formula="of:=100*[.G79]/([.F79]+[.G79])" office:value-type="float" office:value="6.9620253164557">
            <text:p>6,96</text:p>
          </table:table-cell>
          <table:table-cell table:style-name="ce1" table:formula="of:=100*[.H79]/([.F79]+[.G79]+[.H79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table:formula="of:=1-([.C80]+[.B80]+[.A80])" office:value-type="float" office:value="0">
            <text:p>0,00</text:p>
          </table:table-cell>
          <table:table-cell table:style-name="ce1"/>
          <table:table-cell table:style-name="ce1" office:value-type="float" office:value="154">
            <text:p>154,00</text:p>
          </table:table-cell>
          <table:table-cell table:style-name="ce1" office:value-type="float" office:value="15">
            <text:p>15,00</text:p>
          </table:table-cell>
          <table:table-cell table:style-name="ce1" office:value-type="float" office:value="31">
            <text:p>31,00</text:p>
          </table:table-cell>
          <table:table-cell table:style-name="ce1" table:formula="of:=100*[.F80]/([.F80]+[.G80])" office:value-type="float" office:value="91.1242603550296">
            <text:p>91,12</text:p>
          </table:table-cell>
          <table:table-cell table:style-name="ce1" table:formula="of:=100*[.G80]/([.F80]+[.G80])" office:value-type="float" office:value="8.87573964497041">
            <text:p>8,88</text:p>
          </table:table-cell>
          <table:table-cell table:style-name="ce1" table:formula="of:=100*[.H80]/([.F80]+[.G80]+[.H80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style-name="ce1" office:value-type="float" office:value="0.6">
            <text:p>0,6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table:formula="of:=1-([.C81]+[.B81]+[.A81])" office:value-type="float" office:value="0">
            <text:p>0,00</text:p>
          </table:table-cell>
          <table:table-cell table:style-name="ce1"/>
          <table:table-cell table:style-name="ce1" office:value-type="float" office:value="150">
            <text:p>150,00</text:p>
          </table:table-cell>
          <table:table-cell table:style-name="ce1" office:value-type="float" office:value="14">
            <text:p>14,00</text:p>
          </table:table-cell>
          <table:table-cell table:style-name="ce1" office:value-type="float" office:value="36">
            <text:p>36,00</text:p>
          </table:table-cell>
          <table:table-cell table:style-name="ce1" table:formula="of:=100*[.F81]/([.F81]+[.G81])" office:value-type="float" office:value="91.4634146341463">
            <text:p>91,46</text:p>
          </table:table-cell>
          <table:table-cell table:style-name="ce1" table:formula="of:=100*[.G81]/([.F81]+[.G81])" office:value-type="float" office:value="8.53658536585366">
            <text:p>8,54</text:p>
          </table:table-cell>
          <table:table-cell table:style-name="ce1" table:formula="of:=100*[.H81]/([.F81]+[.G81]+[.H81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style-name="ce1" office:value-type="float" office:value="0.7">
            <text:p>0,7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table:formula="of:=1-([.C82]+[.B82]+[.A82])" office:value-type="float" office:value="0">
            <text:p>0,00</text:p>
          </table:table-cell>
          <table:table-cell table:style-name="ce1"/>
          <table:table-cell table:style-name="ce1" office:value-type="float" office:value="149">
            <text:p>149,00</text:p>
          </table:table-cell>
          <table:table-cell table:style-name="ce1" office:value-type="float" office:value="12">
            <text:p>12,00</text:p>
          </table:table-cell>
          <table:table-cell table:style-name="ce1" office:value-type="float" office:value="39">
            <text:p>39,00</text:p>
          </table:table-cell>
          <table:table-cell table:style-name="ce1" table:formula="of:=100*[.F82]/([.F82]+[.G82])" office:value-type="float" office:value="92.5465838509317">
            <text:p>92,55</text:p>
          </table:table-cell>
          <table:table-cell table:style-name="ce1" table:formula="of:=100*[.G82]/([.F82]+[.G82])" office:value-type="float" office:value="7.45341614906832">
            <text:p>7,45</text:p>
          </table:table-cell>
          <table:table-cell table:style-name="ce1" table:formula="of:=100*[.H82]/([.F82]+[.G82]+[.H82])" office:value-type="float" office:value="19.5">
            <text:p>19,50</text:p>
          </table:table-cell>
          <table:table-cell table:number-columns-repeated="1013"/>
        </table:table-row>
        <table:table-row table:style-name="ro1">
          <table:table-cell table:style-name="ce1" office:value-type="float" office:value="0.8">
            <text:p>0,8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83]+[.B83]+[.A83])" office:value-type="float" office:value="0">
            <text:p>0,00</text:p>
          </table:table-cell>
          <table:table-cell table:style-name="ce1"/>
          <table:table-cell table:style-name="ce1" office:value-type="float" office:value="157">
            <text:p>157,00</text:p>
          </table:table-cell>
          <table:table-cell table:style-name="ce1" office:value-type="float" office:value="12">
            <text:p>12,00</text:p>
          </table:table-cell>
          <table:table-cell table:style-name="ce1" office:value-type="float" office:value="31">
            <text:p>31,00</text:p>
          </table:table-cell>
          <table:table-cell table:style-name="ce1" table:formula="of:=100*[.F83]/([.F83]+[.G83])" office:value-type="float" office:value="92.8994082840237">
            <text:p>92,90</text:p>
          </table:table-cell>
          <table:table-cell table:style-name="ce1" table:formula="of:=100*[.G83]/([.F83]+[.G83])" office:value-type="float" office:value="7.10059171597633">
            <text:p>7,10</text:p>
          </table:table-cell>
          <table:table-cell table:style-name="ce1" table:formula="of:=100*[.H83]/([.F83]+[.G83]+[.H83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style-name="ce1" office:value-type="float" office:value="0.9">
            <text:p>0,9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84]+[.B84]+[.A84])" office:value-type="float" office:value="0">
            <text:p>0,00</text:p>
          </table:table-cell>
          <table:table-cell table:style-name="ce1"/>
          <table:table-cell table:style-name="ce1" office:value-type="float" office:value="149">
            <text:p>14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42">
            <text:p>42,00</text:p>
          </table:table-cell>
          <table:table-cell table:style-name="ce1" table:formula="of:=100*[.F84]/([.F84]+[.G84])" office:value-type="float" office:value="94.3037974683544">
            <text:p>94,30</text:p>
          </table:table-cell>
          <table:table-cell table:style-name="ce1" table:formula="of:=100*[.G84]/([.F84]+[.G84])" office:value-type="float" office:value="5.69620253164557">
            <text:p>5,70</text:p>
          </table:table-cell>
          <table:table-cell table:style-name="ce1" table:formula="of:=100*[.H84]/([.F84]+[.G84]+[.H84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style-name="ce1" office:value-type="float" office:value="1">
            <text:p>1,00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table:formula="of:=1-([.C85]+[.B85]+[.A85])" office:value-type="float" office:value="0">
            <text:p>0,00</text:p>
          </table:table-cell>
          <table:table-cell table:style-name="ce1"/>
          <table:table-cell table:style-name="ce1" office:value-type="float" office:value="185">
            <text:p>185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5">
            <text:p>5,00</text:p>
          </table:table-cell>
          <table:table-cell table:style-name="ce1" table:formula="of:=100*[.F85]/([.F85]+[.G85])" office:value-type="float" office:value="100">
            <text:p>100,00</text:p>
          </table:table-cell>
          <table:table-cell table:style-name="ce1" table:formula="of:=100*[.G85]/([.F85]+[.G85])" office:value-type="float" office:value="0">
            <text:p>0,00</text:p>
          </table:table-cell>
          <table:table-cell table:style-name="ce1" table:formula="of:=100*[.H85]/([.F85]+[.G85]+[.H85])" office:value-type="float" office:value="2.63157894736842">
            <text:p>2,63</text:p>
          </table:table-cell>
          <table:table-cell table:number-columns-repeated="1013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21/12/2014</text:date>, <text:time>23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21T23:01:21.16</dc:date>
    <dc:creator>C C</dc:creator>
    <meta:editing-duration>P5DT1H23M15S</meta:editing-duration>
    <meta:editing-cycles>607</meta:editing-cycles>
    <meta:document-statistic meta:table-count="3" meta:cell-count="384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42cm" svg:y="0.316cm" chart:style-name="ch2">
          <text:p>Ag=Dg</text:p>
        </chart:title>
        <chart:legend chart:legend-position="end" svg:x="13.995cm" svg:y="2.878cm" style:legend-expansion="high" chart:style-name="ch3"/>
        <chart:plot-area chart:style-name="ch4" table:cell-range-address="PairedValue.C3:PairedValue.C13 PairedValue.A3:PairedValue.A3 PairedValue.J3:PairedValue.J13 PairedValue.A15:PairedValue.A15 PairedValue.J15:PairedValue.J23 PairedValue.A25:PairedValue.A25 PairedValue.J25:PairedValue.J31 PairedValue.A33:PairedValue.A33 PairedValue.J33:PairedValue.J37 PairedValue.A39:PairedValue.A39 PairedValue.J39:PairedValue.J41 PairedValue.A43:PairedValue.A43 PairedValue.J43:PairedValue.J43" chart:data-source-has-labels="row" svg:x="1.358cm" svg:y="1.635cm" svg:width="11.997cm" svg:height="6.177cm">
          <chartooo:coordinate-region svg:x="2.456cm" svg:y="1.847cm" svg:width="10.567cm" svg:height="5.292cm"/>
          <chart:axis chart:dimension="x" chart:name="primary-x" chart:style-name="ch5">
            <chart:title svg:x="7.114cm" svg:y="7.993cm" chart:style-name="ch6">
              <text:p>Ab</text:p>
            </chart:title>
          </chart:axis>
          <chart:axis chart:dimension="y" chart:name="primary-y" chart:style-name="ch5">
            <chart:title svg:x="0.451cm" svg:y="5.23cm" chart:style-name="ch7">
              <text:p>p2w%</text:p>
            </chart:title>
            <chart:grid chart:style-name="ch8" chart:class="major"/>
          </chart:axis>
          <chart:series chart:style-name="ch9" chart:values-cell-range-address="PairedValue.J3:PairedValue.J13" chart:label-cell-address="PairedValue.A3:PairedValue.A3" chart:class="chart:scatter">
            <chart:domain table:cell-range-address="PairedValue.C3:PairedValue.C13"/>
            <chart:data-point chart:repeated="11"/>
          </chart:series>
          <chart:series chart:style-name="ch10" chart:values-cell-range-address="PairedValue.J15:PairedValue.J23" chart:label-cell-address="PairedValue.A15:PairedValue.A15" chart:class="chart:scatter">
            <chart:domain table:cell-range-address="PairedValue.C15:PairedValue.C23"/>
            <chart:data-point chart:repeated="9"/>
          </chart:series>
          <chart:series chart:style-name="ch11" chart:values-cell-range-address="PairedValue.J25:PairedValue.J31" chart:label-cell-address="PairedValue.A25:PairedValue.A25" chart:class="chart:scatter">
            <chart:domain table:cell-range-address="PairedValue.C25:PairedValue.C31"/>
            <chart:data-point chart:repeated="7"/>
          </chart:series>
          <chart:series chart:style-name="ch12" chart:values-cell-range-address="PairedValue.J33:PairedValue.J37" chart:label-cell-address="PairedValue.A33:PairedValue.A33" chart:class="chart:scatter">
            <chart:domain table:cell-range-address="PairedValue.C33:PairedValue.C37"/>
            <chart:data-point chart:repeated="5"/>
          </chart:series>
          <chart:series chart:style-name="ch13" chart:values-cell-range-address="PairedValue.J39:PairedValue.J41" chart:label-cell-address="PairedValue.A39:PairedValue.A39" chart:class="chart:scatter">
            <chart:domain table:cell-range-address="PairedValue.C39:PairedValue.C41"/>
            <chart:data-point chart:repeated="3"/>
          </chart:series>
          <chart:series chart:style-name="ch14" chart:values-cell-range-address="PairedValue.J43:PairedValue.J43" chart:label-cell-address="PairedValue.A43:PairedValue.A43" chart:class="chart:scatter">
            <chart:domain table:cell-range-address="PairedValue.C43:PairedValue.C43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PairedValue.A3:PairedValue.A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PairedValue.A15:PairedValue.A1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PairedValue.A25:PairedValue.A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PairedValue.A33:PairedValue.A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PairedValue.A39:PairedValue.A39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PairedValue.A43:PairedValue.A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iredValue.C3:PairedValue.C13</svg:desc>
                </draw:g>
              </table:table-cell>
              <table:table-cell office:value-type="float" office:value="0">
                <text:p>0</text:p>
                <draw:g>
                  <svg:desc>PairedValue.J3:PairedValue.J13</svg:desc>
                </draw:g>
              </table:table-cell>
              <table:table-cell office:value-type="float" office:value="0">
                <text:p>0</text:p>
                <draw:g>
                  <svg:desc>PairedValue.C15:PairedValue.C23</svg:desc>
                </draw:g>
              </table:table-cell>
              <table:table-cell office:value-type="float" office:value="3.14465408805031">
                <text:p>3.14465408805031</text:p>
                <draw:g>
                  <svg:desc>PairedValue.J15:PairedValue.J23</svg:desc>
                </draw:g>
              </table:table-cell>
              <table:table-cell office:value-type="float" office:value="0">
                <text:p>0</text:p>
                <draw:g>
                  <svg:desc>PairedValue.C25:PairedValue.C31</svg:desc>
                </draw:g>
              </table:table-cell>
              <table:table-cell office:value-type="float" office:value="25.8064516129032">
                <text:p>25.8064516129032</text:p>
                <draw:g>
                  <svg:desc>PairedValue.J25:PairedValue.J31</svg:desc>
                </draw:g>
              </table:table-cell>
              <table:table-cell office:value-type="float" office:value="0">
                <text:p>0</text:p>
                <draw:g>
                  <svg:desc>PairedValue.C33:PairedValue.C37</svg:desc>
                </draw:g>
              </table:table-cell>
              <table:table-cell office:value-type="float" office:value="35.2941176470588">
                <text:p>35.2941176470588</text:p>
                <draw:g>
                  <svg:desc>PairedValue.J33:PairedValue.J37</svg:desc>
                </draw:g>
              </table:table-cell>
              <table:table-cell office:value-type="float" office:value="0">
                <text:p>0</text:p>
                <draw:g>
                  <svg:desc>PairedValue.C39:PairedValue.C41</svg:desc>
                </draw:g>
              </table:table-cell>
              <table:table-cell office:value-type="float" office:value="33.0097087378641">
                <text:p>33.0097087378641</text:p>
                <draw:g>
                  <svg:desc>PairedValue.J39:PairedValue.J41</svg:desc>
                </draw:g>
              </table:table-cell>
              <table:table-cell office:value-type="float" office:value="0">
                <text:p>0</text:p>
                <draw:g>
                  <svg:desc>PairedValue.C43:PairedValue.C43</svg:desc>
                </draw:g>
              </table:table-cell>
              <table:table-cell office:value-type="float" office:value="8.87573964497041">
                <text:p>8.87573964497041</text:p>
                <draw:g>
                  <svg:desc>PairedValue.J43:PairedValue.J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21917808219178">
                <text:p>8.21917808219178</text:p>
              </table:table-cell>
              <table:table-cell office:value-type="float" office:value="0.1">
                <text:p>0.1</text:p>
              </table:table-cell>
              <table:table-cell office:value-type="float" office:value="40.3508771929825">
                <text:p>40.3508771929825</text:p>
              </table:table-cell>
              <table:table-cell office:value-type="float" office:value="0.1">
                <text:p>0.1</text:p>
              </table:table-cell>
              <table:table-cell office:value-type="float" office:value="50.4504504504505">
                <text:p>50.4504504504505</text:p>
              </table:table-cell>
              <table:table-cell office:value-type="float" office:value="0.1">
                <text:p>0.1</text:p>
              </table:table-cell>
              <table:table-cell office:value-type="float" office:value="41.2371134020619">
                <text:p>41.237113402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.2">
                <text:p>0.2</text:p>
              </table:table-cell>
              <table:table-cell office:value-type="float" office:value="60.5911330049261">
                <text:p>60.5911330049261</text:p>
              </table:table-cell>
              <table:table-cell office:value-type="float" office:value="0.2">
                <text:p>0.2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2">
                <text:p>0.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3.7762237762238">
                <text:p>23.7762237762238</text:p>
              </table:table-cell>
              <table:table-cell office:value-type="float" office:value="0.3">
                <text:p>0.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3">
                <text:p>0.3</text:p>
              </table:table-cell>
              <table:table-cell office:value-type="float" office:value="23.8532110091743">
                <text:p>23.853211009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22.4">
                <text:p>22.4</text:p>
              </table:table-cell>
              <table:table-cell office:value-type="float" office:value="0.4">
                <text:p>0.4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0.4">
                <text:p>0.4</text:p>
              </table:table-cell>
              <table:table-cell office:value-type="float" office:value="9.55414012738854">
                <text:p>9.5541401273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.9606299212598">
                <text:p>14.9606299212598</text:p>
              </table:table-cell>
              <table:table-cell office:value-type="float" office:value="0.5">
                <text:p>0.5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0.0719424460432">
                <text:p>10.071942446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1.21951219512195">
                <text:p>1.21951219512195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12.9770992366412">
                <text:p>12.9770992366412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35.8974358974359">
                <text:p>35.8974358974359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35.2941176470588">
                <text:p>35.2941176470588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44.954128440367">
                <text:p>44.954128440367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40.3846153846154">
                <text:p>40.3846153846154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28.448275862069">
                <text:p>28.448275862069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18.125">
                <text:p>18.125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30.2752293577982">
                <text:p>30.2752293577982</text:p>
              </table:table-cell>
              <table:table-cell office:value-type="float" office:value="0.1">
                <text:p>0.1</text:p>
              </table:table-cell>
              <table:table-cell office:value-type="float" office:value="44.3396226415094">
                <text:p>44.3396226415094</text:p>
              </table:table-cell>
              <table:table-cell office:value-type="float" office:value="0.1">
                <text:p>0.1</text:p>
              </table:table-cell>
              <table:table-cell office:value-type="float" office:value="50.4504504504505">
                <text:p>50.4504504504505</text:p>
              </table:table-cell>
              <table:table-cell office:value-type="float" office:value="0.1">
                <text:p>0.1</text:p>
              </table:table-cell>
              <table:table-cell office:value-type="float" office:value="56.25">
                <text:p>56.25</text:p>
              </table:table-cell>
              <table:table-cell office:value-type="float" office:value="0.1">
                <text:p>0.1</text:p>
              </table:table-cell>
              <table:table-cell office:value-type="float" office:value="43.2692307692308">
                <text:p>43.2692307692308</text:p>
              </table:table-cell>
              <table:table-cell office:value-type="float" office:value="0.1">
                <text:p>0.1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0.6593406593407">
                <text:p>40.6593406593407</text:p>
              </table:table-cell>
              <table:table-cell office:value-type="float" office:value="0.2">
                <text:p>0.2</text:p>
              </table:table-cell>
              <table:table-cell office:value-type="float" office:value="48.5148514851485">
                <text:p>48.5148514851485</text:p>
              </table:table-cell>
              <table:table-cell office:value-type="float" office:value="0.2">
                <text:p>0.2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2">
                <text:p>0.2</text:p>
              </table:table-cell>
              <table:table-cell office:value-type="float" office:value="30.5084745762712">
                <text:p>30.5084745762712</text:p>
              </table:table-cell>
              <table:table-cell office:value-type="float" office:value="0.2">
                <text:p>0.2</text:p>
              </table:table-cell>
              <table:table-cell office:value-type="float" office:value="10.126582278481">
                <text:p>10.12658227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36.0824742268041">
                <text:p>36.0824742268041</text:p>
              </table:table-cell>
              <table:table-cell office:value-type="float" office:value="0.3">
                <text:p>0.3</text:p>
              </table:table-cell>
              <table:table-cell office:value-type="float" office:value="44.954128440367">
                <text:p>44.954128440367</text:p>
              </table:table-cell>
              <table:table-cell office:value-type="float" office:value="0.3">
                <text:p>0.3</text:p>
              </table:table-cell>
              <table:table-cell office:value-type="float" office:value="23.8532110091743">
                <text:p>23.8532110091743</text:p>
              </table:table-cell>
              <table:table-cell office:value-type="float" office:value="0.3">
                <text:p>0.3</text:p>
              </table:table-cell>
              <table:table-cell office:value-type="float" office:value="16.374269005848">
                <text:p>16.37426900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24.7191011235955">
                <text:p>24.7191011235955</text:p>
              </table:table-cell>
              <table:table-cell office:value-type="float" office:value="0.4">
                <text:p>0.4</text:p>
              </table:table-cell>
              <table:table-cell office:value-type="float" office:value="17.6470588235294">
                <text:p>17.6470588235294</text:p>
              </table:table-cell>
              <table:table-cell office:value-type="float" office:value="0.4">
                <text:p>0.4</text:p>
              </table:table-cell>
              <table:table-cell office:value-type="float" office:value="9.55414012738854">
                <text:p>9.5541401273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0.655737704918">
                <text:p>10.655737704918</text:p>
              </table:table-cell>
              <table:table-cell office:value-type="float" office:value="0.5">
                <text:p>0.5</text:p>
              </table:table-cell>
              <table:table-cell office:value-type="float" office:value="10.1910828025478">
                <text:p>10.1910828025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682cm" svg:y="1.068cm" svg:width="10.49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2.77777777777778">
                <text:p>2.77777777777778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12244897959184">
                <text:p>6.12244897959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2.77777777777778">
                <text:p>2.77777777777778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12.9032258064516">
                <text:p>12.9032258064516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32.1100917431193">
                <text:p>32.1100917431193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29.6296296296296">
                <text:p>29.6296296296296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33.0097087378641">
                <text:p>33.0097087378641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6.9620253164557">
                <text:p>6.9620253164557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0.1">
                <text:p>0.1</text:p>
              </table:table-cell>
              <table:table-cell office:value-type="float" office:value="27.5510204081633">
                <text:p>27.5510204081633</text:p>
              </table:table-cell>
              <table:table-cell office:value-type="float" office:value="0.1">
                <text:p>0.1</text:p>
              </table:table-cell>
              <table:table-cell office:value-type="float" office:value="35.5140186915888">
                <text:p>35.5140186915888</text:p>
              </table:table-cell>
              <table:table-cell office:value-type="float" office:value="0.1">
                <text:p>0.1</text:p>
              </table:table-cell>
              <table:table-cell office:value-type="float" office:value="34.5794392523364">
                <text:p>34.5794392523364</text:p>
              </table:table-cell>
              <table:table-cell office:value-type="float" office:value="0.1">
                <text:p>0.1</text:p>
              </table:table-cell>
              <table:table-cell office:value-type="float" office:value="41.2371134020619">
                <text:p>41.2371134020619</text:p>
              </table:table-cell>
              <table:table-cell office:value-type="float" office:value="0.1">
                <text:p>0.1</text:p>
              </table:table-cell>
              <table:table-cell office:value-type="float" office:value="10.5960264900662">
                <text:p>10.59602649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1.3131313131313">
                <text:p>31.3131313131313</text:p>
              </table:table-cell>
              <table:table-cell office:value-type="float" office:value="0.2">
                <text:p>0.2</text:p>
              </table:table-cell>
              <table:table-cell office:value-type="float" office:value="20.8695652173913">
                <text:p>20.8695652173913</text:p>
              </table:table-cell>
              <table:table-cell office:value-type="float" office:value="0.2">
                <text:p>0.2</text:p>
              </table:table-cell>
              <table:table-cell office:value-type="float" office:value="22.9007633587786">
                <text:p>22.9007633587786</text:p>
              </table:table-cell>
              <table:table-cell office:value-type="float" office:value="0.2">
                <text:p>0.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24.0384615384615">
                <text:p>24.0384615384615</text:p>
              </table:table-cell>
              <table:table-cell office:value-type="float" office:value="0.3">
                <text:p>0.3</text:p>
              </table:table-cell>
              <table:table-cell office:value-type="float" office:value="20.7207207207207">
                <text:p>20.7207207207207</text:p>
              </table:table-cell>
              <table:table-cell office:value-type="float" office:value="0.3">
                <text:p>0.3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4017094017094">
                <text:p>9.4017094017094</text:p>
              </table:table-cell>
              <table:table-cell office:value-type="float" office:value="0.4">
                <text:p>0.4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682cm" svg:y="1.068cm" svg:width="10.49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3.40136054421769">
                <text:p>3.40136054421769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.15384615384615">
                <text:p>6.1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06060606060606">
                <text:p>6.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8181818181818">
                <text:p>0.5681818181818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3.40136054421769">
                <text:p>3.40136054421769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21.2389380530973">
                <text:p>21.2389380530973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34.1880341880342">
                <text:p>34.1880341880342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23.7704918032787">
                <text:p>23.7704918032787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23.5294117647059">
                <text:p>23.5294117647059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8.87573964497041">
                <text:p>8.87573964497041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  <table:table-cell office:value-type="float" office:value="0.1">
                <text:p>0.1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0.1">
                <text:p>0.1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0.1">
                <text:p>0.1</text:p>
              </table:table-cell>
              <table:table-cell office:value-type="float" office:value="10.5960264900662">
                <text:p>10.59602649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0.2">
                <text:p>0.2</text:p>
              </table:table-cell>
              <table:table-cell office:value-type="float" office:value="24.0740740740741">
                <text:p>24.0740740740741</text:p>
              </table:table-cell>
              <table:table-cell office:value-type="float" office:value="0.2">
                <text:p>0.2</text:p>
              </table:table-cell>
              <table:table-cell office:value-type="float" office:value="16.2393162393162">
                <text:p>16.2393162393162</text:p>
              </table:table-cell>
              <table:table-cell office:value-type="float" office:value="0.2">
                <text:p>0.2</text:p>
              </table:table-cell>
              <table:table-cell office:value-type="float" office:value="9.8159509202454">
                <text:p>9.815950920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06060606060606">
                <text:p>6.06060606060606</text:p>
              </table:table-cell>
              <table:table-cell office:value-type="float" office:value="0.3">
                <text:p>0.3</text:p>
              </table:table-cell>
              <table:table-cell office:value-type="float" office:value="13.2352941176471">
                <text:p>13.2352941176471</text:p>
              </table:table-cell>
              <table:table-cell office:value-type="float" office:value="0.3">
                <text:p>0.3</text:p>
              </table:table-cell>
              <table:table-cell office:value-type="float" office:value="5.625">
                <text:p>5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8181818181818">
                <text:p>0.56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cm" svg:width="11.155cm" svg:height="5.9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3.94736842105263">
                <text:p>3.94736842105263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21.7391304347826">
                <text:p>21.7391304347826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27.3504273504273">
                <text:p>27.3504273504273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22.3140495867769">
                <text:p>22.3140495867769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8.53658536585366">
                <text:p>8.53658536585366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.14814814814815">
                <text:p>8.14814814814815</text:p>
              </table:table-cell>
              <table:table-cell office:value-type="float" office:value="0.1">
                <text:p>0.1</text:p>
              </table:table-cell>
              <table:table-cell office:value-type="float" office:value="20.7207207207207">
                <text:p>20.7207207207207</text:p>
              </table:table-cell>
              <table:table-cell office:value-type="float" office:value="0.1">
                <text:p>0.1</text:p>
              </table:table-cell>
              <table:table-cell office:value-type="float" office:value="17.4311926605505">
                <text:p>17.4311926605505</text:p>
              </table:table-cell>
              <table:table-cell office:value-type="float" office:value="0.1">
                <text:p>0.1</text:p>
              </table:table-cell>
              <table:table-cell office:value-type="float" office:value="8.80503144654088">
                <text:p>8.8050314465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0.2">
                <text:p>0.2</text:p>
              </table:table-cell>
              <table:table-cell office:value-type="float" office:value="16.030534351145">
                <text:p>16.030534351145</text:p>
              </table:table-cell>
              <table:table-cell office:value-type="float" office:value="0.2">
                <text:p>0.2</text:p>
              </table:table-cell>
              <table:table-cell office:value-type="float" office:value="4.48717948717949">
                <text:p>4.4871794871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6260162601626">
                <text:p>1.6260162601626</text:p>
              </table:table-cell>
              <table:table-cell office:value-type="float" office:value="0.3">
                <text:p>0.3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.18579234972678">
                <text:p>2.1857923497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813cm" xlink:href=".." xlink:type="simple" chart:class="chart:scatter" chart:style-name="ch1">
        <chart:title svg:x="7.243cm" svg:y="0.332cm" chart:style-name="ch2">
          <text:p>Ab=Db</text:p>
        </chart:title>
        <chart:legend chart:legend-position="end" svg:x="13.997cm" svg:y="3.284cm" style:legend-expansion="high" chart:style-name="ch3"/>
        <chart:plot-area chart:style-name="ch4" table:cell-range-address="'DrawReset-SelectRandom'.A2:'DrawReset-SelectRandom'.A2 PairedValue.A75:PairedValue.A85 PairedValue.C75:PairedValue.C75 PairedValue.J75:PairedValue.J85 PairedValue.C65:PairedValue.C65 PairedValue.J65:PairedValue.J73 PairedValue.C58:PairedValue.C58 PairedValue.J58:PairedValue.J63 PairedValue.C52:PairedValue.C52 PairedValue.J52:PairedValue.J56 PairedValue.C49:PairedValue.C49 PairedValue.J48:PairedValue.J50 PairedValue.C46:PairedValue.C46 PairedValue.J46:PairedValue.J46" chart:data-source-has-labels="both" svg:x="1.358cm" svg:y="1.699cm" svg:width="11.999cm" svg:height="6.91cm">
          <chartooo:coordinate-region svg:x="2.456cm" svg:y="1.912cm" svg:width="10.569cm" svg:height="6.024cm"/>
          <chart:axis chart:dimension="x" chart:name="primary-x" chart:style-name="ch5" chartooo:axis-type="auto">
            <chart:title svg:x="7.115cm" svg:y="8.806cm" chart:style-name="ch6">
              <text:p>Ag</text:p>
            </chart:title>
            <chart:categories table:cell-range-address="'DrawReset-SelectRandom'.A2:'DrawReset-SelectRandom'.A2"/>
          </chart:axis>
          <chart:axis chart:dimension="y" chart:name="primary-y" chart:style-name="ch5">
            <chart:title svg:x="0.451cm" svg:y="5.674cm" chart:style-name="ch7">
              <text:p>P2w%</text:p>
            </chart:title>
            <chart:grid chart:style-name="ch8" chart:class="major"/>
          </chart:axis>
          <chart:series chart:style-name="ch9" chart:values-cell-range-address="PairedValue.J75:PairedValue.J85" chart:label-cell-address="PairedValue.C75:PairedValue.C75" chart:class="chart:scatter">
            <chart:domain table:cell-range-address="PairedValue.A75:PairedValue.A85"/>
            <chart:data-point chart:repeated="11"/>
          </chart:series>
          <chart:series chart:style-name="ch10" chart:values-cell-range-address="PairedValue.J65:PairedValue.J73" chart:label-cell-address="PairedValue.C65:PairedValue.C65" chart:class="chart:scatter">
            <chart:domain table:cell-range-address="PairedValue.A65:PairedValue.A73"/>
            <chart:data-point chart:repeated="9"/>
          </chart:series>
          <chart:series chart:style-name="ch11" chart:values-cell-range-address="PairedValue.J58:PairedValue.J63" chart:label-cell-address="PairedValue.C58:PairedValue.C58" chart:class="chart:scatter">
            <chart:domain table:cell-range-address="PairedValue.A58:PairedValue.A63"/>
            <chart:data-point chart:repeated="6"/>
          </chart:series>
          <chart:series chart:style-name="ch12" chart:values-cell-range-address="PairedValue.J52:PairedValue.J56" chart:label-cell-address="PairedValue.C52:PairedValue.C52" chart:class="chart:scatter">
            <chart:domain table:cell-range-address="PairedValue.A52:PairedValue.A56"/>
            <chart:data-point chart:repeated="5"/>
          </chart:series>
          <chart:series chart:style-name="ch13" chart:values-cell-range-address="PairedValue.J48:PairedValue.J50" chart:label-cell-address="PairedValue.C49:PairedValue.C49" chart:class="chart:scatter">
            <chart:domain table:cell-range-address="PairedValue.A48:PairedValue.A50"/>
            <chart:data-point chart:repeated="3"/>
          </chart:series>
          <chart:series chart:style-name="ch14" chart:values-cell-range-address="PairedValue.J46:PairedValue.J46" chart:label-cell-address="PairedValue.C46:PairedValue.C46" chart:class="chart:scatter">
            <chart:domain table:cell-range-address="PairedValue.A46:PairedValue.A46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0,00</text:p>
                <draw:g>
                  <svg:desc>PairedValue.C75:PairedValue.C7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10</text:p>
                <draw:g>
                  <svg:desc>PairedValue.C65:PairedValue.C6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20</text:p>
                <draw:g>
                  <svg:desc>PairedValue.C58:PairedValue.C5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30</text:p>
                <draw:g>
                  <svg:desc>PairedValue.C52:PairedValue.C52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40</text:p>
                <draw:g>
                  <svg:desc>PairedValue.C49:PairedValue.C49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PairedValue.C46:PairedValu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</text:p>
                <draw:g>
                  <svg:desc>'DrawReset-SelectRandom'.A2:'DrawReset-SelectRandom'.A2</svg:desc>
                </draw:g>
              </table:table-cell>
              <table:table-cell office:value-type="float" office:value="0">
                <text:p>0</text:p>
                <draw:g>
                  <svg:desc>PairedValue.A75:PairedValue.A85</svg:desc>
                </draw:g>
              </table:table-cell>
              <table:table-cell office:value-type="float" office:value="13.2911392405063">
                <text:p>13.2911392405063</text:p>
                <draw:g>
                  <svg:desc>PairedValue.J75:PairedValue.J85</svg:desc>
                </draw:g>
              </table:table-cell>
              <table:table-cell office:value-type="float" office:value="0">
                <text:p>0</text:p>
                <draw:g>
                  <svg:desc>PairedValue.A65:PairedValue.A73</svg:desc>
                </draw:g>
              </table:table-cell>
              <table:table-cell office:value-type="float" office:value="26.0869565217391">
                <text:p>26.0869565217391</text:p>
                <draw:g>
                  <svg:desc>PairedValue.J65:PairedValue.J73</svg:desc>
                </draw:g>
              </table:table-cell>
              <table:table-cell office:value-type="float" office:value="0">
                <text:p>0</text:p>
                <draw:g>
                  <svg:desc>PairedValue.A58:PairedValue.A63</svg:desc>
                </draw:g>
              </table:table-cell>
              <table:table-cell office:value-type="float" office:value="30.1587301587302">
                <text:p>30.1587301587302</text:p>
                <draw:g>
                  <svg:desc>PairedValue.J58:PairedValue.J63</svg:desc>
                </draw:g>
              </table:table-cell>
              <table:table-cell office:value-type="float" office:value="0">
                <text:p>0</text:p>
                <draw:g>
                  <svg:desc>PairedValue.A52:PairedValue.A56</svg:desc>
                </draw:g>
              </table:table-cell>
              <table:table-cell office:value-type="float" office:value="22.65625">
                <text:p>22.65625</text:p>
                <draw:g>
                  <svg:desc>PairedValue.J52:PairedValue.J56</svg:desc>
                </draw:g>
              </table:table-cell>
              <table:table-cell office:value-type="float" office:value="0">
                <text:p>0</text:p>
                <draw:g>
                  <svg:desc>PairedValue.A48:PairedValue.A50</svg:desc>
                </draw:g>
              </table:table-cell>
              <table:table-cell office:value-type="float" office:value="12.5874125874126">
                <text:p>12.5874125874126</text:p>
                <draw:g>
                  <svg:desc>PairedValue.J48:PairedValue.J50</svg:desc>
                </draw:g>
              </table:table-cell>
              <table:table-cell office:value-type="float" office:value="0">
                <text:p>0</text:p>
                <draw:g>
                  <svg:desc>PairedValue.A46:PairedValue.A46</svg:desc>
                </draw:g>
              </table:table-cell>
              <table:table-cell office:value-type="float" office:value="0">
                <text:p>0</text:p>
                <draw:g>
                  <svg:desc>PairedValue.J46:PairedValue.J46</svg:desc>
                </draw:g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37.7049180327869">
                <text:p>37.7049180327869</text:p>
              </table:table-cell>
              <table:table-cell office:value-type="float" office:value="0.1">
                <text:p>0.1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0.1">
                <text:p>0.1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0.1">
                <text:p>0.1</text:p>
              </table:table-cell>
              <table:table-cell office:value-type="float" office:value="46.7289719626168">
                <text:p>46.7289719626168</text:p>
              </table:table-cell>
              <table:table-cell office:value-type="float" office:value="0.1">
                <text:p>0.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9.1071428571429">
                <text:p>49.1071428571429</text:p>
              </table:table-cell>
              <table:table-cell office:value-type="float" office:value="0.2">
                <text:p>0.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2">
                <text:p>0.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18.125">
                <text:p>18.125</text:p>
              </table:table-cell>
              <table:table-cell office:value-type="float" office:value="0.3">
                <text:p>0.3</text:p>
              </table:table-cell>
              <table:table-cell office:value-type="float" office:value="43.2692307692308">
                <text:p>43.2692307692308</text:p>
              </table:table-cell>
              <table:table-cell office:value-type="float" office:value="0.3">
                <text:p>0.3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3">
                <text:p>0.3</text:p>
              </table:table-cell>
              <table:table-cell office:value-type="float" office:value="36.0824742268041">
                <text:p>36.082474226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6.9620253164557">
                <text:p>6.9620253164557</text:p>
              </table:table-cell>
              <table:table-cell office:value-type="float" office:value="0.4">
                <text:p>0.4</text:p>
              </table:table-cell>
              <table:table-cell office:value-type="float" office:value="41.2371134020619">
                <text:p>41.2371134020619</text:p>
              </table:table-cell>
              <table:table-cell office:value-type="float" office:value="0.4">
                <text:p>0.4</text:p>
              </table:table-cell>
              <table:table-cell office:value-type="float" office:value="20.8695652173913">
                <text:p>20.869565217391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8.87573964497041">
                <text:p>8.87573964497041</text:p>
              </table:table-cell>
              <table:table-cell office:value-type="float" office:value="0.5">
                <text:p>0.5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0.5">
                <text:p>0.5</text:p>
              </table:table-cell>
              <table:table-cell office:value-type="float" office:value="24.0740740740741">
                <text:p>24.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0.6">
                <text:p>0.6</text:p>
              </table:table-cell>
              <table:table-cell office:value-type="float" office:value="17.4311926605505">
                <text:p>17.431192660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7.45341614906832">
                <text:p>7.45341614906832</text:p>
              </table:table-cell>
              <table:table-cell office:value-type="float" office:value="0.7">
                <text:p>0.7</text:p>
              </table:table-cell>
              <table:table-cell office:value-type="float" office:value="13.2911392405063">
                <text:p>13.2911392405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7.10059171597633">
                <text:p>7.10059171597633</text:p>
              </table:table-cell>
              <table:table-cell office:value-type="float" office:value="0.8">
                <text:p>0.8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5.69620253164557">
                <text:p>5.696202531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87cm" svg:height="11.436cm" xlink:href=".." xlink:type="simple" chart:class="chart:scatter" chart:style-name="ch1">
        <chart:subtitle svg:x="10.391cm" svg:y="0.591cm" chart:style-name="ch2">
          <text:p>AG 0,0</text:p>
        </chart:subtitle>
        <chart:legend chart:legend-position="end" svg:x="20.082cm" svg:y="2.786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73cm" svg:width="18.309cm" svg:height="9.058cm">
          <chartooo:coordinate-region svg:x="1.989cm" svg:y="1.942cm" svg:width="16.879cm" svg:height="8.1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30.3030303030303">
                <text:p>30.3030303030303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13.2911392405063">
                <text:p>13.2911392405063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0.1">
                <text:p>0.1</text:p>
              </table:table-cell>
              <table:table-cell office:value-type="float" office:value="15.4838709677419">
                <text:p>15.48387096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8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9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0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1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2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3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4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5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6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0.526315789473684">
                <text:p>0.526315789473684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3.14465408805031">
                <text:p>3.14465408805031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10.3448275862069">
                <text:p>10.3448275862069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26.7716535433071">
                <text:p>26.7716535433071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35.7142857142857">
                <text:p>35.7142857142857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40.650406504065">
                <text:p>40.650406504065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53.3980582524272">
                <text:p>53.3980582524272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54.7368421052632">
                <text:p>54.7368421052632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46.6666666666667">
                <text:p>46.6666666666667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37.7049180327869">
                <text:p>37.7049180327869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21917808219178">
                <text:p>8.21917808219178</text:p>
              </table:table-cell>
              <table:table-cell office:value-type="float" office:value="0.1">
                <text:p>0.1</text:p>
              </table:table-cell>
              <table:table-cell office:value-type="float" office:value="18.75">
                <text:p>18.75</text:p>
              </table:table-cell>
              <table:table-cell office:value-type="float" office:value="0.1">
                <text:p>0.1</text:p>
              </table:table-cell>
              <table:table-cell office:value-type="float" office:value="42.7480916030534">
                <text:p>42.7480916030534</text:p>
              </table:table-cell>
              <table:table-cell office:value-type="float" office:value="0.1">
                <text:p>0.1</text:p>
              </table:table-cell>
              <table:table-cell office:value-type="float" office:value="59.5419847328244">
                <text:p>59.5419847328244</text:p>
              </table:table-cell>
              <table:table-cell office:value-type="float" office:value="0.1">
                <text:p>0.1</text:p>
              </table:table-cell>
              <table:table-cell office:value-type="float" office:value="58.4">
                <text:p>58.4</text:p>
              </table:table-cell>
              <table:table-cell office:value-type="float" office:value="0.1">
                <text:p>0.1</text:p>
              </table:table-cell>
              <table:table-cell office:value-type="float" office:value="57.8947368421053">
                <text:p>57.8947368421053</text:p>
              </table:table-cell>
              <table:table-cell office:value-type="float" office:value="0.1">
                <text:p>0.1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0.1">
                <text:p>0.1</text:p>
              </table:table-cell>
              <table:table-cell office:value-type="float" office:value="28.0821917808219">
                <text:p>28.082191780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">
                <text:p>0.2</text:p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.2">
                <text:p>0.2</text:p>
              </table:table-cell>
              <table:table-cell office:value-type="float" office:value="35.2459016393443">
                <text:p>35.2459016393443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53.5433070866142">
                <text:p>53.5433070866142</text:p>
              </table:table-cell>
              <table:table-cell office:value-type="float" office:value="0.2">
                <text:p>0.2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0.2">
                <text:p>0.2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17.0731707317073">
                <text:p>17.073170731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3">
                <text:p>0.3</text:p>
              </table:table-cell>
              <table:table-cell office:value-type="float" office:value="23.7762237762238">
                <text:p>23.7762237762238</text:p>
              </table:table-cell>
              <table:table-cell office:value-type="float" office:value="0.3">
                <text:p>0.3</text:p>
              </table:table-cell>
              <table:table-cell office:value-type="float" office:value="42.1487603305785">
                <text:p>42.1487603305785</text:p>
              </table:table-cell>
              <table:table-cell office:value-type="float" office:value="0.3">
                <text:p>0.3</text:p>
              </table:table-cell>
              <table:table-cell office:value-type="float" office:value="46.7289719626168">
                <text:p>46.7289719626168</text:p>
              </table:table-cell>
              <table:table-cell office:value-type="float" office:value="0.3">
                <text:p>0.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34.453781512605">
                <text:p>34.453781512605</text:p>
              </table:table-cell>
              <table:table-cell office:value-type="float" office:value="0.3">
                <text:p>0.3</text:p>
              </table:table-cell>
              <table:table-cell office:value-type="float" office:value="21.3836477987421">
                <text:p>21.383647798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  <table:table-cell office:value-type="float" office:value="22.4">
                <text:p>22.4</text:p>
              </table:table-cell>
              <table:table-cell office:value-type="float" office:value="0.4">
                <text:p>0.4</text:p>
              </table:table-cell>
              <table:table-cell office:value-type="float" office:value="38.0530973451327">
                <text:p>38.0530973451327</text:p>
              </table:table-cell>
              <table:table-cell office:value-type="float" office:value="0.4">
                <text:p>0.4</text:p>
              </table:table-cell>
              <table:table-cell office:value-type="float" office:value="34.2592592592593">
                <text:p>34.2592592592593</text:p>
              </table:table-cell>
              <table:table-cell office:value-type="float" office:value="0.4">
                <text:p>0.4</text:p>
              </table:table-cell>
              <table:table-cell office:value-type="float" office:value="22.9508196721311">
                <text:p>22.9508196721311</text:p>
              </table:table-cell>
              <table:table-cell office:value-type="float" office:value="0.4">
                <text:p>0.4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0.5">
                <text:p>0.5</text:p>
              </table:table-cell>
              <table:table-cell office:value-type="float" office:value="14.9606299212598">
                <text:p>14.9606299212598</text:p>
              </table:table-cell>
              <table:table-cell office:value-type="float" office:value="0.5">
                <text:p>0.5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.5">
                <text:p>0.5</text:p>
              </table:table-cell>
              <table:table-cell office:value-type="float" office:value="26.271186440678">
                <text:p>26.271186440678</text:p>
              </table:table-cell>
              <table:table-cell office:value-type="float" office:value="0.5">
                <text:p>0.5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25">
                <text:p>3.125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7.28476821192053">
                <text:p>7.284768211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0.7">
                <text:p>0.7</text:p>
              </table:table-cell>
              <table:table-cell office:value-type="float" office:value="10.0719424460432">
                <text:p>10.0719424460432</text:p>
              </table:table-cell>
              <table:table-cell office:value-type="float" office:value="0.7">
                <text:p>0.7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18134715025907">
                <text:p>0.51813471502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682cm" svg:y="1.067cm" svg:width="10.49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6.41025641025641">
                <text:p>6.41025641025641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40">
                <text:p>40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47.1153846153846">
                <text:p>47.1153846153846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47.7064220183486">
                <text:p>47.7064220183486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53.7735849056604">
                <text:p>53.7735849056604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0.1">
                <text:p>0.1</text:p>
              </table:table-cell>
              <table:table-cell office:value-type="float" office:value="15.3284671532847">
                <text:p>15.3284671532847</text:p>
              </table:table-cell>
              <table:table-cell office:value-type="float" office:value="0.1">
                <text:p>0.1</text:p>
              </table:table-cell>
              <table:table-cell office:value-type="float" office:value="40.3508771929825">
                <text:p>40.3508771929825</text:p>
              </table:table-cell>
              <table:table-cell office:value-type="float" office:value="0.1">
                <text:p>0.1</text:p>
              </table:table-cell>
              <table:table-cell office:value-type="float" office:value="60.9090909090909">
                <text:p>60.9090909090909</text:p>
              </table:table-cell>
              <table:table-cell office:value-type="float" office:value="0.1">
                <text:p>0.1</text:p>
              </table:table-cell>
              <table:table-cell office:value-type="float" office:value="62.5">
                <text:p>62.5</text:p>
              </table:table-cell>
              <table:table-cell office:value-type="float" office:value="0.1">
                <text:p>0.1</text:p>
              </table:table-cell>
              <table:table-cell office:value-type="float" office:value="57.4257425742574">
                <text:p>57.425742574257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2">
                <text:p>0.2</text:p>
              </table:table-cell>
              <table:table-cell office:value-type="float" office:value="28.6885245901639">
                <text:p>28.6885245901639</text:p>
              </table:table-cell>
              <table:table-cell office:value-type="float" office:value="0.2">
                <text:p>0.2</text:p>
              </table:table-cell>
              <table:table-cell office:value-type="float" office:value="72.1311475409836">
                <text:p>72.1311475409836</text:p>
              </table:table-cell>
              <table:table-cell office:value-type="float" office:value="0.2">
                <text:p>0.2</text:p>
              </table:table-cell>
              <table:table-cell office:value-type="float" office:value="56.5656565656566">
                <text:p>56.5656565656566</text:p>
              </table:table-cell>
              <table:table-cell office:value-type="float" office:value="0.2">
                <text:p>0.2</text:p>
              </table:table-cell>
              <table:table-cell office:value-type="float" office:value="49.1071428571429">
                <text:p>49.1071428571429</text:p>
              </table:table-cell>
              <table:table-cell office:value-type="float" office:value="0.2">
                <text:p>0.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3">
                <text:p>0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3">
                <text:p>0.3</text:p>
              </table:table-cell>
              <table:table-cell office:value-type="float" office:value="54.7169811320755">
                <text:p>54.7169811320755</text:p>
              </table:table-cell>
              <table:table-cell office:value-type="float" office:value="0.3">
                <text:p>0.3</text:p>
              </table:table-cell>
              <table:table-cell office:value-type="float" office:value="32.4074074074074">
                <text:p>32.4074074074074</text:p>
              </table:table-cell>
              <table:table-cell office:value-type="float" office:value="0.3">
                <text:p>0.3</text:p>
              </table:table-cell>
              <table:table-cell office:value-type="float" office:value="14.5569620253165">
                <text:p>14.556962025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4.8623853211009">
                <text:p>34.8623853211009</text:p>
              </table:table-cell>
              <table:table-cell office:value-type="float" office:value="0.4">
                <text:p>0.4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0.4">
                <text:p>0.4</text:p>
              </table:table-cell>
              <table:table-cell office:value-type="float" office:value="23.9669421487603">
                <text:p>23.9669421487603</text:p>
              </table:table-cell>
              <table:table-cell office:value-type="float" office:value="0.4">
                <text:p>0.4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  <table:table-cell office:value-type="float" office:value="0.5">
                <text:p>0.5</text:p>
              </table:table-cell>
              <table:table-cell office:value-type="float" office:value="21.9047619047619">
                <text:p>21.9047619047619</text:p>
              </table:table-cell>
              <table:table-cell office:value-type="float" office:value="0.5">
                <text:p>0.5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0.5">
                <text:p>0.5</text:p>
              </table:table-cell>
              <table:table-cell office:value-type="float" office:value="15.2317880794702">
                <text:p>15.231788079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  <table:table-cell office:value-type="float" office:value="0.6">
                <text:p>0.6</text:p>
              </table:table-cell>
              <table:table-cell office:value-type="float" office:value="13.28125">
                <text:p>13.28125</text:p>
              </table:table-cell>
              <table:table-cell office:value-type="float" office:value="0.6">
                <text:p>0.6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0.7">
                <text:p>0.7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